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723cm"/>
    </style:style>
    <style:style style:name="co3" style:family="table-column">
      <style:table-column-properties fo:break-before="auto" style:column-width="6.98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2.595cm"/>
    </style:style>
    <style:style style:name="co9" style:family="table-column">
      <style:table-column-properties fo:break-before="auto" style:column-width="1.261cm"/>
    </style:style>
    <style:style style:name="co10" style:family="table-column">
      <style:table-column-properties fo:break-before="auto" style:column-width="3.05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unicip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dimuni</text:p>
          </table:table-cell>
          <table:table-cell office:value-type="string" calcext:value-type="string">
            <text:p>nommuni</text:p>
          </table:table-cell>
          <table:table-cell office:value-type="string" calcext:value-type="string">
            <text:p>areaofi</text:p>
          </table:table-cell>
          <table:table-cell office:value-type="string" calcext:value-type="string">
            <text:p>areapol</text:p>
          </table:table-cell>
          <table:table-cell office:value-type="string" calcext:value-type="string">
            <text:p>codicomar</text:p>
          </table:table-cell>
          <table:table-cell office:value-type="string" calcext:value-type="string">
            <text:p>codiprov</text:p>
          </table:table-cell>
          <table:table-cell office:value-type="string" calcext:value-type="string">
            <text:p>validde</text:p>
          </table:table-cell>
          <table:table-cell office:value-type="string" calcext:value-type="string">
            <text:p>dataalta</text:p>
          </table:table-cell>
          <table:table-cell office:value-type="string" calcext:value-type="string">
            <text:p>habitants</text:p>
          </table:table-cell>
          <table:table-cell office:value-type="string" calcext:value-type="string">
            <text:p>altitud</text:p>
          </table:table-cell>
          <table:table-cell office:value-type="string" calcext:value-type="string">
            <text:p>nomcoma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18" calcext:value-type="float">
            <text:p>80018</text:p>
          </table:table-cell>
          <table:table-cell office:value-type="string" calcext:value-type="string">
            <text:p>Abrer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9.966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10244" calcext:value-type="float">
            <text:p>1024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aix Llobrega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23" calcext:value-type="float">
            <text:p>80023</text:p>
          </table:table-cell>
          <table:table-cell office:value-type="string" calcext:value-type="string">
            <text:p>Aguilar de Segarra</text:p>
          </table:table-cell>
          <table:table-cell table:number-columns-repeated="2" office:value-type="string" calcext:value-type="string">
            <text:p>43.219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160727" calcext:value-type="float">
            <text:p>20160727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50" calcext:value-type="float">
            <text:p>25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Bag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39" calcext:value-type="float">
            <text:p>80039</text:p>
          </table:table-cell>
          <table:table-cell office:value-type="string" calcext:value-type="string">
            <text:p>Alell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.619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9013" calcext:value-type="float">
            <text:p>901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aresm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44" calcext:value-type="float">
            <text:p>80044</text:p>
          </table:table-cell>
          <table:table-cell office:value-type="string" calcext:value-type="string">
            <text:p>Alpens</text:p>
          </table:table-cell>
          <table:table-cell table:number-columns-repeated="2" office:value-type="string" calcext:value-type="string">
            <text:p>13.778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171213" calcext:value-type="float">
            <text:p>20171213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307" calcext:value-type="float">
            <text:p>307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Oso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57" calcext:value-type="float">
            <text:p>80057</text:p>
          </table:table-cell>
          <table:table-cell office:value-type="string" calcext:value-type="string">
            <text:p>l'Ametlla del Vallè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4.025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7517" calcext:value-type="float">
            <text:p>751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Vallès Orienta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60" calcext:value-type="float">
            <text:p>80060</text:p>
          </table:table-cell>
          <table:table-cell office:value-type="string" calcext:value-type="string">
            <text:p>Arenys de Ma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.472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4016" calcext:value-type="float">
            <text:p>140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resm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76" calcext:value-type="float">
            <text:p>80076</text:p>
          </table:table-cell>
          <table:table-cell office:value-type="string" calcext:value-type="string">
            <text:p>Arenys de Mun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1.681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7721" calcext:value-type="float">
            <text:p>772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aresm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82" calcext:value-type="float">
            <text:p>80082</text:p>
          </table:table-cell>
          <table:table-cell office:value-type="string" calcext:value-type="string">
            <text:p>Argençol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7.382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09" calcext:value-type="float">
            <text:p>209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Anoi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95" calcext:value-type="float">
            <text:p>80095</text:p>
          </table:table-cell>
          <table:table-cell office:value-type="string" calcext:value-type="string">
            <text:p>Argenton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5.317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1161" calcext:value-type="float">
            <text:p>1116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aresm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109" calcext:value-type="float">
            <text:p>80109</text:p>
          </table:table-cell>
          <table:table-cell office:value-type="string" calcext:value-type="string">
            <text:p>Arté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8.073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072" calcext:value-type="float">
            <text:p>5072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Bag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116" calcext:value-type="float">
            <text:p>80116</text:p>
          </table:table-cell>
          <table:table-cell office:value-type="string" calcext:value-type="string">
            <text:p>Avià</text:p>
          </table:table-cell>
          <table:table-cell table:number-columns-repeated="2" office:value-type="string" calcext:value-type="string">
            <text:p>27.168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170426" calcext:value-type="float">
            <text:p>2017042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058" calcext:value-type="float">
            <text:p>205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Berguedà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121" calcext:value-type="float">
            <text:p>80121</text:p>
          </table:table-cell>
          <table:table-cell office:value-type="string" calcext:value-type="string">
            <text:p>Avinyó</text:p>
          </table:table-cell>
          <table:table-cell table:number-columns-repeated="2" office:value-type="string" calcext:value-type="string">
            <text:p>63.56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170726" calcext:value-type="float">
            <text:p>2017072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122" calcext:value-type="float">
            <text:p>2122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Bage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137" calcext:value-type="float">
            <text:p>80137</text:p>
          </table:table-cell>
          <table:table-cell office:value-type="string" calcext:value-type="string">
            <text:p>Avinyonet del Penedè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9.147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591" calcext:value-type="float">
            <text:p>1591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Alt Penedè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142" calcext:value-type="float">
            <text:p>80142</text:p>
          </table:table-cell>
          <table:table-cell office:value-type="string" calcext:value-type="string">
            <text:p>Aiguafreda</text:p>
          </table:table-cell>
          <table:table-cell table:number-columns-repeated="2" office:value-type="string" calcext:value-type="string">
            <text:p>7.9335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0150429" calcext:value-type="float">
            <text:p>20150429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373" calcext:value-type="float">
            <text:p>2373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Vallès Orienta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155" calcext:value-type="float">
            <text:p>80155</text:p>
          </table:table-cell>
          <table:table-cell office:value-type="string" calcext:value-type="string">
            <text:p>Badalon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1.098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21520" calcext:value-type="float">
            <text:p>2215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rcelonè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168" calcext:value-type="float">
            <text:p>80168</text:p>
          </table:table-cell>
          <table:table-cell office:value-type="string" calcext:value-type="string">
            <text:p>Bagà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3.029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178" calcext:value-type="float">
            <text:p>2178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Berguedà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174" calcext:value-type="float">
            <text:p>80174</text:p>
          </table:table-cell>
          <table:table-cell office:value-type="string" calcext:value-type="string">
            <text:p>Balenyà</text:p>
          </table:table-cell>
          <table:table-cell table:number-columns-repeated="2" office:value-type="string" calcext:value-type="string">
            <text:p>17.235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160505" calcext:value-type="float">
            <text:p>20160505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479" calcext:value-type="float">
            <text:p>3479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Oson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180" calcext:value-type="float">
            <text:p>80180</text:p>
          </table:table-cell>
          <table:table-cell office:value-type="string" calcext:value-type="string">
            <text:p>Balsare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6.678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310" calcext:value-type="float">
            <text:p>3310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Bage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193" calcext:value-type="float">
            <text:p>80193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01.720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605602" calcext:value-type="float">
            <text:p>16056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rcelonè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207" calcext:value-type="float">
            <text:p>80207</text:p>
          </table:table-cell>
          <table:table-cell office:value-type="string" calcext:value-type="string">
            <text:p>Begu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0.430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5699" calcext:value-type="float">
            <text:p>569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Baix Llobrega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0214" calcext:value-type="float">
            <text:p>80214</text:p>
          </table:table-cell>
          <table:table-cell office:value-type="string" calcext:value-type="string">
            <text:p>Bellpra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1.163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99" calcext:value-type="float">
            <text:p>99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Anoi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0229" calcext:value-type="float">
            <text:p>80229</text:p>
          </table:table-cell>
          <table:table-cell office:value-type="string" calcext:value-type="string">
            <text:p>Berga</text:p>
          </table:table-cell>
          <table:table-cell table:number-columns-repeated="2" office:value-type="string" calcext:value-type="string">
            <text:p>22.375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170426" calcext:value-type="float">
            <text:p>2017042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6457" calcext:value-type="float">
            <text:p>16457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Berguedà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0235" calcext:value-type="float">
            <text:p>80235</text:p>
          </table:table-cell>
          <table:table-cell office:value-type="string" calcext:value-type="string">
            <text:p>Bigues i Riell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8.6665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7564" calcext:value-type="float">
            <text:p>756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Vallès Orienta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0240" calcext:value-type="float">
            <text:p>80240</text:p>
          </table:table-cell>
          <table:table-cell office:value-type="string" calcext:value-type="string">
            <text:p>Borredà</text:p>
          </table:table-cell>
          <table:table-cell table:number-columns-repeated="2" office:value-type="string" calcext:value-type="string">
            <text:p>43.375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160727" calcext:value-type="float">
            <text:p>20160727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30" calcext:value-type="float">
            <text:p>530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Berguedà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253" calcext:value-type="float">
            <text:p>80253</text:p>
          </table:table-cell>
          <table:table-cell office:value-type="string" calcext:value-type="string">
            <text:p>el Bru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7.38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655" calcext:value-type="float">
            <text:p>1655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Anoi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0266" calcext:value-type="float">
            <text:p>80266</text:p>
          </table:table-cell>
          <table:table-cell office:value-type="string" calcext:value-type="string">
            <text:p>el Brull</text:p>
          </table:table-cell>
          <table:table-cell table:number-columns-repeated="2" office:value-type="string" calcext:value-type="string">
            <text:p>41.155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141022" calcext:value-type="float">
            <text:p>20141022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19" calcext:value-type="float">
            <text:p>219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Oson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0272" calcext:value-type="float">
            <text:p>80272</text:p>
          </table:table-cell>
          <table:table-cell office:value-type="string" calcext:value-type="string">
            <text:p>les Cabany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.150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791" calcext:value-type="float">
            <text:p>79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lt Penedè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0288" calcext:value-type="float">
            <text:p>80288</text:p>
          </table:table-cell>
          <table:table-cell office:value-type="string" calcext:value-type="string">
            <text:p>Cabrera d'Anoia</text:p>
          </table:table-cell>
          <table:table-cell table:number-columns-repeated="2" office:value-type="string" calcext:value-type="string">
            <text:p>17.082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130529" calcext:value-type="float">
            <text:p>20130529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059" calcext:value-type="float">
            <text:p>1059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Anoi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0291" calcext:value-type="float">
            <text:p>80291</text:p>
          </table:table-cell>
          <table:table-cell office:value-type="string" calcext:value-type="string">
            <text:p>Cabrera de Ma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.935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174" calcext:value-type="float">
            <text:p>417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aresm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305" calcext:value-type="float">
            <text:p>80305</text:p>
          </table:table-cell>
          <table:table-cell office:value-type="string" calcext:value-type="string">
            <text:p>Cabrils</text:p>
          </table:table-cell>
          <table:table-cell office:value-type="string" calcext:value-type="string">
            <text:p>NULL</text:p>
          </table:table-cell>
          <table:table-cell office:value-type="float" office:value="6963" calcext:value-type="float">
            <text:p>696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6536" calcext:value-type="float">
            <text:p>653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aresm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0312" calcext:value-type="float">
            <text:p>80312</text:p>
          </table:table-cell>
          <table:table-cell office:value-type="string" calcext:value-type="string">
            <text:p>Cala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.244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352" calcext:value-type="float">
            <text:p>335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Anoi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0327" calcext:value-type="float">
            <text:p>80327</text:p>
          </table:table-cell>
          <table:table-cell office:value-type="string" calcext:value-type="string">
            <text:p>Caldes d'Estra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.846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607" calcext:value-type="float">
            <text:p>260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resm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0333" calcext:value-type="float">
            <text:p>80333</text:p>
          </table:table-cell>
          <table:table-cell office:value-type="string" calcext:value-type="string">
            <text:p>Caldes de Montbu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7.512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5941" calcext:value-type="float">
            <text:p>1594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Vallès Oriental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0348" calcext:value-type="float">
            <text:p>80348</text:p>
          </table:table-cell>
          <table:table-cell office:value-type="string" calcext:value-type="string">
            <text:p>Calders</text:p>
          </table:table-cell>
          <table:table-cell table:number-columns-repeated="2" office:value-type="string" calcext:value-type="string">
            <text:p>32.991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0160727" calcext:value-type="float">
            <text:p>20160727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833" calcext:value-type="float">
            <text:p>833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Moianè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351" calcext:value-type="float">
            <text:p>80351</text:p>
          </table:table-cell>
          <table:table-cell office:value-type="string" calcext:value-type="string">
            <text:p>Calell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.010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17673" calcext:value-type="float">
            <text:p>176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esm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0364" calcext:value-type="float">
            <text:p>80364</text:p>
          </table:table-cell>
          <table:table-cell office:value-type="string" calcext:value-type="string">
            <text:p>Calonge de Segarra</text:p>
          </table:table-cell>
          <table:table-cell table:number-columns-repeated="2" office:value-type="string" calcext:value-type="string">
            <text:p>37.1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141022" calcext:value-type="float">
            <text:p>20141022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05" calcext:value-type="float">
            <text:p>205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Anoi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0370" calcext:value-type="float">
            <text:p>80370</text:p>
          </table:table-cell>
          <table:table-cell office:value-type="string" calcext:value-type="string">
            <text:p>Calldetenes</text:p>
          </table:table-cell>
          <table:table-cell table:number-columns-repeated="2" office:value-type="string" calcext:value-type="string">
            <text:p>5.7153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160505" calcext:value-type="float">
            <text:p>20160505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214" calcext:value-type="float">
            <text:p>2214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Oson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0386" calcext:value-type="float">
            <text:p>80386</text:p>
          </table:table-cell>
          <table:table-cell office:value-type="string" calcext:value-type="string">
            <text:p>Callús</text:p>
          </table:table-cell>
          <table:table-cell office:value-type="string" calcext:value-type="string">
            <text:p>12.3870</text:p>
          </table:table-cell>
          <table:table-cell office:value-type="float" office:value="12387" calcext:value-type="float">
            <text:p>1238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160505" calcext:value-type="float">
            <text:p>20160505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577" calcext:value-type="float">
            <text:p>1577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Bage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399" calcext:value-type="float">
            <text:p>80399</text:p>
          </table:table-cell>
          <table:table-cell office:value-type="string" calcext:value-type="string">
            <text:p>Campin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.3028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63" calcext:value-type="float">
            <text:p>363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Vallès Oriental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403" calcext:value-type="float">
            <text:p>80403</text:p>
          </table:table-cell>
          <table:table-cell office:value-type="string" calcext:value-type="string">
            <text:p>Canet de Ma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.536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2766" calcext:value-type="float">
            <text:p>1276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resm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0410" calcext:value-type="float">
            <text:p>80410</text:p>
          </table:table-cell>
          <table:table-cell office:value-type="string" calcext:value-type="string">
            <text:p>Canovell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.8042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5012" calcext:value-type="float">
            <text:p>15012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Vallès Orienta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0425" calcext:value-type="float">
            <text:p>80425</text:p>
          </table:table-cell>
          <table:table-cell office:value-type="string" calcext:value-type="string">
            <text:p>Cànoves i Samalú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9.1378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2490" calcext:value-type="float">
            <text:p>249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Vallès Oriental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0431" calcext:value-type="float">
            <text:p>80431</text:p>
          </table:table-cell>
          <table:table-cell office:value-type="string" calcext:value-type="string">
            <text:p>Canyell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4.053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440" calcext:value-type="float">
            <text:p>344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Garraf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0446" calcext:value-type="float">
            <text:p>80446</text:p>
          </table:table-cell>
          <table:table-cell office:value-type="string" calcext:value-type="string">
            <text:p>Capellades</text:p>
          </table:table-cell>
          <table:table-cell table:number-columns-repeated="2" office:value-type="string" calcext:value-type="string">
            <text:p>2.9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101215" calcext:value-type="float">
            <text:p>20101215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383" calcext:value-type="float">
            <text:p>5383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i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0459" calcext:value-type="float">
            <text:p>80459</text:p>
          </table:table-cell>
          <table:table-cell office:value-type="string" calcext:value-type="string">
            <text:p>Capola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4.347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72" calcext:value-type="float">
            <text:p>7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Berguedà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0462" calcext:value-type="float">
            <text:p>80462</text:p>
          </table:table-cell>
          <table:table-cell office:value-type="string" calcext:value-type="string">
            <text:p>Cardedeu</text:p>
          </table:table-cell>
          <table:table-cell office:value-type="string" calcext:value-type="string">
            <text:p>NULL</text:p>
          </table:table-cell>
          <table:table-cell office:value-type="float" office:value="12279" calcext:value-type="float">
            <text:p>12279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5561" calcext:value-type="float">
            <text:p>1556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Vallès Orienta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0478" calcext:value-type="float">
            <text:p>80478</text:p>
          </table:table-cell>
          <table:table-cell office:value-type="string" calcext:value-type="string">
            <text:p>Cardona</text:p>
          </table:table-cell>
          <table:table-cell table:number-columns-repeated="2" office:value-type="string" calcext:value-type="string">
            <text:p>66.392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160505" calcext:value-type="float">
            <text:p>20160505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226" calcext:value-type="float">
            <text:p>5226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Bages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0484" calcext:value-type="float">
            <text:p>80484</text:p>
          </table:table-cell>
          <table:table-cell office:value-type="string" calcext:value-type="string">
            <text:p>Carme</text:p>
          </table:table-cell>
          <table:table-cell office:value-type="string" calcext:value-type="string">
            <text:p>11.3250</text:p>
          </table:table-cell>
          <table:table-cell office:value-type="float" office:value="11325" calcext:value-type="float">
            <text:p>1132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160505" calcext:value-type="float">
            <text:p>20160505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752" calcext:value-type="float">
            <text:p>75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Anoi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0497" calcext:value-type="float">
            <text:p>80497</text:p>
          </table:table-cell>
          <table:table-cell office:value-type="string" calcext:value-type="string">
            <text:p>Casser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9.170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586" calcext:value-type="float">
            <text:p>1586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Berguedà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500" calcext:value-type="float">
            <text:p>80500</text:p>
          </table:table-cell>
          <table:table-cell office:value-type="string" calcext:value-type="string">
            <text:p>Castellar del Riu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2.859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148" calcext:value-type="float">
            <text:p>148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Berguedà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0517" calcext:value-type="float">
            <text:p>80517</text:p>
          </table:table-cell>
          <table:table-cell office:value-type="string" calcext:value-type="string">
            <text:p>Castellar del Vallès</text:p>
          </table:table-cell>
          <table:table-cell table:number-columns-repeated="2" office:value-type="string" calcext:value-type="string">
            <text:p>45.0705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0170426" calcext:value-type="float">
            <text:p>2017042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1335" calcext:value-type="float">
            <text:p>21335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Vallès Occidental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0522" calcext:value-type="float">
            <text:p>80522</text:p>
          </table:table-cell>
          <table:table-cell office:value-type="string" calcext:value-type="string">
            <text:p>Castellar de n'Hug</text:p>
          </table:table-cell>
          <table:table-cell table:number-columns-repeated="2" office:value-type="string" calcext:value-type="string">
            <text:p>46.852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170726" calcext:value-type="float">
            <text:p>2017072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98" calcext:value-type="float">
            <text:p>198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Berguedà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0538" calcext:value-type="float">
            <text:p>80538</text:p>
          </table:table-cell>
          <table:table-cell office:value-type="string" calcext:value-type="string">
            <text:p>Castellbell i el Vilar</text:p>
          </table:table-cell>
          <table:table-cell table:number-columns-repeated="2" office:value-type="string" calcext:value-type="string">
            <text:p>28.465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170726" calcext:value-type="float">
            <text:p>2017072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369" calcext:value-type="float">
            <text:p>3369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Bage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0543" calcext:value-type="float">
            <text:p>80543</text:p>
          </table:table-cell>
          <table:table-cell office:value-type="string" calcext:value-type="string">
            <text:p>Castellbisbal</text:p>
          </table:table-cell>
          <table:table-cell table:number-columns-repeated="2" office:value-type="string" calcext:value-type="string">
            <text:p>30.9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0111214" calcext:value-type="float">
            <text:p>20111214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1272" calcext:value-type="float">
            <text:p>1127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Vallès Occidenta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0556" calcext:value-type="float">
            <text:p>80556</text:p>
          </table:table-cell>
          <table:table-cell office:value-type="string" calcext:value-type="string">
            <text:p>Castellcir</text:p>
          </table:table-cell>
          <table:table-cell table:number-columns-repeated="2" office:value-type="string" calcext:value-type="string">
            <text:p>33.9376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0171213" calcext:value-type="float">
            <text:p>20171213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575" calcext:value-type="float">
            <text:p>575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Moianè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0569" calcext:value-type="float">
            <text:p>80569</text:p>
          </table:table-cell>
          <table:table-cell office:value-type="string" calcext:value-type="string">
            <text:p>Castelldefel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3.024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8663" calcext:value-type="float">
            <text:p>586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ix Llobrega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0575" calcext:value-type="float">
            <text:p>80575</text:p>
          </table:table-cell>
          <table:table-cell office:value-type="string" calcext:value-type="string">
            <text:p>Castell de l'Areny</text:p>
          </table:table-cell>
          <table:table-cell table:number-columns-repeated="2" office:value-type="string" calcext:value-type="string">
            <text:p>24.598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170726" calcext:value-type="float">
            <text:p>2017072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68" calcext:value-type="float">
            <text:p>68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Berguedà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0581" calcext:value-type="float">
            <text:p>80581</text:p>
          </table:table-cell>
          <table:table-cell office:value-type="string" calcext:value-type="string">
            <text:p>Castellet i la Gornal</text:p>
          </table:table-cell>
          <table:table-cell office:value-type="string" calcext:value-type="string">
            <text:p>NULL</text:p>
          </table:table-cell>
          <table:table-cell office:value-type="float" office:value="46885" calcext:value-type="float">
            <text:p>4688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919" calcext:value-type="float">
            <text:p>191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t Penedès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0594" calcext:value-type="float">
            <text:p>80594</text:p>
          </table:table-cell>
          <table:table-cell office:value-type="string" calcext:value-type="string">
            <text:p>Castellfollit del Boix</text:p>
          </table:table-cell>
          <table:table-cell table:number-columns-repeated="2" office:value-type="string" calcext:value-type="string">
            <text:p>59.355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160505" calcext:value-type="float">
            <text:p>20160505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07" calcext:value-type="float">
            <text:p>407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Bage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608" calcext:value-type="float">
            <text:p>80608</text:p>
          </table:table-cell>
          <table:table-cell office:value-type="string" calcext:value-type="string">
            <text:p>Castellfollit de Riubregós</text:p>
          </table:table-cell>
          <table:table-cell table:number-columns-repeated="2" office:value-type="string" calcext:value-type="string">
            <text:p>26.278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141022" calcext:value-type="float">
            <text:p>20141022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01" calcext:value-type="float">
            <text:p>201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Anoi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0615" calcext:value-type="float">
            <text:p>80615</text:p>
          </table:table-cell>
          <table:table-cell office:value-type="string" calcext:value-type="string">
            <text:p>Castellgalí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7.155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436" calcext:value-type="float">
            <text:p>143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ag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0620" calcext:value-type="float">
            <text:p>80620</text:p>
          </table:table-cell>
          <table:table-cell office:value-type="string" calcext:value-type="string">
            <text:p>Castellnou de Bages</text:p>
          </table:table-cell>
          <table:table-cell office:value-type="string" calcext:value-type="string">
            <text:p>29.1210</text:p>
          </table:table-cell>
          <table:table-cell office:value-type="float" office:value="29121" calcext:value-type="float">
            <text:p>2912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160505" calcext:value-type="float">
            <text:p>20160505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837" calcext:value-type="float">
            <text:p>837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Bages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0636" calcext:value-type="float">
            <text:p>80636</text:p>
          </table:table-cell>
          <table:table-cell office:value-type="string" calcext:value-type="string">
            <text:p>Castellolí</text:p>
          </table:table-cell>
          <table:table-cell table:number-columns-repeated="2" office:value-type="string" calcext:value-type="string">
            <text:p>25.3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60" calcext:value-type="float">
            <text:p>460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Anoi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0641" calcext:value-type="float">
            <text:p>80641</text:p>
          </table:table-cell>
          <table:table-cell office:value-type="string" calcext:value-type="string">
            <text:p>Castellterçol</text:p>
          </table:table-cell>
          <table:table-cell table:number-columns-repeated="2" office:value-type="string" calcext:value-type="string">
            <text:p>31.942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0171213" calcext:value-type="float">
            <text:p>20171213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2202" calcext:value-type="float">
            <text:p>2202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Moianès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0654" calcext:value-type="float">
            <text:p>80654</text:p>
          </table:table-cell>
          <table:table-cell office:value-type="string" calcext:value-type="string">
            <text:p>Castellví de la Marc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8.682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603" calcext:value-type="float">
            <text:p>1603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Alt Penedè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0667" calcext:value-type="float">
            <text:p>80667</text:p>
          </table:table-cell>
          <table:table-cell office:value-type="string" calcext:value-type="string">
            <text:p>Castellví de Rosanes</text:p>
          </table:table-cell>
          <table:table-cell office:value-type="string" calcext:value-type="string">
            <text:p>NULL</text:p>
          </table:table-cell>
          <table:table-cell office:value-type="float" office:value="16392" calcext:value-type="float">
            <text:p>1639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1505" calcext:value-type="float">
            <text:p>1505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Baix Llobregat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673" calcext:value-type="float">
            <text:p>80673</text:p>
          </table:table-cell>
          <table:table-cell office:value-type="string" calcext:value-type="string">
            <text:p>Centelles</text:p>
          </table:table-cell>
          <table:table-cell table:number-columns-repeated="2" office:value-type="string" calcext:value-type="string">
            <text:p>15.339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150429" calcext:value-type="float">
            <text:p>20150429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6671" calcext:value-type="float">
            <text:p>6671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Osona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0689" calcext:value-type="float">
            <text:p>80689</text:p>
          </table:table-cell>
          <table:table-cell office:value-type="string" calcext:value-type="string">
            <text:p>Cervell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.085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7674" calcext:value-type="float">
            <text:p>767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aix Llobregat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0692" calcext:value-type="float">
            <text:p>80692</text:p>
          </table:table-cell>
          <table:table-cell office:value-type="string" calcext:value-type="string">
            <text:p>Collbató</text:p>
          </table:table-cell>
          <table:table-cell table:number-columns-repeated="2" office:value-type="string" calcext:value-type="string">
            <text:p>18.0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0111214" calcext:value-type="float">
            <text:p>20111214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576" calcext:value-type="float">
            <text:p>3576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Baix Llobregat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0706" calcext:value-type="float">
            <text:p>80706</text:p>
          </table:table-cell>
          <table:table-cell office:value-type="string" calcext:value-type="string">
            <text:p>Collsuspina</text:p>
          </table:table-cell>
          <table:table-cell table:number-columns-repeated="2" office:value-type="string" calcext:value-type="string">
            <text:p>15.1276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0160505" calcext:value-type="float">
            <text:p>20160505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16" calcext:value-type="float">
            <text:p>316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Moianè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0713" calcext:value-type="float">
            <text:p>80713</text:p>
          </table:table-cell>
          <table:table-cell office:value-type="string" calcext:value-type="string">
            <text:p>Copons</text:p>
          </table:table-cell>
          <table:table-cell table:number-columns-repeated="2" office:value-type="string" calcext:value-type="string">
            <text:p>18.6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111214" calcext:value-type="float">
            <text:p>20111214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89" calcext:value-type="float">
            <text:p>289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Anoia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0728" calcext:value-type="float">
            <text:p>80728</text:p>
          </table:table-cell>
          <table:table-cell office:value-type="string" calcext:value-type="string">
            <text:p>Corbera de Llobrega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8.335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12805" calcext:value-type="float">
            <text:p>12805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Baix Llobregat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0734" calcext:value-type="float">
            <text:p>80734</text:p>
          </table:table-cell>
          <table:table-cell office:value-type="string" calcext:value-type="string">
            <text:p>Cornellà de Llobrega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.987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84289" calcext:value-type="float">
            <text:p>8428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aix Llobregat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0749" calcext:value-type="float">
            <text:p>80749</text:p>
          </table:table-cell>
          <table:table-cell office:value-type="string" calcext:value-type="string">
            <text:p>Cubell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3.544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1835" calcext:value-type="float">
            <text:p>118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arraf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0752" calcext:value-type="float">
            <text:p>80752</text:p>
          </table:table-cell>
          <table:table-cell office:value-type="string" calcext:value-type="string">
            <text:p>Dosriu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0.632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469" calcext:value-type="float">
            <text:p>446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aresm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0765" calcext:value-type="float">
            <text:p>80765</text:p>
          </table:table-cell>
          <table:table-cell office:value-type="string" calcext:value-type="string">
            <text:p>Esparreguera</text:p>
          </table:table-cell>
          <table:table-cell table:number-columns-repeated="2" office:value-type="string" calcext:value-type="string">
            <text:p>27.30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0160505" calcext:value-type="float">
            <text:p>20160505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1145" calcext:value-type="float">
            <text:p>21145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Baix Llobregat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0771" calcext:value-type="float">
            <text:p>80771</text:p>
          </table:table-cell>
          <table:table-cell office:value-type="string" calcext:value-type="string">
            <text:p>Esplugues de Llobrega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.498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6808" calcext:value-type="float">
            <text:p>468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aix Llobregat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0787" calcext:value-type="float">
            <text:p>80787</text:p>
          </table:table-cell>
          <table:table-cell office:value-type="string" calcext:value-type="string">
            <text:p>l'Espunyola</text:p>
          </table:table-cell>
          <table:table-cell office:value-type="string" calcext:value-type="string">
            <text:p>NULL</text:p>
          </table:table-cell>
          <table:table-cell office:value-type="float" office:value="35684" calcext:value-type="float">
            <text:p>3568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272" calcext:value-type="float">
            <text:p>272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Berguedà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0790" calcext:value-type="float">
            <text:p>80790</text:p>
          </table:table-cell>
          <table:table-cell office:value-type="string" calcext:value-type="string">
            <text:p>l'Estany</text:p>
          </table:table-cell>
          <table:table-cell table:number-columns-repeated="2" office:value-type="string" calcext:value-type="string">
            <text:p>10.2438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0160505" calcext:value-type="float">
            <text:p>20160505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83" calcext:value-type="float">
            <text:p>383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Moianè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0804" calcext:value-type="float">
            <text:p>80804</text:p>
          </table:table-cell>
          <table:table-cell office:value-type="string" calcext:value-type="string">
            <text:p>Fígols</text:p>
          </table:table-cell>
          <table:table-cell table:number-columns-repeated="2" office:value-type="string" calcext:value-type="string">
            <text:p>29.392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170726" calcext:value-type="float">
            <text:p>2017072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2" calcext:value-type="float">
            <text:p>42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Berguedà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0811" calcext:value-type="float">
            <text:p>80811</text:p>
          </table:table-cell>
          <table:table-cell office:value-type="string" calcext:value-type="string">
            <text:p>Fogars de Montclús</text:p>
          </table:table-cell>
          <table:table-cell office:value-type="string" calcext:value-type="string">
            <text:p>NULL</text:p>
          </table:table-cell>
          <table:table-cell office:value-type="float" office:value="40164" calcext:value-type="float">
            <text:p>4016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37" calcext:value-type="float">
            <text:p>437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Vallès Oriental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0826" calcext:value-type="float">
            <text:p>80826</text:p>
          </table:table-cell>
          <table:table-cell office:value-type="string" calcext:value-type="string">
            <text:p>Fogars de la Selva</text:p>
          </table:table-cell>
          <table:table-cell office:value-type="string" calcext:value-type="string">
            <text:p>NULL</text:p>
          </table:table-cell>
          <table:table-cell office:value-type="float" office:value="32171" calcext:value-type="float">
            <text:p>32171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338" calcext:value-type="float">
            <text:p>133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lva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0832" calcext:value-type="float">
            <text:p>80832</text:p>
          </table:table-cell>
          <table:table-cell office:value-type="string" calcext:value-type="string">
            <text:p>Folguerol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0.9463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983" calcext:value-type="float">
            <text:p>1983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Osona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0847" calcext:value-type="float">
            <text:p>80847</text:p>
          </table:table-cell>
          <table:table-cell office:value-type="string" calcext:value-type="string">
            <text:p>Fonollosa</text:p>
          </table:table-cell>
          <table:table-cell table:number-columns-repeated="2" office:value-type="string" calcext:value-type="string">
            <text:p>52.479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170726" calcext:value-type="float">
            <text:p>2017072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280" calcext:value-type="float">
            <text:p>1280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Bage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0850" calcext:value-type="float">
            <text:p>80850</text:p>
          </table:table-cell>
          <table:table-cell office:value-type="string" calcext:value-type="string">
            <text:p>Font-rubí</text:p>
          </table:table-cell>
          <table:table-cell office:value-type="string" calcext:value-type="string">
            <text:p>NULL</text:p>
          </table:table-cell>
          <table:table-cell office:value-type="float" office:value="37134" calcext:value-type="float">
            <text:p>3713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394" calcext:value-type="float">
            <text:p>1394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Alt Penedès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0863" calcext:value-type="float">
            <text:p>80863</text:p>
          </table:table-cell>
          <table:table-cell office:value-type="string" calcext:value-type="string">
            <text:p>les Franqueses del Vallè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9.346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15817" calcext:value-type="float">
            <text:p>15817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Vallès Oriental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0879" calcext:value-type="float">
            <text:p>80879</text:p>
          </table:table-cell>
          <table:table-cell office:value-type="string" calcext:value-type="string">
            <text:p>Gallif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.1955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216" calcext:value-type="float">
            <text:p>216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Vallès Occidental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0885" calcext:value-type="float">
            <text:p>80885</text:p>
          </table:table-cell>
          <table:table-cell office:value-type="string" calcext:value-type="string">
            <text:p>la Garrig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9.0706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13942" calcext:value-type="float">
            <text:p>13942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Vallès Orienta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0898" calcext:value-type="float">
            <text:p>80898</text:p>
          </table:table-cell>
          <table:table-cell office:value-type="string" calcext:value-type="string">
            <text:p>Gavà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0.657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4531" calcext:value-type="float">
            <text:p>445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ix Llobregat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0902" calcext:value-type="float">
            <text:p>80902</text:p>
          </table:table-cell>
          <table:table-cell office:value-type="string" calcext:value-type="string">
            <text:p>Gaià</text:p>
          </table:table-cell>
          <table:table-cell table:number-columns-repeated="2" office:value-type="string" calcext:value-type="string">
            <text:p>39.342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170726" calcext:value-type="float">
            <text:p>2017072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54" calcext:value-type="float">
            <text:p>154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Bage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0919" calcext:value-type="float">
            <text:p>80919</text:p>
          </table:table-cell>
          <table:table-cell office:value-type="string" calcext:value-type="string">
            <text:p>Gelid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6.715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976" calcext:value-type="float">
            <text:p>597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Alt Penedè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0924" calcext:value-type="float">
            <text:p>80924</text:p>
          </table:table-cell>
          <table:table-cell office:value-type="string" calcext:value-type="string">
            <text:p>Gironell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.865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786" calcext:value-type="float">
            <text:p>4786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Berguedà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0930" calcext:value-type="float">
            <text:p>80930</text:p>
          </table:table-cell>
          <table:table-cell office:value-type="string" calcext:value-type="string">
            <text:p>Gisclare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6.680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3" calcext:value-type="float">
            <text:p>33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Berguedà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0945" calcext:value-type="float">
            <text:p>80945</text:p>
          </table:table-cell>
          <table:table-cell office:value-type="string" calcext:value-type="string">
            <text:p>la Granad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.453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754" calcext:value-type="float">
            <text:p>1754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Alt Penedè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0958" calcext:value-type="float">
            <text:p>80958</text:p>
          </table:table-cell>
          <table:table-cell office:value-type="string" calcext:value-type="string">
            <text:p>Graner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3.7058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75" calcext:value-type="float">
            <text:p>75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Moianè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0961" calcext:value-type="float">
            <text:p>80961</text:p>
          </table:table-cell>
          <table:table-cell office:value-type="string" calcext:value-type="string">
            <text:p>Granoller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4.9722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8940" calcext:value-type="float">
            <text:p>5894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Vallès Oriental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0977" calcext:value-type="float">
            <text:p>80977</text:p>
          </table:table-cell>
          <table:table-cell office:value-type="string" calcext:value-type="string">
            <text:p>Gualb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3.071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048" calcext:value-type="float">
            <text:p>1048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Vallès Oriental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983" calcext:value-type="float">
            <text:p>80983</text:p>
          </table:table-cell>
          <table:table-cell office:value-type="string" calcext:value-type="string">
            <text:p>Sant Salvador de Guardiola</text:p>
          </table:table-cell>
          <table:table-cell table:number-columns-repeated="2" office:value-type="string" calcext:value-type="string">
            <text:p>37.093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160505" calcext:value-type="float">
            <text:p>20160505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863" calcext:value-type="float">
            <text:p>2863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Bage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0996" calcext:value-type="float">
            <text:p>80996</text:p>
          </table:table-cell>
          <table:table-cell office:value-type="string" calcext:value-type="string">
            <text:p>Guardiola de Berguedà</text:p>
          </table:table-cell>
          <table:table-cell office:value-type="string" calcext:value-type="string">
            <text:p>NULL</text:p>
          </table:table-cell>
          <table:table-cell office:value-type="float" office:value="61757" calcext:value-type="float">
            <text:p>6175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931" calcext:value-type="float">
            <text:p>93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Berguedà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1000" calcext:value-type="float">
            <text:p>81000</text:p>
          </table:table-cell>
          <table:table-cell office:value-type="string" calcext:value-type="string">
            <text:p>Gur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1.129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296" calcext:value-type="float">
            <text:p>2296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Osona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1017" calcext:value-type="float">
            <text:p>81017</text:p>
          </table:table-cell>
          <table:table-cell office:value-type="string" calcext:value-type="string">
            <text:p>l'Hospitalet de Llobrega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2.541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48150" calcext:value-type="float">
            <text:p>2481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rcelonè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1022" calcext:value-type="float">
            <text:p>81022</text:p>
          </table:table-cell>
          <table:table-cell office:value-type="string" calcext:value-type="string">
            <text:p>Igualada</text:p>
          </table:table-cell>
          <table:table-cell table:number-columns-repeated="2" office:value-type="string" calcext:value-type="string">
            <text:p>8.199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150128" calcext:value-type="float">
            <text:p>20150128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6817" calcext:value-type="float">
            <text:p>36817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noia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1038" calcext:value-type="float">
            <text:p>81038</text:p>
          </table:table-cell>
          <table:table-cell office:value-type="string" calcext:value-type="string">
            <text:p>Jorba</text:p>
          </table:table-cell>
          <table:table-cell table:number-columns-repeated="2" office:value-type="string" calcext:value-type="string">
            <text:p>31.049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150128" calcext:value-type="float">
            <text:p>20150128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714" calcext:value-type="float">
            <text:p>714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Anoia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1043" calcext:value-type="float">
            <text:p>81043</text:p>
          </table:table-cell>
          <table:table-cell office:value-type="string" calcext:value-type="string">
            <text:p>la Llacun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2.354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860" calcext:value-type="float">
            <text:p>860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Anoia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1056" calcext:value-type="float">
            <text:p>81056</text:p>
          </table:table-cell>
          <table:table-cell office:value-type="string" calcext:value-type="string">
            <text:p>la Llagost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.019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3674" calcext:value-type="float">
            <text:p>1367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allès Oriental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1069" calcext:value-type="float">
            <text:p>81069</text:p>
          </table:table-cell>
          <table:table-cell office:value-type="string" calcext:value-type="string">
            <text:p>Llinars del Vallè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7.723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8425" calcext:value-type="float">
            <text:p>8425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Vallès Oriental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1075" calcext:value-type="float">
            <text:p>81075</text:p>
          </table:table-cell>
          <table:table-cell office:value-type="string" calcext:value-type="string">
            <text:p>Lliçà d'Amun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.3298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2938" calcext:value-type="float">
            <text:p>1293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Vallès Oriental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1081" calcext:value-type="float">
            <text:p>81081</text:p>
          </table:table-cell>
          <table:table-cell office:value-type="string" calcext:value-type="string">
            <text:p>Lliçà de Va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0.7775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6033" calcext:value-type="float">
            <text:p>603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Vallès Oriental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1094" calcext:value-type="float">
            <text:p>81094</text:p>
          </table:table-cell>
          <table:table-cell office:value-type="string" calcext:value-type="string">
            <text:p>Lluçà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3.356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253" calcext:value-type="float">
            <text:p>253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Osona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1108" calcext:value-type="float">
            <text:p>81108</text:p>
          </table:table-cell>
          <table:table-cell office:value-type="string" calcext:value-type="string">
            <text:p>Malgrat de Ma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.752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17531" calcext:value-type="float">
            <text:p>175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esm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1115" calcext:value-type="float">
            <text:p>81115</text:p>
          </table:table-cell>
          <table:table-cell office:value-type="string" calcext:value-type="string">
            <text:p>Mall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0.9619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57" calcext:value-type="float">
            <text:p>257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Osona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1120" calcext:value-type="float">
            <text:p>81120</text:p>
          </table:table-cell>
          <table:table-cell office:value-type="string" calcext:value-type="string">
            <text:p>Manlleu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7.2339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9979" calcext:value-type="float">
            <text:p>19979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Oson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1136" calcext:value-type="float">
            <text:p>81136</text:p>
          </table:table-cell>
          <table:table-cell office:value-type="string" calcext:value-type="string">
            <text:p>Manresa</text:p>
          </table:table-cell>
          <table:table-cell table:number-columns-repeated="2" office:value-type="string" calcext:value-type="string">
            <text:p>41.638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170726" calcext:value-type="float">
            <text:p>2017072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71772" calcext:value-type="float">
            <text:p>71772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Bages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1141" calcext:value-type="float">
            <text:p>81141</text:p>
          </table:table-cell>
          <table:table-cell office:value-type="string" calcext:value-type="string">
            <text:p>Martore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2.766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26170" calcext:value-type="float">
            <text:p>2617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ix Llobregat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1154" calcext:value-type="float">
            <text:p>81154</text:p>
          </table:table-cell>
          <table:table-cell office:value-type="string" calcext:value-type="string">
            <text:p>Martorell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.621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938" calcext:value-type="float">
            <text:p>493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Vallès Oriental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1167" calcext:value-type="float">
            <text:p>81167</text:p>
          </table:table-cell>
          <table:table-cell office:value-type="string" calcext:value-type="string">
            <text:p>les Masies de Rod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.132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742" calcext:value-type="float">
            <text:p>742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Osona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1173" calcext:value-type="float">
            <text:p>81173</text:p>
          </table:table-cell>
          <table:table-cell office:value-type="string" calcext:value-type="string">
            <text:p>les Masies de Voltregà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.135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125" calcext:value-type="float">
            <text:p>3125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Osona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1189" calcext:value-type="float">
            <text:p>81189</text:p>
          </table:table-cell>
          <table:table-cell office:value-type="string" calcext:value-type="string">
            <text:p>el Masnou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.479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1833" calcext:value-type="float">
            <text:p>2183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resm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1192" calcext:value-type="float">
            <text:p>81192</text:p>
          </table:table-cell>
          <table:table-cell office:value-type="string" calcext:value-type="string">
            <text:p>Masquefa</text:p>
          </table:table-cell>
          <table:table-cell table:number-columns-repeated="2" office:value-type="string" calcext:value-type="string">
            <text:p>17.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7414" calcext:value-type="float">
            <text:p>7414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Anoia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1206" calcext:value-type="float">
            <text:p>81206</text:p>
          </table:table-cell>
          <table:table-cell office:value-type="string" calcext:value-type="string">
            <text:p>Matadeper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5.2727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8169" calcext:value-type="float">
            <text:p>8169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Vallès Occidental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1213" calcext:value-type="float">
            <text:p>81213</text:p>
          </table:table-cell>
          <table:table-cell office:value-type="string" calcext:value-type="string">
            <text:p>Matar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.4226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18748" calcext:value-type="float">
            <text:p>11874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resm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1228" calcext:value-type="float">
            <text:p>81228</text:p>
          </table:table-cell>
          <table:table-cell office:value-type="string" calcext:value-type="string">
            <text:p>Medion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7.969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083" calcext:value-type="float">
            <text:p>208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lt Penedè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1234" calcext:value-type="float">
            <text:p>81234</text:p>
          </table:table-cell>
          <table:table-cell office:value-type="string" calcext:value-type="string">
            <text:p>Molins de Re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5.725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23374" calcext:value-type="float">
            <text:p>2337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aix Llobregat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1249" calcext:value-type="float">
            <text:p>81249</text:p>
          </table:table-cell>
          <table:table-cell office:value-type="string" calcext:value-type="string">
            <text:p>Mollet del Vallè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0.8463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1713" calcext:value-type="float">
            <text:p>5171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Vallès Oriental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1252" calcext:value-type="float">
            <text:p>81252</text:p>
          </table:table-cell>
          <table:table-cell office:value-type="string" calcext:value-type="string">
            <text:p>Montcada i Reixa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3.5455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2153" calcext:value-type="float">
            <text:p>3215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allès Occidental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1265" calcext:value-type="float">
            <text:p>81265</text:p>
          </table:table-cell>
          <table:table-cell office:value-type="string" calcext:value-type="string">
            <text:p>Montga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.872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9427" calcext:value-type="float">
            <text:p>94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resm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1271" calcext:value-type="float">
            <text:p>81271</text:p>
          </table:table-cell>
          <table:table-cell office:value-type="string" calcext:value-type="string">
            <text:p>Monistrol de Montserrat</text:p>
          </table:table-cell>
          <table:table-cell table:number-columns-repeated="2" office:value-type="string" calcext:value-type="string">
            <text:p>11.905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141022" calcext:value-type="float">
            <text:p>20141022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840" calcext:value-type="float">
            <text:p>284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ages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287" calcext:value-type="float">
            <text:p>81287</text:p>
          </table:table-cell>
          <table:table-cell office:value-type="string" calcext:value-type="string">
            <text:p>Monistrol de Calder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1.9776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691" calcext:value-type="float">
            <text:p>691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Moianès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1290" calcext:value-type="float">
            <text:p>81290</text:p>
          </table:table-cell>
          <table:table-cell office:value-type="string" calcext:value-type="string">
            <text:p>Muntanyola</text:p>
          </table:table-cell>
          <table:table-cell table:number-columns-repeated="2" office:value-type="string" calcext:value-type="string">
            <text:p>40.4734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150730" calcext:value-type="float">
            <text:p>20150730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64" calcext:value-type="float">
            <text:p>464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Osona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1304" calcext:value-type="float">
            <text:p>81304</text:p>
          </table:table-cell>
          <table:table-cell office:value-type="string" calcext:value-type="string">
            <text:p>Montcla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1.906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16" calcext:value-type="float">
            <text:p>116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Berguedà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1311" calcext:value-type="float">
            <text:p>81311</text:p>
          </table:table-cell>
          <table:table-cell office:value-type="string" calcext:value-type="string">
            <text:p>Montesquiu</text:p>
          </table:table-cell>
          <table:table-cell table:number-columns-repeated="2" office:value-type="string" calcext:value-type="string">
            <text:p>4.843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150429" calcext:value-type="float">
            <text:p>20150429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875" calcext:value-type="float">
            <text:p>875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Osona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1326" calcext:value-type="float">
            <text:p>81326</text:p>
          </table:table-cell>
          <table:table-cell office:value-type="string" calcext:value-type="string">
            <text:p>Montmajor</text:p>
          </table:table-cell>
          <table:table-cell office:value-type="string" calcext:value-type="string">
            <text:p>NULL</text:p>
          </table:table-cell>
          <table:table-cell office:value-type="float" office:value="76358" calcext:value-type="float">
            <text:p>7635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63" calcext:value-type="float">
            <text:p>463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Berguedà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1332" calcext:value-type="float">
            <text:p>81332</text:p>
          </table:table-cell>
          <table:table-cell office:value-type="string" calcext:value-type="string">
            <text:p>Montmaneu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3.523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01" calcext:value-type="float">
            <text:p>201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Anoia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1347" calcext:value-type="float">
            <text:p>81347</text:p>
          </table:table-cell>
          <table:table-cell office:value-type="string" calcext:value-type="string">
            <text:p>Figaró-Mont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4.7892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019" calcext:value-type="float">
            <text:p>1019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Vallès Oriental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1350" calcext:value-type="float">
            <text:p>81350</text:p>
          </table:table-cell>
          <table:table-cell office:value-type="string" calcext:value-type="string">
            <text:p>Montmel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.9113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8921" calcext:value-type="float">
            <text:p>892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Vallès Oriental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1363" calcext:value-type="float">
            <text:p>81363</text:p>
          </table:table-cell>
          <table:table-cell office:value-type="string" calcext:value-type="string">
            <text:p>Montornès del Vallè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0.278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4516" calcext:value-type="float">
            <text:p>1451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Vallès Oriental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1379" calcext:value-type="float">
            <text:p>81379</text:p>
          </table:table-cell>
          <table:table-cell office:value-type="string" calcext:value-type="string">
            <text:p>Montse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6.6302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99" calcext:value-type="float">
            <text:p>299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Vallès Oriental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1385" calcext:value-type="float">
            <text:p>81385</text:p>
          </table:table-cell>
          <table:table-cell office:value-type="string" calcext:value-type="string">
            <text:p>Moià</text:p>
          </table:table-cell>
          <table:table-cell table:number-columns-repeated="2" office:value-type="string" calcext:value-type="string">
            <text:p>75.5357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0170726" calcext:value-type="float">
            <text:p>2017072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399" calcext:value-type="float">
            <text:p>5399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Moianè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1398" calcext:value-type="float">
            <text:p>81398</text:p>
          </table:table-cell>
          <table:table-cell office:value-type="string" calcext:value-type="string">
            <text:p>Mur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7.880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233" calcext:value-type="float">
            <text:p>233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Bages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1402" calcext:value-type="float">
            <text:p>81402</text:p>
          </table:table-cell>
          <table:table-cell office:value-type="string" calcext:value-type="string">
            <text:p>Navarcles</text:p>
          </table:table-cell>
          <table:table-cell table:number-columns-repeated="2" office:value-type="string" calcext:value-type="string">
            <text:p>5.514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170726" calcext:value-type="float">
            <text:p>2017072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723" calcext:value-type="float">
            <text:p>5723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Bages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1419" calcext:value-type="float">
            <text:p>81419</text:p>
          </table:table-cell>
          <table:table-cell office:value-type="string" calcext:value-type="string">
            <text:p>Navàs</text:p>
          </table:table-cell>
          <table:table-cell office:value-type="string" calcext:value-type="string">
            <text:p>NULL</text:p>
          </table:table-cell>
          <table:table-cell office:value-type="float" office:value="80625" calcext:value-type="float">
            <text:p>8062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810" calcext:value-type="float">
            <text:p>581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Bages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1424" calcext:value-type="float">
            <text:p>81424</text:p>
          </table:table-cell>
          <table:table-cell office:value-type="string" calcext:value-type="string">
            <text:p>la Nou de Berguedà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5.098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162" calcext:value-type="float">
            <text:p>162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Berguedà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1430" calcext:value-type="float">
            <text:p>81430</text:p>
          </table:table-cell>
          <table:table-cell office:value-type="string" calcext:value-type="string">
            <text:p>Òdena</text:p>
          </table:table-cell>
          <table:table-cell table:number-columns-repeated="2" office:value-type="string" calcext:value-type="string">
            <text:p>52.092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150128" calcext:value-type="float">
            <text:p>20150128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100" calcext:value-type="float">
            <text:p>3100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Anoia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1445" calcext:value-type="float">
            <text:p>81445</text:p>
          </table:table-cell>
          <table:table-cell office:value-type="string" calcext:value-type="string">
            <text:p>Olva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5.644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922" calcext:value-type="float">
            <text:p>922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Berguedà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1458" calcext:value-type="float">
            <text:p>81458</text:p>
          </table:table-cell>
          <table:table-cell office:value-type="string" calcext:value-type="string">
            <text:p>Olèrdol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9.976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084" calcext:value-type="float">
            <text:p>3084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Alt Penedè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1461" calcext:value-type="float">
            <text:p>81461</text:p>
          </table:table-cell>
          <table:table-cell office:value-type="string" calcext:value-type="string">
            <text:p>Olesa de Bonesvall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0.99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506" calcext:value-type="float">
            <text:p>150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lt Penedè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1477" calcext:value-type="float">
            <text:p>81477</text:p>
          </table:table-cell>
          <table:table-cell office:value-type="string" calcext:value-type="string">
            <text:p>Olesa de Montserrat</text:p>
          </table:table-cell>
          <table:table-cell office:value-type="string" calcext:value-type="string">
            <text:p>16.6260</text:p>
          </table:table-cell>
          <table:table-cell office:value-type="float" office:value="16626" calcext:value-type="float">
            <text:p>1662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0171213" calcext:value-type="float">
            <text:p>20171213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21714" calcext:value-type="float">
            <text:p>2171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aix Llobregat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1483" calcext:value-type="float">
            <text:p>81483</text:p>
          </table:table-cell>
          <table:table-cell office:value-type="string" calcext:value-type="string">
            <text:p>Olivell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8.778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2515" calcext:value-type="float">
            <text:p>251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arraf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1496" calcext:value-type="float">
            <text:p>81496</text:p>
          </table:table-cell>
          <table:table-cell office:value-type="string" calcext:value-type="string">
            <text:p>Olost</text:p>
          </table:table-cell>
          <table:table-cell office:value-type="string" calcext:value-type="string">
            <text:p>NULL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187" calcext:value-type="float">
            <text:p>1187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Osona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1509" calcext:value-type="float">
            <text:p>81509</text:p>
          </table:table-cell>
          <table:table-cell office:value-type="string" calcext:value-type="string">
            <text:p>Orís</text:p>
          </table:table-cell>
          <table:table-cell table:number-columns-repeated="2" office:value-type="string" calcext:value-type="string">
            <text:p>27.021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131016" calcext:value-type="float">
            <text:p>2013101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84" calcext:value-type="float">
            <text:p>284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Osona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1516" calcext:value-type="float">
            <text:p>81516</text:p>
          </table:table-cell>
          <table:table-cell office:value-type="string" calcext:value-type="string">
            <text:p>Oristà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8.633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93" calcext:value-type="float">
            <text:p>593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Osona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1521" calcext:value-type="float">
            <text:p>81521</text:p>
          </table:table-cell>
          <table:table-cell office:value-type="string" calcext:value-type="string">
            <text:p>Orpí</text:p>
          </table:table-cell>
          <table:table-cell table:number-columns-repeated="2" office:value-type="string" calcext:value-type="string">
            <text:p>15.300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170726" calcext:value-type="float">
            <text:p>2017072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90" calcext:value-type="float">
            <text:p>19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Anoia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1537" calcext:value-type="float">
            <text:p>81537</text:p>
          </table:table-cell>
          <table:table-cell office:value-type="string" calcext:value-type="string">
            <text:p>Òrriu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.5704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95" calcext:value-type="float">
            <text:p>295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Maresme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1542" calcext:value-type="float">
            <text:p>81542</text:p>
          </table:table-cell>
          <table:table-cell office:value-type="string" calcext:value-type="string">
            <text:p>Pacs del Penedès</text:p>
          </table:table-cell>
          <table:table-cell office:value-type="string" calcext:value-type="string">
            <text:p>NULL</text:p>
          </table:table-cell>
          <table:table-cell office:value-type="float" office:value="6111" calcext:value-type="float">
            <text:p>61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787" calcext:value-type="float">
            <text:p>78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lt Penedès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1555" calcext:value-type="float">
            <text:p>81555</text:p>
          </table:table-cell>
          <table:table-cell office:value-type="string" calcext:value-type="string">
            <text:p>Palafoll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.504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7583" calcext:value-type="float">
            <text:p>758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resme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1568" calcext:value-type="float">
            <text:p>81568</text:p>
          </table:table-cell>
          <table:table-cell office:value-type="string" calcext:value-type="string">
            <text:p>Palau-solità i Plegaman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4.9053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3310" calcext:value-type="float">
            <text:p>1331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Vallès Occidental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1574" calcext:value-type="float">
            <text:p>81574</text:p>
          </table:table-cell>
          <table:table-cell office:value-type="string" calcext:value-type="string">
            <text:p>Pallejà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.428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10535" calcext:value-type="float">
            <text:p>1053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aix Llobregat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1580" calcext:value-type="float">
            <text:p>81580</text:p>
          </table:table-cell>
          <table:table-cell office:value-type="string" calcext:value-type="string">
            <text:p>el Papiol</text:p>
          </table:table-cell>
          <table:table-cell table:number-columns-repeated="2" office:value-type="string" calcext:value-type="string">
            <text:p>8.847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0141022" calcext:value-type="float">
            <text:p>20141022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733" calcext:value-type="float">
            <text:p>373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aix Llobregat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1593" calcext:value-type="float">
            <text:p>81593</text:p>
          </table:table-cell>
          <table:table-cell office:value-type="string" calcext:value-type="string">
            <text:p>Parets del Vallès</text:p>
          </table:table-cell>
          <table:table-cell office:value-type="string" calcext:value-type="string">
            <text:p>NULL</text:p>
          </table:table-cell>
          <table:table-cell office:value-type="float" office:value="9117" calcext:value-type="float">
            <text:p>911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6413" calcext:value-type="float">
            <text:p>1641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Vallès Oriental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1607" calcext:value-type="float">
            <text:p>81607</text:p>
          </table:table-cell>
          <table:table-cell office:value-type="string" calcext:value-type="string">
            <text:p>Perafit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9.690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79" calcext:value-type="float">
            <text:p>379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Osona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1614" calcext:value-type="float">
            <text:p>81614</text:p>
          </table:table-cell>
          <table:table-cell office:value-type="string" calcext:value-type="string">
            <text:p>Piera</text:p>
          </table:table-cell>
          <table:table-cell table:number-columns-repeated="2" office:value-type="string" calcext:value-type="string">
            <text:p>57.189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130529" calcext:value-type="float">
            <text:p>20130529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2951" calcext:value-type="float">
            <text:p>1295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noia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1629" calcext:value-type="float">
            <text:p>81629</text:p>
          </table:table-cell>
          <table:table-cell office:value-type="string" calcext:value-type="string">
            <text:p>els Hostalets de Pierol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3.386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2003" calcext:value-type="float">
            <text:p>2003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Anoia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1635" calcext:value-type="float">
            <text:p>81635</text:p>
          </table:table-cell>
          <table:table-cell office:value-type="string" calcext:value-type="string">
            <text:p>Pineda de Ma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0.1826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25504" calcext:value-type="float">
            <text:p>255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resme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1640" calcext:value-type="float">
            <text:p>81640</text:p>
          </table:table-cell>
          <table:table-cell office:value-type="string" calcext:value-type="string">
            <text:p>el Pla del Penedè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.389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931" calcext:value-type="float">
            <text:p>93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lt Penedès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1653" calcext:value-type="float">
            <text:p>81653</text:p>
          </table:table-cell>
          <table:table-cell office:value-type="string" calcext:value-type="string">
            <text:p>la Pobla de Claramunt</text:p>
          </table:table-cell>
          <table:table-cell table:number-columns-repeated="2" office:value-type="string" calcext:value-type="string">
            <text:p>18.5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112" calcext:value-type="float">
            <text:p>2112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noia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1666" calcext:value-type="float">
            <text:p>81666</text:p>
          </table:table-cell>
          <table:table-cell office:value-type="string" calcext:value-type="string">
            <text:p>la Pobla de Lille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1.534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327" calcext:value-type="float">
            <text:p>1327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Berguedà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1672" calcext:value-type="float">
            <text:p>81672</text:p>
          </table:table-cell>
          <table:table-cell office:value-type="string" calcext:value-type="string">
            <text:p>Polinyà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.0125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6764" calcext:value-type="float">
            <text:p>676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Vallès Occidental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1688" calcext:value-type="float">
            <text:p>81688</text:p>
          </table:table-cell>
          <table:table-cell office:value-type="string" calcext:value-type="string">
            <text:p>Ponton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5.754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98" calcext:value-type="float">
            <text:p>498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Alt Penedès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1691" calcext:value-type="float">
            <text:p>81691</text:p>
          </table:table-cell>
          <table:table-cell office:value-type="string" calcext:value-type="string">
            <text:p>el Prat de Llobrega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3.459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63069" calcext:value-type="float">
            <text:p>630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ix Llobregat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1705" calcext:value-type="float">
            <text:p>81705</text:p>
          </table:table-cell>
          <table:table-cell office:value-type="string" calcext:value-type="string">
            <text:p>els Prats de Rei</text:p>
          </table:table-cell>
          <table:table-cell table:number-columns-repeated="2" office:value-type="string" calcext:value-type="string">
            <text:p>26.013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150429" calcext:value-type="float">
            <text:p>20150429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32" calcext:value-type="float">
            <text:p>532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Anoia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1712" calcext:value-type="float">
            <text:p>81712</text:p>
          </table:table-cell>
          <table:table-cell office:value-type="string" calcext:value-type="string">
            <text:p>Prats de Lluçanès</text:p>
          </table:table-cell>
          <table:table-cell office:value-type="string" calcext:value-type="string">
            <text:p>NULL</text:p>
          </table:table-cell>
          <table:table-cell office:value-type="float" office:value="13543" calcext:value-type="float">
            <text:p>13543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753" calcext:value-type="float">
            <text:p>2753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Osona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1727" calcext:value-type="float">
            <text:p>81727</text:p>
          </table:table-cell>
          <table:table-cell office:value-type="string" calcext:value-type="string">
            <text:p>Premià de Ma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.116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7860" calcext:value-type="float">
            <text:p>278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esme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1748" calcext:value-type="float">
            <text:p>81748</text:p>
          </table:table-cell>
          <table:table-cell office:value-type="string" calcext:value-type="string">
            <text:p>Puigdàlb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.623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77" calcext:value-type="float">
            <text:p>377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Alt Penedès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1751" calcext:value-type="float">
            <text:p>81751</text:p>
          </table:table-cell>
          <table:table-cell office:value-type="string" calcext:value-type="string">
            <text:p>Puig-rei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5.862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202" calcext:value-type="float">
            <text:p>4202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Berguedà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1764" calcext:value-type="float">
            <text:p>81764</text:p>
          </table:table-cell>
          <table:table-cell office:value-type="string" calcext:value-type="string">
            <text:p>Pujal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1.502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03" calcext:value-type="float">
            <text:p>203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Anoia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1770" calcext:value-type="float">
            <text:p>81770</text:p>
          </table:table-cell>
          <table:table-cell office:value-type="string" calcext:value-type="string">
            <text:p>la Qua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8.090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61" calcext:value-type="float">
            <text:p>61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Berguedà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1786" calcext:value-type="float">
            <text:p>81786</text:p>
          </table:table-cell>
          <table:table-cell office:value-type="string" calcext:value-type="string">
            <text:p>Rajadell</text:p>
          </table:table-cell>
          <table:table-cell table:number-columns-repeated="2" office:value-type="string" calcext:value-type="string">
            <text:p>45.525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170726" calcext:value-type="float">
            <text:p>2017072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67" calcext:value-type="float">
            <text:p>467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Bages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1799" calcext:value-type="float">
            <text:p>81799</text:p>
          </table:table-cell>
          <table:table-cell office:value-type="string" calcext:value-type="string">
            <text:p>Rellinar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7.830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653" calcext:value-type="float">
            <text:p>653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Vallès Occidental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1803" calcext:value-type="float">
            <text:p>81803</text:p>
          </table:table-cell>
          <table:table-cell office:value-type="string" calcext:value-type="string">
            <text:p>Ripolle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.3077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5427" calcext:value-type="float">
            <text:p>3542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Vallès Occidental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1810" calcext:value-type="float">
            <text:p>81810</text:p>
          </table:table-cell>
          <table:table-cell office:value-type="string" calcext:value-type="string">
            <text:p>la Roca del Vallè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6.890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9418" calcext:value-type="float">
            <text:p>941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Vallès Oriental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1825" calcext:value-type="float">
            <text:p>81825</text:p>
          </table:table-cell>
          <table:table-cell office:value-type="string" calcext:value-type="string">
            <text:p>el Pont de Vilomara i Rocafor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7.358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310" calcext:value-type="float">
            <text:p>331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Bages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1831" calcext:value-type="float">
            <text:p>81831</text:p>
          </table:table-cell>
          <table:table-cell office:value-type="string" calcext:value-type="string">
            <text:p>Roda de Ter</text:p>
          </table:table-cell>
          <table:table-cell table:number-columns-repeated="2" office:value-type="string" calcext:value-type="string">
            <text:p>2.23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040325" calcext:value-type="float">
            <text:p>20040325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535" calcext:value-type="float">
            <text:p>5535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Osona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1846" calcext:value-type="float">
            <text:p>81846</text:p>
          </table:table-cell>
          <table:table-cell office:value-type="string" calcext:value-type="string">
            <text:p>Rubí</text:p>
          </table:table-cell>
          <table:table-cell office:value-type="string" calcext:value-type="string">
            <text:p>NULL</text:p>
          </table:table-cell>
          <table:table-cell office:value-type="float" office:value="32248" calcext:value-type="float">
            <text:p>3224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70006" calcext:value-type="float">
            <text:p>7000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Vallès Occidental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81859" calcext:value-type="float">
            <text:p>81859</text:p>
          </table:table-cell>
          <table:table-cell office:value-type="string" calcext:value-type="string">
            <text:p>Rubió</text:p>
          </table:table-cell>
          <table:table-cell office:value-type="string" calcext:value-type="string">
            <text:p>48.00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120620" calcext:value-type="float">
            <text:p>20120620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46" calcext:value-type="float">
            <text:p>146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Anoia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1878" calcext:value-type="float">
            <text:p>81878</text:p>
          </table:table-cell>
          <table:table-cell office:value-type="string" calcext:value-type="string">
            <text:p>Sabade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7.8493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00545" calcext:value-type="float">
            <text:p>20054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Vallès Occidental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1884" calcext:value-type="float">
            <text:p>81884</text:p>
          </table:table-cell>
          <table:table-cell office:value-type="string" calcext:value-type="string">
            <text:p>Sagà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4.766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43" calcext:value-type="float">
            <text:p>143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Berguedà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1897" calcext:value-type="float">
            <text:p>81897</text:p>
          </table:table-cell>
          <table:table-cell office:value-type="string" calcext:value-type="string">
            <text:p>Sant Pere Sallavinera</text:p>
          </table:table-cell>
          <table:table-cell table:number-columns-repeated="2" office:value-type="string" calcext:value-type="string">
            <text:p>22.0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71" calcext:value-type="float">
            <text:p>171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Anoia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1901" calcext:value-type="float">
            <text:p>81901</text:p>
          </table:table-cell>
          <table:table-cell office:value-type="string" calcext:value-type="string">
            <text:p>Sald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6.605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26" calcext:value-type="float">
            <text:p>326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Berguedà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1918" calcext:value-type="float">
            <text:p>81918</text:p>
          </table:table-cell>
          <table:table-cell office:value-type="string" calcext:value-type="string">
            <text:p>Sallen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4.944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7146" calcext:value-type="float">
            <text:p>7146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Bages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1923" calcext:value-type="float">
            <text:p>81923</text:p>
          </table:table-cell>
          <table:table-cell office:value-type="string" calcext:value-type="string">
            <text:p>Santpedor</text:p>
          </table:table-cell>
          <table:table-cell table:number-columns-repeated="2" office:value-type="string" calcext:value-type="string">
            <text:p>16.729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170726" calcext:value-type="float">
            <text:p>2017072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6263" calcext:value-type="float">
            <text:p>6263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Bages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1939" calcext:value-type="float">
            <text:p>81939</text:p>
          </table:table-cell>
          <table:table-cell office:value-type="string" calcext:value-type="string">
            <text:p>Sant Iscle de Vallalta</text:p>
          </table:table-cell>
          <table:table-cell office:value-type="string" calcext:value-type="string">
            <text:p>NULL</text:p>
          </table:table-cell>
          <table:table-cell office:value-type="float" office:value="17869" calcext:value-type="float">
            <text:p>1786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166" calcext:value-type="float">
            <text:p>116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aresme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1944" calcext:value-type="float">
            <text:p>81944</text:p>
          </table:table-cell>
          <table:table-cell office:value-type="string" calcext:value-type="string">
            <text:p>Sant Adrià de Besò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.797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2585" calcext:value-type="float">
            <text:p>325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arcelonès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1957" calcext:value-type="float">
            <text:p>81957</text:p>
          </table:table-cell>
          <table:table-cell office:value-type="string" calcext:value-type="string">
            <text:p>Sant Agustí de Lluçanès</text:p>
          </table:table-cell>
          <table:table-cell table:number-columns-repeated="2" office:value-type="string" calcext:value-type="string">
            <text:p>13.572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170726" calcext:value-type="float">
            <text:p>2017072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07" calcext:value-type="float">
            <text:p>107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Osona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1960" calcext:value-type="float">
            <text:p>81960</text:p>
          </table:table-cell>
          <table:table-cell office:value-type="string" calcext:value-type="string">
            <text:p>Sant Andreu de la Barca</text:p>
          </table:table-cell>
          <table:table-cell table:number-columns-repeated="2" office:value-type="string" calcext:value-type="string">
            <text:p>5.620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0160727" calcext:value-type="float">
            <text:p>20160727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5383" calcext:value-type="float">
            <text:p>2538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aix Llobregat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1976" calcext:value-type="float">
            <text:p>81976</text:p>
          </table:table-cell>
          <table:table-cell office:value-type="string" calcext:value-type="string">
            <text:p>Sant Andreu de Llavane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.890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9463" calcext:value-type="float">
            <text:p>946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aresme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81982" calcext:value-type="float">
            <text:p>81982</text:p>
          </table:table-cell>
          <table:table-cell office:value-type="string" calcext:value-type="string">
            <text:p>Sant Antoni de Vilamajo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3.809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877" calcext:value-type="float">
            <text:p>4877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Vallès Oriental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1995" calcext:value-type="float">
            <text:p>81995</text:p>
          </table:table-cell>
          <table:table-cell office:value-type="string" calcext:value-type="string">
            <text:p>Sant Bartomeu del Grau</text:p>
          </table:table-cell>
          <table:table-cell table:number-columns-repeated="2" office:value-type="string" calcext:value-type="string">
            <text:p>34.6333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160505" calcext:value-type="float">
            <text:p>20160505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001" calcext:value-type="float">
            <text:p>1001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Osona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82009" calcext:value-type="float">
            <text:p>82009</text:p>
          </table:table-cell>
          <table:table-cell office:value-type="string" calcext:value-type="string">
            <text:p>Sant Boi de Llobrega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1.427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81368" calcext:value-type="float">
            <text:p>8136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ix Llobregat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82016" calcext:value-type="float">
            <text:p>82016</text:p>
          </table:table-cell>
          <table:table-cell office:value-type="string" calcext:value-type="string">
            <text:p>Sant Boi de Lluçanè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.049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75" calcext:value-type="float">
            <text:p>575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Osona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2021" calcext:value-type="float">
            <text:p>82021</text:p>
          </table:table-cell>
          <table:table-cell office:value-type="string" calcext:value-type="string">
            <text:p>Sant Celon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5.3138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5544" calcext:value-type="float">
            <text:p>1554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Vallès Oriental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2037" calcext:value-type="float">
            <text:p>82037</text:p>
          </table:table-cell>
          <table:table-cell office:value-type="string" calcext:value-type="string">
            <text:p>Sant Cebrià de Vallalt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5.499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873" calcext:value-type="float">
            <text:p>287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aresme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82042" calcext:value-type="float">
            <text:p>82042</text:p>
          </table:table-cell>
          <table:table-cell office:value-type="string" calcext:value-type="string">
            <text:p>Sant Climent de Llobrega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0.74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516" calcext:value-type="float">
            <text:p>351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aix Llobregat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82055" calcext:value-type="float">
            <text:p>82055</text:p>
          </table:table-cell>
          <table:table-cell office:value-type="string" calcext:value-type="string">
            <text:p>Sant Cugat del Vallè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8.245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73774" calcext:value-type="float">
            <text:p>7377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Vallès Occidental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82068" calcext:value-type="float">
            <text:p>82068</text:p>
          </table:table-cell>
          <table:table-cell office:value-type="string" calcext:value-type="string">
            <text:p>Sant Cugat Sesgarrigu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.282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890" calcext:value-type="float">
            <text:p>890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lt Penedès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82074" calcext:value-type="float">
            <text:p>82074</text:p>
          </table:table-cell>
          <table:table-cell office:value-type="string" calcext:value-type="string">
            <text:p>Sant Esteve de Palautorder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0.6408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Vallès Oriental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82080" calcext:value-type="float">
            <text:p>82080</text:p>
          </table:table-cell>
          <table:table-cell office:value-type="string" calcext:value-type="string">
            <text:p>Sant Esteve Sesrovi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8.553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6590" calcext:value-type="float">
            <text:p>659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aix Llobregat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82093" calcext:value-type="float">
            <text:p>82093</text:p>
          </table:table-cell>
          <table:table-cell office:value-type="string" calcext:value-type="string">
            <text:p>Sant Fost de Campsentell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3.1743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7409" calcext:value-type="float">
            <text:p>74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Vallès Oriental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82107" calcext:value-type="float">
            <text:p>82107</text:p>
          </table:table-cell>
          <table:table-cell office:value-type="string" calcext:value-type="string">
            <text:p>Sant Feliu de Codin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4.9379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412" calcext:value-type="float">
            <text:p>54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Vallès Oriental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2114" calcext:value-type="float">
            <text:p>82114</text:p>
          </table:table-cell>
          <table:table-cell office:value-type="string" calcext:value-type="string">
            <text:p>Sant Feliu de Llobrega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.932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2486" calcext:value-type="float">
            <text:p>4248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aix Llobregat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2129" calcext:value-type="float">
            <text:p>82129</text:p>
          </table:table-cell>
          <table:table-cell office:value-type="string" calcext:value-type="string">
            <text:p>Sant Feliu Sasserr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3.049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622" calcext:value-type="float">
            <text:p>622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Bages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2135" calcext:value-type="float">
            <text:p>82135</text:p>
          </table:table-cell>
          <table:table-cell office:value-type="string" calcext:value-type="string">
            <text:p>Sant Fruitós de Bag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.132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7199" calcext:value-type="float">
            <text:p>7199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ages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82140" calcext:value-type="float">
            <text:p>82140</text:p>
          </table:table-cell>
          <table:table-cell office:value-type="string" calcext:value-type="string">
            <text:p>Vilassar de Dal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.016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8334" calcext:value-type="float">
            <text:p>833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Maresme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2153" calcext:value-type="float">
            <text:p>82153</text:p>
          </table:table-cell>
          <table:table-cell office:value-type="string" calcext:value-type="string">
            <text:p>Sant Hipòlit de Voltregà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.9194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319" calcext:value-type="float">
            <text:p>3319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Osona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2166" calcext:value-type="float">
            <text:p>82166</text:p>
          </table:table-cell>
          <table:table-cell office:value-type="string" calcext:value-type="string">
            <text:p>Sant Jaume de Frontanyà</text:p>
          </table:table-cell>
          <table:table-cell office:value-type="string" calcext:value-type="string">
            <text:p>21.2710</text:p>
          </table:table-cell>
          <table:table-cell office:value-type="float" office:value="21271" calcext:value-type="float">
            <text:p>2127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150128" calcext:value-type="float">
            <text:p>20150128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2" calcext:value-type="float">
            <text:p>32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Berguedà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82172" calcext:value-type="float">
            <text:p>82172</text:p>
          </table:table-cell>
          <table:table-cell office:value-type="string" calcext:value-type="string">
            <text:p>Sant Joan Despí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.223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31485" calcext:value-type="float">
            <text:p>314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ix Llobregat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82188" calcext:value-type="float">
            <text:p>82188</text:p>
          </table:table-cell>
          <table:table-cell office:value-type="string" calcext:value-type="string">
            <text:p>Sant Joan de Vilatorrada</text:p>
          </table:table-cell>
          <table:table-cell table:number-columns-repeated="2" office:value-type="string" calcext:value-type="string">
            <text:p>16.424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170726" calcext:value-type="float">
            <text:p>2017072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0362" calcext:value-type="float">
            <text:p>10362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Bages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2191" calcext:value-type="float">
            <text:p>82191</text:p>
          </table:table-cell>
          <table:table-cell office:value-type="string" calcext:value-type="string">
            <text:p>Vilassar de Ma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.981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9051" calcext:value-type="float">
            <text:p>190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resme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82205" calcext:value-type="float">
            <text:p>82205</text:p>
          </table:table-cell>
          <table:table-cell office:value-type="string" calcext:value-type="string">
            <text:p>Sant Julià de Vilatort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.165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809" calcext:value-type="float">
            <text:p>28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Osona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82212" calcext:value-type="float">
            <text:p>82212</text:p>
          </table:table-cell>
          <table:table-cell office:value-type="string" calcext:value-type="string">
            <text:p>Sant Just Desver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.776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5327" calcext:value-type="float">
            <text:p>153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aix Llobregat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2227" calcext:value-type="float">
            <text:p>82227</text:p>
          </table:table-cell>
          <table:table-cell office:value-type="string" calcext:value-type="string">
            <text:p>Sant Llorenç d'Horton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9.688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126" calcext:value-type="float">
            <text:p>212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Alt Penedès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2233" calcext:value-type="float">
            <text:p>82233</text:p>
          </table:table-cell>
          <table:table-cell office:value-type="string" calcext:value-type="string">
            <text:p>Sant Llorenç Savall</text:p>
          </table:table-cell>
          <table:table-cell office:value-type="string" calcext:value-type="string">
            <text:p>NULL</text:p>
          </table:table-cell>
          <table:table-cell office:value-type="float" office:value="41285" calcext:value-type="float">
            <text:p>41285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2271" calcext:value-type="float">
            <text:p>2271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Vallès Occidental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82248" calcext:value-type="float">
            <text:p>82248</text:p>
          </table:table-cell>
          <table:table-cell office:value-type="string" calcext:value-type="string">
            <text:p>Sant Martí de Centelles</text:p>
          </table:table-cell>
          <table:table-cell table:number-columns-repeated="2" office:value-type="string" calcext:value-type="string">
            <text:p>25.874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141022" calcext:value-type="float">
            <text:p>20141022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907" calcext:value-type="float">
            <text:p>907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Osona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82251" calcext:value-type="float">
            <text:p>82251</text:p>
          </table:table-cell>
          <table:table-cell office:value-type="string" calcext:value-type="string">
            <text:p>Sant Martí d'Albar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4.7023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14" calcext:value-type="float">
            <text:p>114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Osona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2264" calcext:value-type="float">
            <text:p>82264</text:p>
          </table:table-cell>
          <table:table-cell office:value-type="string" calcext:value-type="string">
            <text:p>Sant Martí de Tous</text:p>
          </table:table-cell>
          <table:table-cell table:number-columns-repeated="2" office:value-type="string" calcext:value-type="string">
            <text:p>38.94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160727" calcext:value-type="float">
            <text:p>20160727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101" calcext:value-type="float">
            <text:p>1101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Anoia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2270" calcext:value-type="float">
            <text:p>82270</text:p>
          </table:table-cell>
          <table:table-cell office:value-type="string" calcext:value-type="string">
            <text:p>Sant Martí Sarroc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5.244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849" calcext:value-type="float">
            <text:p>2849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Alt Penedès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82286" calcext:value-type="float">
            <text:p>82286</text:p>
          </table:table-cell>
          <table:table-cell office:value-type="string" calcext:value-type="string">
            <text:p>Sant Martí Sesgueioles</text:p>
          </table:table-cell>
          <table:table-cell table:number-columns-repeated="2" office:value-type="string" calcext:value-type="string">
            <text:p>3.863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131016" calcext:value-type="float">
            <text:p>2013101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61" calcext:value-type="float">
            <text:p>361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Anoia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2299" calcext:value-type="float">
            <text:p>82299</text:p>
          </table:table-cell>
          <table:table-cell office:value-type="string" calcext:value-type="string">
            <text:p>Sant Mateu de Bages</text:p>
          </table:table-cell>
          <table:table-cell table:number-columns-repeated="2" office:value-type="string" calcext:value-type="string">
            <text:p>102.170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170726" calcext:value-type="float">
            <text:p>2017072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661" calcext:value-type="float">
            <text:p>661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Bages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2303" calcext:value-type="float">
            <text:p>82303</text:p>
          </table:table-cell>
          <table:table-cell office:value-type="string" calcext:value-type="string">
            <text:p>Premià de Dalt</text:p>
          </table:table-cell>
          <table:table-cell office:value-type="string" calcext:value-type="string">
            <text:p>NULL</text:p>
          </table:table-cell>
          <table:table-cell office:value-type="float" office:value="6477" calcext:value-type="float">
            <text:p>647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9890" calcext:value-type="float">
            <text:p>989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Maresme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2310" calcext:value-type="float">
            <text:p>82310</text:p>
          </table:table-cell>
          <table:table-cell office:value-type="string" calcext:value-type="string">
            <text:p>Sant Pere de Rib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0.853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6859" calcext:value-type="float">
            <text:p>2685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arraf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2325" calcext:value-type="float">
            <text:p>82325</text:p>
          </table:table-cell>
          <table:table-cell office:value-type="string" calcext:value-type="string">
            <text:p>Sant Pere de Riudebitll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.35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246" calcext:value-type="float">
            <text:p>2246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lt Penedès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2331" calcext:value-type="float">
            <text:p>82331</text:p>
          </table:table-cell>
          <table:table-cell office:value-type="string" calcext:value-type="string">
            <text:p>Sant Pere de Torelló</text:p>
          </table:table-cell>
          <table:table-cell table:number-columns-repeated="2" office:value-type="string" calcext:value-type="string">
            <text:p>54.9573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140212" calcext:value-type="float">
            <text:p>20140212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264" calcext:value-type="float">
            <text:p>2264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Osona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2346" calcext:value-type="float">
            <text:p>82346</text:p>
          </table:table-cell>
          <table:table-cell office:value-type="string" calcext:value-type="string">
            <text:p>Sant Pere de Vilamajo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4.3458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578" calcext:value-type="float">
            <text:p>3578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Vallès Oriental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2359" calcext:value-type="float">
            <text:p>82359</text:p>
          </table:table-cell>
          <table:table-cell office:value-type="string" calcext:value-type="string">
            <text:p>Sant Pol de Ma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.516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773" calcext:value-type="float">
            <text:p>477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resme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2362" calcext:value-type="float">
            <text:p>82362</text:p>
          </table:table-cell>
          <table:table-cell office:value-type="string" calcext:value-type="string">
            <text:p>Sant Quintí de Medion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3.800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039" calcext:value-type="float">
            <text:p>2039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lt Penedès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82378" calcext:value-type="float">
            <text:p>82378</text:p>
          </table:table-cell>
          <table:table-cell office:value-type="string" calcext:value-type="string">
            <text:p>Sant Quirze de Besora</text:p>
          </table:table-cell>
          <table:table-cell table:number-columns-repeated="2" office:value-type="string" calcext:value-type="string">
            <text:p>8.152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150429" calcext:value-type="float">
            <text:p>20150429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069" calcext:value-type="float">
            <text:p>2069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Osona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82384" calcext:value-type="float">
            <text:p>82384</text:p>
          </table:table-cell>
          <table:table-cell office:value-type="string" calcext:value-type="string">
            <text:p>Sant Quirze del Vallè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4.084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7138" calcext:value-type="float">
            <text:p>1713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Vallès Occidental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2397" calcext:value-type="float">
            <text:p>82397</text:p>
          </table:table-cell>
          <table:table-cell office:value-type="string" calcext:value-type="string">
            <text:p>Sant Quirze Safaj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5.9971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579" calcext:value-type="float">
            <text:p>579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Moianès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2401" calcext:value-type="float">
            <text:p>82401</text:p>
          </table:table-cell>
          <table:table-cell office:value-type="string" calcext:value-type="string">
            <text:p>Sant Sadurní d'Anoi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8.947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1617" calcext:value-type="float">
            <text:p>1161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lt Penedès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82418" calcext:value-type="float">
            <text:p>82418</text:p>
          </table:table-cell>
          <table:table-cell office:value-type="string" calcext:value-type="string">
            <text:p>Sant Sadurní d'Osormort</text:p>
          </table:table-cell>
          <table:table-cell table:number-columns-repeated="2" office:value-type="string" calcext:value-type="string">
            <text:p>30.664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160505" calcext:value-type="float">
            <text:p>20160505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89" calcext:value-type="float">
            <text:p>89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Osona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2423" calcext:value-type="float">
            <text:p>82423</text:p>
          </table:table-cell>
          <table:table-cell office:value-type="string" calcext:value-type="string">
            <text:p>Marganell</text:p>
          </table:table-cell>
          <table:table-cell table:number-columns-repeated="2" office:value-type="string" calcext:value-type="string">
            <text:p>13.345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141022" calcext:value-type="float">
            <text:p>20141022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88" calcext:value-type="float">
            <text:p>288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Bages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2439" calcext:value-type="float">
            <text:p>82439</text:p>
          </table:table-cell>
          <table:table-cell office:value-type="string" calcext:value-type="string">
            <text:p>Santa Cecília de Voltregà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.608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99" calcext:value-type="float">
            <text:p>1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Osona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82444" calcext:value-type="float">
            <text:p>82444</text:p>
          </table:table-cell>
          <table:table-cell office:value-type="string" calcext:value-type="string">
            <text:p>Santa Coloma de Cervell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.415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7314" calcext:value-type="float">
            <text:p>731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Baix Llobregat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2457" calcext:value-type="float">
            <text:p>82457</text:p>
          </table:table-cell>
          <table:table-cell office:value-type="string" calcext:value-type="string">
            <text:p>Santa Coloma de Gramene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.035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19056" calcext:value-type="float">
            <text:p>1190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rcelonès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2460" calcext:value-type="float">
            <text:p>82460</text:p>
          </table:table-cell>
          <table:table-cell office:value-type="string" calcext:value-type="string">
            <text:p>Santa Eugènia de Berga</text:p>
          </table:table-cell>
          <table:table-cell table:number-columns-repeated="2" office:value-type="string" calcext:value-type="string">
            <text:p>6.979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141022" calcext:value-type="float">
            <text:p>20141022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178" calcext:value-type="float">
            <text:p>2178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Osona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2476" calcext:value-type="float">
            <text:p>82476</text:p>
          </table:table-cell>
          <table:table-cell office:value-type="string" calcext:value-type="string">
            <text:p>Santa Eulàlia de Riuprimer</text:p>
          </table:table-cell>
          <table:table-cell table:number-columns-repeated="2" office:value-type="string" calcext:value-type="string">
            <text:p>13.890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160505" calcext:value-type="float">
            <text:p>20160505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926" calcext:value-type="float">
            <text:p>926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Osona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82482" calcext:value-type="float">
            <text:p>82482</text:p>
          </table:table-cell>
          <table:table-cell office:value-type="string" calcext:value-type="string">
            <text:p>Santa Eulàlia de Ronçan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4.1139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6111" calcext:value-type="float">
            <text:p>611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Vallès Oriental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82495" calcext:value-type="float">
            <text:p>82495</text:p>
          </table:table-cell>
          <table:table-cell office:value-type="string" calcext:value-type="string">
            <text:p>Santa Fe del Penedès</text:p>
          </table:table-cell>
          <table:table-cell office:value-type="string" calcext:value-type="string">
            <text:p>3.3760</text:p>
          </table:table-cell>
          <table:table-cell office:value-type="float" office:value="3376" calcext:value-type="float">
            <text:p>337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170726" calcext:value-type="float">
            <text:p>2017072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50" calcext:value-type="float">
            <text:p>3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Alt Penedès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82508" calcext:value-type="float">
            <text:p>82508</text:p>
          </table:table-cell>
          <table:table-cell office:value-type="string" calcext:value-type="string">
            <text:p>Santa Margarida de Montbui</text:p>
          </table:table-cell>
          <table:table-cell office:value-type="string" calcext:value-type="string">
            <text:p>27.6030</text:p>
          </table:table-cell>
          <table:table-cell office:value-type="float" office:value="27603" calcext:value-type="float">
            <text:p>2760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160727" calcext:value-type="float">
            <text:p>20160727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9715" calcext:value-type="float">
            <text:p>9715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Anoia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2515" calcext:value-type="float">
            <text:p>82515</text:p>
          </table:table-cell>
          <table:table-cell office:value-type="string" calcext:value-type="string">
            <text:p>Santa Margarida i els Monjo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7.44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6221" calcext:value-type="float">
            <text:p>622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lt Penedè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2520" calcext:value-type="float">
            <text:p>82520</text:p>
          </table:table-cell>
          <table:table-cell office:value-type="string" calcext:value-type="string">
            <text:p>Barberà del Vallè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.2031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8633" calcext:value-type="float">
            <text:p>2863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Vallès Occidental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2536" calcext:value-type="float">
            <text:p>82536</text:p>
          </table:table-cell>
          <table:table-cell office:value-type="string" calcext:value-type="string">
            <text:p>Santa Maria de Besora</text:p>
          </table:table-cell>
          <table:table-cell office:value-type="string" calcext:value-type="string">
            <text:p>24.9140</text:p>
          </table:table-cell>
          <table:table-cell office:value-type="float" office:value="24914" calcext:value-type="float">
            <text:p>24914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130529" calcext:value-type="float">
            <text:p>20130529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87" calcext:value-type="float">
            <text:p>187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Osona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2541" calcext:value-type="float">
            <text:p>82541</text:p>
          </table:table-cell>
          <table:table-cell office:value-type="string" calcext:value-type="string">
            <text:p>l'Esquiro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1.7969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239" calcext:value-type="float">
            <text:p>2239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Osona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82554" calcext:value-type="float">
            <text:p>82554</text:p>
          </table:table-cell>
          <table:table-cell office:value-type="string" calcext:value-type="string">
            <text:p>Santa Maria de Merlè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1.305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52" calcext:value-type="float">
            <text:p>152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Berguedà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82567" calcext:value-type="float">
            <text:p>82567</text:p>
          </table:table-cell>
          <table:table-cell office:value-type="string" calcext:value-type="string">
            <text:p>Santa Maria de Martorell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.4545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788" calcext:value-type="float">
            <text:p>78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Vallès Oriental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2573" calcext:value-type="float">
            <text:p>82573</text:p>
          </table:table-cell>
          <table:table-cell office:value-type="string" calcext:value-type="string">
            <text:p>Santa Maria de Mirall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5.247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28" calcext:value-type="float">
            <text:p>128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Anoia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2589" calcext:value-type="float">
            <text:p>82589</text:p>
          </table:table-cell>
          <table:table-cell office:value-type="string" calcext:value-type="string">
            <text:p>Santa Maria d'Oló</text:p>
          </table:table-cell>
          <table:table-cell table:number-columns-repeated="2" office:value-type="string" calcext:value-type="string">
            <text:p>66.0811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0170726" calcext:value-type="float">
            <text:p>2017072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072" calcext:value-type="float">
            <text:p>1072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Moianès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82592" calcext:value-type="float">
            <text:p>82592</text:p>
          </table:table-cell>
          <table:table-cell office:value-type="string" calcext:value-type="string">
            <text:p>Santa Maria de Palautorder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.9738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8099" calcext:value-type="float">
            <text:p>8099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Vallès Oriental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82606" calcext:value-type="float">
            <text:p>82606</text:p>
          </table:table-cell>
          <table:table-cell office:value-type="string" calcext:value-type="string">
            <text:p>Santa Perpètua de Mogod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5.524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1644" calcext:value-type="float">
            <text:p>2164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Vallès Occidental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82613" calcext:value-type="float">
            <text:p>82613</text:p>
          </table:table-cell>
          <table:table-cell office:value-type="string" calcext:value-type="string">
            <text:p>Santa Susann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2.6366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2939" calcext:value-type="float">
            <text:p>29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resme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2628" calcext:value-type="float">
            <text:p>82628</text:p>
          </table:table-cell>
          <table:table-cell office:value-type="string" calcext:value-type="string">
            <text:p>Sant Vicenç de Castelle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7.298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7835" calcext:value-type="float">
            <text:p>783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Bages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82634" calcext:value-type="float">
            <text:p>82634</text:p>
          </table:table-cell>
          <table:table-cell office:value-type="string" calcext:value-type="string">
            <text:p>Sant Vicenç dels Hort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.305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27019" calcext:value-type="float">
            <text:p>270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aix Llobregat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82649" calcext:value-type="float">
            <text:p>82649</text:p>
          </table:table-cell>
          <table:table-cell office:value-type="string" calcext:value-type="string">
            <text:p>Sant Vicenç de Montal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.990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127" calcext:value-type="float">
            <text:p>512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aresme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82652" calcext:value-type="float">
            <text:p>82652</text:p>
          </table:table-cell>
          <table:table-cell office:value-type="string" calcext:value-type="string">
            <text:p>Sant Vicenç de Torelló</text:p>
          </table:table-cell>
          <table:table-cell table:number-columns-repeated="2" office:value-type="string" calcext:value-type="string">
            <text:p>6.587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150730" calcext:value-type="float">
            <text:p>20150730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911" calcext:value-type="float">
            <text:p>1911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Osona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Cerdanyola del Vallè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0.8307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7959" calcext:value-type="float">
            <text:p>5795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Vallès Occidental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82671" calcext:value-type="float">
            <text:p>82671</text:p>
          </table:table-cell>
          <table:table-cell office:value-type="string" calcext:value-type="string">
            <text:p>Sentmena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8.451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7209" calcext:value-type="float">
            <text:p>7209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Vallès Occidental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82687" calcext:value-type="float">
            <text:p>82687</text:p>
          </table:table-cell>
          <table:table-cell office:value-type="string" calcext:value-type="string">
            <text:p>Cercs</text:p>
          </table:table-cell>
          <table:table-cell table:number-columns-repeated="2" office:value-type="string" calcext:value-type="string">
            <text:p>47.017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160727" calcext:value-type="float">
            <text:p>20160727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333" calcext:value-type="float">
            <text:p>1333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Berguedà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82690" calcext:value-type="float">
            <text:p>82690</text:p>
          </table:table-cell>
          <table:table-cell office:value-type="string" calcext:value-type="string">
            <text:p>Se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0.4659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099" calcext:value-type="float">
            <text:p>3099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Osona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82704" calcext:value-type="float">
            <text:p>82704</text:p>
          </table:table-cell>
          <table:table-cell office:value-type="string" calcext:value-type="string">
            <text:p>Sitg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3.989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5642" calcext:value-type="float">
            <text:p>256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rraf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82711" calcext:value-type="float">
            <text:p>82711</text:p>
          </table:table-cell>
          <table:table-cell office:value-type="string" calcext:value-type="string">
            <text:p>Sobremun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3.832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02" calcext:value-type="float">
            <text:p>102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Osona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2726" calcext:value-type="float">
            <text:p>82726</text:p>
          </table:table-cell>
          <table:table-cell office:value-type="string" calcext:value-type="string">
            <text:p>Sora</text:p>
          </table:table-cell>
          <table:table-cell table:number-columns-repeated="2" office:value-type="string" calcext:value-type="string">
            <text:p>30.842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150429" calcext:value-type="float">
            <text:p>20150429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93" calcext:value-type="float">
            <text:p>1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Osona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82732" calcext:value-type="float">
            <text:p>82732</text:p>
          </table:table-cell>
          <table:table-cell office:value-type="string" calcext:value-type="string">
            <text:p>Subirat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5.607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943" calcext:value-type="float">
            <text:p>2943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Alt Penedès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82747" calcext:value-type="float">
            <text:p>82747</text:p>
          </table:table-cell>
          <table:table-cell office:value-type="string" calcext:value-type="string">
            <text:p>Súria</text:p>
          </table:table-cell>
          <table:table-cell table:number-columns-repeated="2" office:value-type="string" calcext:value-type="string">
            <text:p>23.600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160505" calcext:value-type="float">
            <text:p>20160505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6290" calcext:value-type="float">
            <text:p>6290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Bages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82750" calcext:value-type="float">
            <text:p>82750</text:p>
          </table:table-cell>
          <table:table-cell office:value-type="string" calcext:value-type="string">
            <text:p>Tavèrnoles</text:p>
          </table:table-cell>
          <table:table-cell table:number-columns-repeated="2" office:value-type="string" calcext:value-type="string">
            <text:p>18.8823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160505" calcext:value-type="float">
            <text:p>20160505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00" calcext:value-type="float">
            <text:p>300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Osona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82763" calcext:value-type="float">
            <text:p>82763</text:p>
          </table:table-cell>
          <table:table-cell office:value-type="string" calcext:value-type="string">
            <text:p>Tagamanent</text:p>
          </table:table-cell>
          <table:table-cell table:number-columns-repeated="2" office:value-type="string" calcext:value-type="string">
            <text:p>43.4706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0141022" calcext:value-type="float">
            <text:p>20141022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82" calcext:value-type="float">
            <text:p>282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Vallès Oriental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82779" calcext:value-type="float">
            <text:p>82779</text:p>
          </table:table-cell>
          <table:table-cell office:value-type="string" calcext:value-type="string">
            <text:p>Talamanc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9.306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134" calcext:value-type="float">
            <text:p>134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Bages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82785" calcext:value-type="float">
            <text:p>82785</text:p>
          </table:table-cell>
          <table:table-cell office:value-type="string" calcext:value-type="string">
            <text:p>Tarade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6.5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764" calcext:value-type="float">
            <text:p>5764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Osona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82798" calcext:value-type="float">
            <text:p>82798</text:p>
          </table:table-cell>
          <table:table-cell office:value-type="string" calcext:value-type="string">
            <text:p>Terrass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0.185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199817" calcext:value-type="float">
            <text:p>199817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Vallès Occidental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82802" calcext:value-type="float">
            <text:p>82802</text:p>
          </table:table-cell>
          <table:table-cell office:value-type="string" calcext:value-type="string">
            <text:p>Tavertet</text:p>
          </table:table-cell>
          <table:table-cell table:number-columns-repeated="2" office:value-type="string" calcext:value-type="string">
            <text:p>32.766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150730" calcext:value-type="float">
            <text:p>20150730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55" calcext:value-type="float">
            <text:p>155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Osona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82819" calcext:value-type="float">
            <text:p>82819</text:p>
          </table:table-cell>
          <table:table-cell office:value-type="string" calcext:value-type="string">
            <text:p>Teià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.700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867" calcext:value-type="float">
            <text:p>586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aresme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2824" calcext:value-type="float">
            <text:p>82824</text:p>
          </table:table-cell>
          <table:table-cell office:value-type="string" calcext:value-type="string">
            <text:p>Tian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.896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7305" calcext:value-type="float">
            <text:p>730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Maresme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2830" calcext:value-type="float">
            <text:p>82830</text:p>
          </table:table-cell>
          <table:table-cell office:value-type="string" calcext:value-type="string">
            <text:p>Ton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.393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7328" calcext:value-type="float">
            <text:p>7328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Osona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2845" calcext:value-type="float">
            <text:p>82845</text:p>
          </table:table-cell>
          <table:table-cell office:value-type="string" calcext:value-type="string">
            <text:p>Torder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4.576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13420" calcext:value-type="float">
            <text:p>134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resme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82858" calcext:value-type="float">
            <text:p>82858</text:p>
          </table:table-cell>
          <table:table-cell office:value-type="string" calcext:value-type="string">
            <text:p>Torelló</text:p>
          </table:table-cell>
          <table:table-cell table:number-columns-repeated="2" office:value-type="string" calcext:value-type="string">
            <text:p>13.5064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150730" calcext:value-type="float">
            <text:p>20150730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3269" calcext:value-type="float">
            <text:p>13269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Osona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82861" calcext:value-type="float">
            <text:p>82861</text:p>
          </table:table-cell>
          <table:table-cell office:value-type="string" calcext:value-type="string">
            <text:p>la Torre de Claramunt</text:p>
          </table:table-cell>
          <table:table-cell table:number-columns-repeated="2" office:value-type="string" calcext:value-type="string">
            <text:p>14.9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111214" calcext:value-type="float">
            <text:p>20111214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298" calcext:value-type="float">
            <text:p>3298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Anoia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2877" calcext:value-type="float">
            <text:p>82877</text:p>
          </table:table-cell>
          <table:table-cell office:value-type="string" calcext:value-type="string">
            <text:p>Torrelavi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3.756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232" calcext:value-type="float">
            <text:p>123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lt Penedès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82883" calcext:value-type="float">
            <text:p>82883</text:p>
          </table:table-cell>
          <table:table-cell office:value-type="string" calcext:value-type="string">
            <text:p>Torrelles de Foix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7.020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252" calcext:value-type="float">
            <text:p>2252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Alt Penedès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82896" calcext:value-type="float">
            <text:p>82896</text:p>
          </table:table-cell>
          <table:table-cell office:value-type="string" calcext:value-type="string">
            <text:p>Torrelles de Llobrega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3.530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861" calcext:value-type="float">
            <text:p>486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aix Llobregat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82900" calcext:value-type="float">
            <text:p>82900</text:p>
          </table:table-cell>
          <table:table-cell office:value-type="string" calcext:value-type="string">
            <text:p>Ullastre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.3494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529" calcext:value-type="float">
            <text:p>1529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Vallès Occidental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82917" calcext:value-type="float">
            <text:p>82917</text:p>
          </table:table-cell>
          <table:table-cell office:value-type="string" calcext:value-type="string">
            <text:p>Vacariss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0.6264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5094" calcext:value-type="float">
            <text:p>5094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Vallès Occidental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2922" calcext:value-type="float">
            <text:p>82922</text:p>
          </table:table-cell>
          <table:table-cell office:value-type="string" calcext:value-type="string">
            <text:p>Vallbona d'Anoia</text:p>
          </table:table-cell>
          <table:table-cell table:number-columns-repeated="2" office:value-type="string" calcext:value-type="string">
            <text:p>6.4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101215" calcext:value-type="float">
            <text:p>20101215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311" calcext:value-type="float">
            <text:p>1311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Anoia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82938" calcext:value-type="float">
            <text:p>82938</text:p>
          </table:table-cell>
          <table:table-cell office:value-type="string" calcext:value-type="string">
            <text:p>Vallcebre</text:p>
          </table:table-cell>
          <table:table-cell table:number-columns-repeated="2" office:value-type="string" calcext:value-type="string">
            <text:p>28.045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130529" calcext:value-type="float">
            <text:p>20130529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76" calcext:value-type="float">
            <text:p>276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Berguedà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82943" calcext:value-type="float">
            <text:p>82943</text:p>
          </table:table-cell>
          <table:table-cell office:value-type="string" calcext:value-type="string">
            <text:p>Vallgorguin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.127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016" calcext:value-type="float">
            <text:p>2016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Vallès Oriental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82956" calcext:value-type="float">
            <text:p>82956</text:p>
          </table:table-cell>
          <table:table-cell office:value-type="string" calcext:value-type="string">
            <text:p>Valliran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3.859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2928" calcext:value-type="float">
            <text:p>12928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aix Llobregat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82969" calcext:value-type="float">
            <text:p>82969</text:p>
          </table:table-cell>
          <table:table-cell office:value-type="string" calcext:value-type="string">
            <text:p>Vallroman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0.5693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094" calcext:value-type="float">
            <text:p>2094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Vallès Oriental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82975" calcext:value-type="float">
            <text:p>82975</text:p>
          </table:table-cell>
          <table:table-cell office:value-type="string" calcext:value-type="string">
            <text:p>Veciana</text:p>
          </table:table-cell>
          <table:table-cell table:number-columns-repeated="2" office:value-type="string" calcext:value-type="string">
            <text:p>38.957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130529" calcext:value-type="float">
            <text:p>20130529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67" calcext:value-type="float">
            <text:p>167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Anoia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2981" calcext:value-type="float">
            <text:p>82981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0.9079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8747" calcext:value-type="float">
            <text:p>38747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Osona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82994" calcext:value-type="float">
            <text:p>82994</text:p>
          </table:table-cell>
          <table:table-cell office:value-type="string" calcext:value-type="string">
            <text:p>Vilada</text:p>
          </table:table-cell>
          <table:table-cell office:value-type="string" calcext:value-type="string">
            <text:p>NULL</text:p>
          </table:table-cell>
          <table:table-cell office:value-type="float" office:value="22213" calcext:value-type="float">
            <text:p>222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16" calcext:value-type="float">
            <text:p>516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Berguedà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83008" calcext:value-type="float">
            <text:p>83008</text:p>
          </table:table-cell>
          <table:table-cell office:value-type="string" calcext:value-type="string">
            <text:p>Viladecavall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.0327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7036" calcext:value-type="float">
            <text:p>7036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Vallès Occidental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83015" calcext:value-type="float">
            <text:p>83015</text:p>
          </table:table-cell>
          <table:table-cell office:value-type="string" calcext:value-type="string">
            <text:p>Viladecan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.501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61168" calcext:value-type="float">
            <text:p>6116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aix Llobregat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3020" calcext:value-type="float">
            <text:p>83020</text:p>
          </table:table-cell>
          <table:table-cell office:value-type="string" calcext:value-type="string">
            <text:p>Vilanova del Camí</text:p>
          </table:table-cell>
          <table:table-cell table:number-columns-repeated="2" office:value-type="string" calcext:value-type="string">
            <text:p>10.479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150429" calcext:value-type="float">
            <text:p>20150429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2039" calcext:value-type="float">
            <text:p>1203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Anoia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3036" calcext:value-type="float">
            <text:p>83036</text:p>
          </table:table-cell>
          <table:table-cell office:value-type="string" calcext:value-type="string">
            <text:p>Vilanova de Sau</text:p>
          </table:table-cell>
          <table:table-cell table:number-columns-repeated="2" office:value-type="string" calcext:value-type="string">
            <text:p>57.984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150730" calcext:value-type="float">
            <text:p>20150730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23" calcext:value-type="float">
            <text:p>323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Osona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83041" calcext:value-type="float">
            <text:p>83041</text:p>
          </table:table-cell>
          <table:table-cell office:value-type="string" calcext:value-type="string">
            <text:p>Vilobí del Penedè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.402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033" calcext:value-type="float">
            <text:p>103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Alt Penedès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83054" calcext:value-type="float">
            <text:p>83054</text:p>
          </table:table-cell>
          <table:table-cell office:value-type="string" calcext:value-type="string">
            <text:p>Vilafranca del Penedè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9.8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6687" calcext:value-type="float">
            <text:p>36687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Alt Penedès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83067" calcext:value-type="float">
            <text:p>83067</text:p>
          </table:table-cell>
          <table:table-cell office:value-type="string" calcext:value-type="string">
            <text:p>Vilalba Sasserr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.8546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81" calcext:value-type="float">
            <text:p>58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allès Oriental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3073" calcext:value-type="float">
            <text:p>83073</text:p>
          </table:table-cell>
          <table:table-cell office:value-type="string" calcext:value-type="string">
            <text:p>Vilanova i la Geltrú</text:p>
          </table:table-cell>
          <table:table-cell office:value-type="string" calcext:value-type="string">
            <text:p>NULL</text:p>
          </table:table-cell>
          <table:table-cell office:value-type="float" office:value="34043" calcext:value-type="float">
            <text:p>3404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62826" calcext:value-type="float">
            <text:p>628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arraf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83089" calcext:value-type="float">
            <text:p>83089</text:p>
          </table:table-cell>
          <table:table-cell office:value-type="string" calcext:value-type="string">
            <text:p>Viver i Serrateix</text:p>
          </table:table-cell>
          <table:table-cell table:number-columns-repeated="2" office:value-type="string" calcext:value-type="string">
            <text:p>67.170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160505" calcext:value-type="float">
            <text:p>20160505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94" calcext:value-type="float">
            <text:p>194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Berguedà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89019" calcext:value-type="float">
            <text:p>89019</text:p>
          </table:table-cell>
          <table:table-cell office:value-type="string" calcext:value-type="string">
            <text:p>Rupit i Prui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9.127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39" calcext:value-type="float">
            <text:p>339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Osona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9024" calcext:value-type="float">
            <text:p>89024</text:p>
          </table:table-cell>
          <table:table-cell office:value-type="string" calcext:value-type="string">
            <text:p>Vilanova del Vallè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5.2078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774" calcext:value-type="float">
            <text:p>377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Vallès Oriental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89030" calcext:value-type="float">
            <text:p>89030</text:p>
          </table:table-cell>
          <table:table-cell office:value-type="string" calcext:value-type="string">
            <text:p>Sant Julià de Cerdanyol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.846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259" calcext:value-type="float">
            <text:p>259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Berguedà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9045" calcext:value-type="float">
            <text:p>89045</text:p>
          </table:table-cell>
          <table:table-cell office:value-type="string" calcext:value-type="string">
            <text:p>Badia del Vallès</text:p>
          </table:table-cell>
          <table:table-cell table:number-columns-repeated="2" office:value-type="string" calcext:value-type="string">
            <text:p>0.93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0040325" calcext:value-type="float">
            <text:p>20040325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4123" calcext:value-type="float">
            <text:p>1412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allès Occidental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89058" calcext:value-type="float">
            <text:p>89058</text:p>
          </table:table-cell>
          <table:table-cell office:value-type="string" calcext:value-type="string">
            <text:p>la Palma de Cervelló</text:p>
          </table:table-cell>
          <table:table-cell table:number-columns-repeated="2" office:value-type="string" calcext:value-type="string">
            <text:p>5.389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0160505" calcext:value-type="float">
            <text:p>20160505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988" calcext:value-type="float">
            <text:p>298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ix Llobregat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70010" calcext:value-type="float">
            <text:p>170010</text:p>
          </table:table-cell>
          <table:table-cell office:value-type="string" calcext:value-type="string">
            <text:p>Agullan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7.416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756" calcext:value-type="float">
            <text:p>75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70025" calcext:value-type="float">
            <text:p>170025</text:p>
          </table:table-cell>
          <table:table-cell office:value-type="string" calcext:value-type="string">
            <text:p>Aiguavi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3.9839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94" calcext:value-type="float">
            <text:p>594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Gironès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70031" calcext:value-type="float">
            <text:p>170031</text:p>
          </table:table-cell>
          <table:table-cell office:value-type="string" calcext:value-type="string">
            <text:p>Albanyà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4.029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37" calcext:value-type="float">
            <text:p>137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70046" calcext:value-type="float">
            <text:p>170046</text:p>
          </table:table-cell>
          <table:table-cell office:value-type="string" calcext:value-type="string">
            <text:p>Albon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.324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620" calcext:value-type="float">
            <text:p>6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aix Empordà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70059" calcext:value-type="float">
            <text:p>170059</text:p>
          </table:table-cell>
          <table:table-cell office:value-type="string" calcext:value-type="string">
            <text:p>el Far d'Empordà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.120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83" calcext:value-type="float">
            <text:p>48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70062" calcext:value-type="float">
            <text:p>170062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4.019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467" calcext:value-type="float">
            <text:p>1467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Cerdanya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70078" calcext:value-type="float">
            <text:p>170078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39.8970</text:p>
          </table:table-cell>
          <table:table-cell office:value-type="float" office:value="39897" calcext:value-type="float">
            <text:p>39897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20150730" calcext:value-type="float">
            <text:p>20150730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258" calcext:value-type="float">
            <text:p>2258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elva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70084" calcext:value-type="float">
            <text:p>170084</text:p>
          </table:table-cell>
          <table:table-cell office:value-type="string" calcext:value-type="string">
            <text:p>Anglè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.3185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211" calcext:value-type="float">
            <text:p>521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elva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70097" calcext:value-type="float">
            <text:p>170097</text:p>
          </table:table-cell>
          <table:table-cell office:value-type="string" calcext:value-type="string">
            <text:p>Arbúci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6.4118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6232" calcext:value-type="float">
            <text:p>6232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Selva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0101" calcext:value-type="float">
            <text:p>170101</text:p>
          </table:table-cell>
          <table:table-cell office:value-type="string" calcext:value-type="string">
            <text:p>Argelaguer</text:p>
          </table:table-cell>
          <table:table-cell table:number-columns-repeated="2" office:value-type="string" calcext:value-type="string">
            <text:p>12.6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100722" calcext:value-type="float">
            <text:p>20100722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18" calcext:value-type="float">
            <text:p>418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Garrotxa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70118" calcext:value-type="float">
            <text:p>170118</text:p>
          </table:table-cell>
          <table:table-cell office:value-type="string" calcext:value-type="string">
            <text:p>l'Armentera</text:p>
          </table:table-cell>
          <table:table-cell table:number-columns-repeated="2" office:value-type="string" calcext:value-type="string">
            <text:p>5.8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0120620" calcext:value-type="float">
            <text:p>20120620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770" calcext:value-type="float">
            <text:p>7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70123" calcext:value-type="float">
            <text:p>170123</text:p>
          </table:table-cell>
          <table:table-cell office:value-type="string" calcext:value-type="string">
            <text:p>Avinyonet de Puigventó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2.315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241" calcext:value-type="float">
            <text:p>124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70139" calcext:value-type="float">
            <text:p>170139</text:p>
          </table:table-cell>
          <table:table-cell office:value-type="string" calcext:value-type="string">
            <text:p>Begur</text:p>
          </table:table-cell>
          <table:table-cell table:number-columns-repeated="2" office:value-type="string" calcext:value-type="string">
            <text:p>20.8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111214" calcext:value-type="float">
            <text:p>20111214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076" calcext:value-type="float">
            <text:p>40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ix Empordà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70144" calcext:value-type="float">
            <text:p>170144</text:p>
          </table:table-cell>
          <table:table-cell office:value-type="string" calcext:value-type="string">
            <text:p>la Vajol</text:p>
          </table:table-cell>
          <table:table-cell office:value-type="string" calcext:value-type="string">
            <text:p>NULL</text:p>
          </table:table-cell>
          <table:table-cell office:value-type="float" office:value="4788" calcext:value-type="float">
            <text:p>478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01" calcext:value-type="float">
            <text:p>101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70157" calcext:value-type="float">
            <text:p>170157</text:p>
          </table:table-cell>
          <table:table-cell office:value-type="string" calcext:value-type="string">
            <text:p>Banyoles</text:p>
          </table:table-cell>
          <table:table-cell table:number-columns-repeated="2" office:value-type="string" calcext:value-type="string">
            <text:p>11.01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0100722" calcext:value-type="float">
            <text:p>20100722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7309" calcext:value-type="float">
            <text:p>17309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Pla de l'Estany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70160" calcext:value-type="float">
            <text:p>170160</text:p>
          </table:table-cell>
          <table:table-cell office:value-type="string" calcext:value-type="string">
            <text:p>Bàscar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.876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900" calcext:value-type="float">
            <text:p>90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70182" calcext:value-type="float">
            <text:p>170182</text:p>
          </table:table-cell>
          <table:table-cell office:value-type="string" calcext:value-type="string">
            <text:p>Bellcaire d'Empordà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2.593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672" calcext:value-type="float">
            <text:p>67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ix Empordà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70195" calcext:value-type="float">
            <text:p>170195</text:p>
          </table:table-cell>
          <table:table-cell office:value-type="string" calcext:value-type="string">
            <text:p>Besalú</text:p>
          </table:table-cell>
          <table:table-cell table:number-columns-repeated="2" office:value-type="string" calcext:value-type="string">
            <text:p>4.6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257" calcext:value-type="float">
            <text:p>225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Garrotxa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70209" calcext:value-type="float">
            <text:p>170209</text:p>
          </table:table-cell>
          <table:table-cell office:value-type="string" calcext:value-type="string">
            <text:p>Bescanó</text:p>
          </table:table-cell>
          <table:table-cell table:number-columns-repeated="2" office:value-type="string" calcext:value-type="string">
            <text:p>36.028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160505" calcext:value-type="float">
            <text:p>20160505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859" calcext:value-type="float">
            <text:p>385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ironès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70216" calcext:value-type="float">
            <text:p>170216</text:p>
          </table:table-cell>
          <table:table-cell office:value-type="string" calcext:value-type="string">
            <text:p>Beuda</text:p>
          </table:table-cell>
          <table:table-cell table:number-columns-repeated="2" office:value-type="string" calcext:value-type="string">
            <text:p>36.171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160505" calcext:value-type="float">
            <text:p>20160505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64" calcext:value-type="float">
            <text:p>164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Garrotxa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70221" calcext:value-type="float">
            <text:p>170221</text:p>
          </table:table-cell>
          <table:table-cell office:value-type="string" calcext:value-type="string">
            <text:p>la Bisbal d'Empordà</text:p>
          </table:table-cell>
          <table:table-cell table:number-columns-repeated="2" office:value-type="string" calcext:value-type="string">
            <text:p>20.720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160727" calcext:value-type="float">
            <text:p>20160727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9261" calcext:value-type="float">
            <text:p>926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aix Empordà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70237" calcext:value-type="float">
            <text:p>170237</text:p>
          </table:table-cell>
          <table:table-cell office:value-type="string" calcext:value-type="string">
            <text:p>Blanes</text:p>
          </table:table-cell>
          <table:table-cell office:value-type="string" calcext:value-type="string">
            <text:p>17.70</text:p>
          </table:table-cell>
          <table:table-cell office:value-type="string" calcext:value-type="string">
            <text:p>17.7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20111214" calcext:value-type="float">
            <text:p>20111214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7819" calcext:value-type="float">
            <text:p>378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lva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70242" calcext:value-type="float">
            <text:p>170242</text:p>
          </table:table-cell>
          <table:table-cell office:value-type="string" calcext:value-type="string">
            <text:p>Bolvi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0.889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95" calcext:value-type="float">
            <text:p>295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Cerdanya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70255" calcext:value-type="float">
            <text:p>170255</text:p>
          </table:table-cell>
          <table:table-cell office:value-type="string" calcext:value-type="string">
            <text:p>Bordils</text:p>
          </table:table-cell>
          <table:table-cell table:number-columns-repeated="2" office:value-type="string" calcext:value-type="string">
            <text:p>6.987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140212" calcext:value-type="float">
            <text:p>20140212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554" calcext:value-type="float">
            <text:p>155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ironès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70268" calcext:value-type="float">
            <text:p>170268</text:p>
          </table:table-cell>
          <table:table-cell office:value-type="string" calcext:value-type="string">
            <text:p>Borrassà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.488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614" calcext:value-type="float">
            <text:p>61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70274" calcext:value-type="float">
            <text:p>170274</text:p>
          </table:table-cell>
          <table:table-cell office:value-type="string" calcext:value-type="string">
            <text:p>Bred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.0153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685" calcext:value-type="float">
            <text:p>3685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elva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70280" calcext:value-type="float">
            <text:p>170280</text:p>
          </table:table-cell>
          <table:table-cell office:value-type="string" calcext:value-type="string">
            <text:p>Brunyol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6.8435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62" calcext:value-type="float">
            <text:p>362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Selva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70293" calcext:value-type="float">
            <text:p>170293</text:p>
          </table:table-cell>
          <table:table-cell office:value-type="string" calcext:value-type="string">
            <text:p>Boadella i les Escaul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0.687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30" calcext:value-type="float">
            <text:p>23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70307" calcext:value-type="float">
            <text:p>170307</text:p>
          </table:table-cell>
          <table:table-cell office:value-type="string" calcext:value-type="string">
            <text:p>Caban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4.991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917" calcext:value-type="float">
            <text:p>9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70314" calcext:value-type="float">
            <text:p>170314</text:p>
          </table:table-cell>
          <table:table-cell office:value-type="string" calcext:value-type="string">
            <text:p>Cabanelles</text:p>
          </table:table-cell>
          <table:table-cell table:number-columns-repeated="2" office:value-type="string" calcext:value-type="string">
            <text:p>55.99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0160505" calcext:value-type="float">
            <text:p>20160505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40" calcext:value-type="float">
            <text:p>240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70329" calcext:value-type="float">
            <text:p>170329</text:p>
          </table:table-cell>
          <table:table-cell office:value-type="string" calcext:value-type="string">
            <text:p>Cadaqué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6.37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922" calcext:value-type="float">
            <text:p>29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70335" calcext:value-type="float">
            <text:p>170335</text:p>
          </table:table-cell>
          <table:table-cell office:value-type="string" calcext:value-type="string">
            <text:p>Caldes de Malavella</text:p>
          </table:table-cell>
          <table:table-cell table:number-columns-repeated="2" office:value-type="string" calcext:value-type="string">
            <text:p>56.9372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20141022" calcext:value-type="float">
            <text:p>20141022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674" calcext:value-type="float">
            <text:p>567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lva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70340" calcext:value-type="float">
            <text:p>170340</text:p>
          </table:table-cell>
          <table:table-cell office:value-type="string" calcext:value-type="string">
            <text:p>Calonge i Sant Antoni</text:p>
          </table:table-cell>
          <table:table-cell table:number-columns-repeated="2" office:value-type="string" calcext:value-type="string">
            <text:p>33.563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130529" calcext:value-type="float">
            <text:p>20130529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9458" calcext:value-type="float">
            <text:p>945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aix Empordà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70353" calcext:value-type="float">
            <text:p>170353</text:p>
          </table:table-cell>
          <table:table-cell office:value-type="string" calcext:value-type="string">
            <text:p>Camós</text:p>
          </table:table-cell>
          <table:table-cell table:number-columns-repeated="2" office:value-type="string" calcext:value-type="string">
            <text:p>15.57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0100722" calcext:value-type="float">
            <text:p>20100722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677" calcext:value-type="float">
            <text:p>677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Pla de l'Estany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70366" calcext:value-type="float">
            <text:p>170366</text:p>
          </table:table-cell>
          <table:table-cell office:value-type="string" calcext:value-type="string">
            <text:p>Campdevànol</text:p>
          </table:table-cell>
          <table:table-cell table:number-columns-repeated="2" office:value-type="string" calcext:value-type="string">
            <text:p>32.63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499" calcext:value-type="float">
            <text:p>3499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Ripollès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70372" calcext:value-type="float">
            <text:p>170372</text:p>
          </table:table-cell>
          <table:table-cell office:value-type="string" calcext:value-type="string">
            <text:p>Campelles</text:p>
          </table:table-cell>
          <table:table-cell office:value-type="string" calcext:value-type="string">
            <text:p>18.70</text:p>
          </table:table-cell>
          <table:table-cell office:value-type="string" calcext:value-type="string">
            <text:p>18.7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06" calcext:value-type="float">
            <text:p>106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Ripollès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70388" calcext:value-type="float">
            <text:p>170388</text:p>
          </table:table-cell>
          <table:table-cell office:value-type="string" calcext:value-type="string">
            <text:p>Campllong</text:p>
          </table:table-cell>
          <table:table-cell table:number-columns-repeated="2" office:value-type="string" calcext:value-type="string">
            <text:p>8.49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101215" calcext:value-type="float">
            <text:p>20101215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81" calcext:value-type="float">
            <text:p>38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ironès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70391" calcext:value-type="float">
            <text:p>170391</text:p>
          </table:table-cell>
          <table:table-cell office:value-type="string" calcext:value-type="string">
            <text:p>Camprodon</text:p>
          </table:table-cell>
          <table:table-cell table:number-columns-repeated="2" office:value-type="string" calcext:value-type="string">
            <text:p>103.4955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0140212" calcext:value-type="float">
            <text:p>20140212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438" calcext:value-type="float">
            <text:p>2438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Ripollès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0405" calcext:value-type="float">
            <text:p>170405</text:p>
          </table:table-cell>
          <table:table-cell office:value-type="string" calcext:value-type="string">
            <text:p>Canet d'Adri</text:p>
          </table:table-cell>
          <table:table-cell table:number-columns-repeated="2" office:value-type="string" calcext:value-type="string">
            <text:p>44.6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101215" calcext:value-type="float">
            <text:p>20101215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76" calcext:value-type="float">
            <text:p>576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Gironès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0412" calcext:value-type="float">
            <text:p>170412</text:p>
          </table:table-cell>
          <table:table-cell office:value-type="string" calcext:value-type="string">
            <text:p>Cantallop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9.454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87" calcext:value-type="float">
            <text:p>28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70427" calcext:value-type="float">
            <text:p>170427</text:p>
          </table:table-cell>
          <table:table-cell office:value-type="string" calcext:value-type="string">
            <text:p>Cap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6.309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94" calcext:value-type="float">
            <text:p>49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70433" calcext:value-type="float">
            <text:p>170433</text:p>
          </table:table-cell>
          <table:table-cell office:value-type="string" calcext:value-type="string">
            <text:p>Queralbs</text:p>
          </table:table-cell>
          <table:table-cell table:number-columns-repeated="2" office:value-type="string" calcext:value-type="string">
            <text:p>93.5563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0150128" calcext:value-type="float">
            <text:p>20150128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98" calcext:value-type="float">
            <text:p>198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Ripollès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70448" calcext:value-type="float">
            <text:p>170448</text:p>
          </table:table-cell>
          <table:table-cell office:value-type="string" calcext:value-type="string">
            <text:p>Cassà de la Selva</text:p>
          </table:table-cell>
          <table:table-cell table:number-columns-repeated="2" office:value-type="string" calcext:value-type="string">
            <text:p>45.394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130529" calcext:value-type="float">
            <text:p>20130529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8780" calcext:value-type="float">
            <text:p>878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Gironès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70464" calcext:value-type="float">
            <text:p>170464</text:p>
          </table:table-cell>
          <table:table-cell office:value-type="string" calcext:value-type="string">
            <text:p>Castellfollit de la Roca</text:p>
          </table:table-cell>
          <table:table-cell table:number-columns-repeated="2" office:value-type="string" calcext:value-type="string">
            <text:p>0.7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041216" calcext:value-type="float">
            <text:p>2004121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993" calcext:value-type="float">
            <text:p>993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Garrotxa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70470" calcext:value-type="float">
            <text:p>170470</text:p>
          </table:table-cell>
          <table:table-cell office:value-type="string" calcext:value-type="string">
            <text:p>Castelló d'Empúries</text:p>
          </table:table-cell>
          <table:table-cell office:value-type="string" calcext:value-type="string">
            <text:p>NULL</text:p>
          </table:table-cell>
          <table:table-cell office:value-type="float" office:value="42285" calcext:value-type="float">
            <text:p>4228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0021" calcext:value-type="float">
            <text:p>100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70486" calcext:value-type="float">
            <text:p>170486</text:p>
          </table:table-cell>
          <table:table-cell office:value-type="string" calcext:value-type="string">
            <text:p>Castell-Platja d'Ar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1.671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9768" calcext:value-type="float">
            <text:p>97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ix Empordà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70499" calcext:value-type="float">
            <text:p>170499</text:p>
          </table:table-cell>
          <table:table-cell office:value-type="string" calcext:value-type="string">
            <text:p>Celrà</text:p>
          </table:table-cell>
          <table:table-cell table:number-columns-repeated="2" office:value-type="string" calcext:value-type="string">
            <text:p>19.672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141022" calcext:value-type="float">
            <text:p>20141022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783" calcext:value-type="float">
            <text:p>378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ironès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70502" calcext:value-type="float">
            <text:p>170502</text:p>
          </table:table-cell>
          <table:table-cell office:value-type="string" calcext:value-type="string">
            <text:p>Cervià de Ter</text:p>
          </table:table-cell>
          <table:table-cell table:number-columns-repeated="2" office:value-type="string" calcext:value-type="string">
            <text:p>10.085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140212" calcext:value-type="float">
            <text:p>20140212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827" calcext:value-type="float">
            <text:p>82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ironès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70519" calcext:value-type="float">
            <text:p>170519</text:p>
          </table:table-cell>
          <table:table-cell office:value-type="string" calcext:value-type="string">
            <text:p>Cistell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5.559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32" calcext:value-type="float">
            <text:p>23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70524" calcext:value-type="float">
            <text:p>170524</text:p>
          </table:table-cell>
          <table:table-cell office:value-type="string" calcext:value-type="string">
            <text:p>Siuran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0.506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81" calcext:value-type="float">
            <text:p>18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70545" calcext:value-type="float">
            <text:p>170545</text:p>
          </table:table-cell>
          <table:table-cell office:value-type="string" calcext:value-type="string">
            <text:p>Coler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.213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601" calcext:value-type="float">
            <text:p>6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70558" calcext:value-type="float">
            <text:p>170558</text:p>
          </table:table-cell>
          <table:table-cell office:value-type="string" calcext:value-type="string">
            <text:p>Colomer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.295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13" calcext:value-type="float">
            <text:p>2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aix Empordà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70561" calcext:value-type="float">
            <text:p>170561</text:p>
          </table:table-cell>
          <table:table-cell office:value-type="string" calcext:value-type="string">
            <text:p>Cornellà del Terri</text:p>
          </table:table-cell>
          <table:table-cell table:number-columns-repeated="2" office:value-type="string" calcext:value-type="string">
            <text:p>27.83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0111214" calcext:value-type="float">
            <text:p>20111214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079" calcext:value-type="float">
            <text:p>207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la de l'Estany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70577" calcext:value-type="float">
            <text:p>170577</text:p>
          </table:table-cell>
          <table:table-cell office:value-type="string" calcext:value-type="string">
            <text:p>Corçà</text:p>
          </table:table-cell>
          <table:table-cell table:number-columns-repeated="2" office:value-type="string" calcext:value-type="string">
            <text:p>16.127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160727" calcext:value-type="float">
            <text:p>20160727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261" calcext:value-type="float">
            <text:p>126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aix Empordà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70583" calcext:value-type="float">
            <text:p>170583</text:p>
          </table:table-cell>
          <table:table-cell office:value-type="string" calcext:value-type="string">
            <text:p>Crespià</text:p>
          </table:table-cell>
          <table:table-cell table:number-columns-repeated="2" office:value-type="string" calcext:value-type="string">
            <text:p>11.31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0101215" calcext:value-type="float">
            <text:p>20101215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42" calcext:value-type="float">
            <text:p>24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Pla de l'Estany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70600" calcext:value-type="float">
            <text:p>170600</text:p>
          </table:table-cell>
          <table:table-cell office:value-type="string" calcext:value-type="string">
            <text:p>Darniu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4.883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47" calcext:value-type="float">
            <text:p>54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70617" calcext:value-type="float">
            <text:p>170617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NULL</text:p>
          </table:table-cell>
          <table:table-cell office:value-type="float" office:value="14626" calcext:value-type="float">
            <text:p>1462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76" calcext:value-type="float">
            <text:p>176</text:p>
          </table:table-cell>
          <table:table-cell office:value-type="float" office:value="1219" calcext:value-type="float">
            <text:p>1219</text:p>
          </table:table-cell>
          <table:table-cell office:value-type="string" calcext:value-type="string">
            <text:p>Cerdanya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70622" calcext:value-type="float">
            <text:p>170622</text:p>
          </table:table-cell>
          <table:table-cell office:value-type="string" calcext:value-type="string">
            <text:p>l'Escal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.225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8795" calcext:value-type="float">
            <text:p>87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70638" calcext:value-type="float">
            <text:p>170638</text:p>
          </table:table-cell>
          <table:table-cell office:value-type="string" calcext:value-type="string">
            <text:p>Espinelves</text:p>
          </table:table-cell>
          <table:table-cell table:number-columns-repeated="2" office:value-type="string" calcext:value-type="string">
            <text:p>17.485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0170426" calcext:value-type="float">
            <text:p>2017042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99" calcext:value-type="float">
            <text:p>199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Osona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70643" calcext:value-type="float">
            <text:p>170643</text:p>
          </table:table-cell>
          <table:table-cell office:value-type="string" calcext:value-type="string">
            <text:p>Espoll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3.344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67" calcext:value-type="float">
            <text:p>36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70656" calcext:value-type="float">
            <text:p>170656</text:p>
          </table:table-cell>
          <table:table-cell office:value-type="string" calcext:value-type="string">
            <text:p>Esponellà</text:p>
          </table:table-cell>
          <table:table-cell table:number-columns-repeated="2" office:value-type="string" calcext:value-type="string">
            <text:p>15.77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37" calcext:value-type="float">
            <text:p>437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Pla de l'Estany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70669" calcext:value-type="float">
            <text:p>170669</text:p>
          </table:table-cell>
          <table:table-cell office:value-type="string" calcext:value-type="string">
            <text:p>Figue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9.008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9641" calcext:value-type="float">
            <text:p>3964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70675" calcext:value-type="float">
            <text:p>170675</text:p>
          </table:table-cell>
          <table:table-cell office:value-type="string" calcext:value-type="string">
            <text:p>Flaçà</text:p>
          </table:table-cell>
          <table:table-cell table:number-columns-repeated="2" office:value-type="string" calcext:value-type="string">
            <text:p>6.833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160505" calcext:value-type="float">
            <text:p>20160505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997" calcext:value-type="float">
            <text:p>99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ironès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70681" calcext:value-type="float">
            <text:p>170681</text:p>
          </table:table-cell>
          <table:table-cell office:value-type="string" calcext:value-type="string">
            <text:p>Foixà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8.455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25" calcext:value-type="float">
            <text:p>32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aix Empordà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70694" calcext:value-type="float">
            <text:p>170694</text:p>
          </table:table-cell>
          <table:table-cell office:value-type="string" calcext:value-type="string">
            <text:p>Fontanals de Cerdany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8.6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25" calcext:value-type="float">
            <text:p>425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Cerdanya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70708" calcext:value-type="float">
            <text:p>170708</text:p>
          </table:table-cell>
          <table:table-cell office:value-type="string" calcext:value-type="string">
            <text:p>Fontanill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.316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175" calcext:value-type="float">
            <text:p>17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aix Empordà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70715" calcext:value-type="float">
            <text:p>170715</text:p>
          </table:table-cell>
          <table:table-cell office:value-type="string" calcext:value-type="string">
            <text:p>Fontcoberta</text:p>
          </table:table-cell>
          <table:table-cell table:number-columns-repeated="2" office:value-type="string" calcext:value-type="string">
            <text:p>17.08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0111214" calcext:value-type="float">
            <text:p>20111214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181" calcext:value-type="float">
            <text:p>118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Pla de l'Estany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70736" calcext:value-type="float">
            <text:p>170736</text:p>
          </table:table-cell>
          <table:table-cell office:value-type="string" calcext:value-type="string">
            <text:p>Fornells de la Selva</text:p>
          </table:table-cell>
          <table:table-cell table:number-columns-repeated="2" office:value-type="string" calcext:value-type="string">
            <text:p>11.672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170726" calcext:value-type="float">
            <text:p>2017072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890" calcext:value-type="float">
            <text:p>189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ironès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70741" calcext:value-type="float">
            <text:p>170741</text:p>
          </table:table-cell>
          <table:table-cell office:value-type="string" calcext:value-type="string">
            <text:p>Fortià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0.721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82" calcext:value-type="float">
            <text:p>5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70754" calcext:value-type="float">
            <text:p>170754</text:p>
          </table:table-cell>
          <table:table-cell office:value-type="string" calcext:value-type="string">
            <text:p>Garrigà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.056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46" calcext:value-type="float">
            <text:p>34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70767" calcext:value-type="float">
            <text:p>170767</text:p>
          </table:table-cell>
          <table:table-cell office:value-type="string" calcext:value-type="string">
            <text:p>Garrigol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.929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55" calcext:value-type="float">
            <text:p>15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aix Empordà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70773" calcext:value-type="float">
            <text:p>170773</text:p>
          </table:table-cell>
          <table:table-cell office:value-type="string" calcext:value-type="string">
            <text:p>Garriguell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.979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731" calcext:value-type="float">
            <text:p>73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70789" calcext:value-type="float">
            <text:p>170789</text:p>
          </table:table-cell>
          <table:table-cell office:value-type="string" calcext:value-type="string">
            <text:p>Ger</text:p>
          </table:table-cell>
          <table:table-cell table:number-columns-repeated="2" office:value-type="string" calcext:value-type="string">
            <text:p>32.7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120620" calcext:value-type="float">
            <text:p>20120620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50" calcext:value-type="float">
            <text:p>450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Cerdanya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70792" calcext:value-type="float">
            <text:p>170792</text:p>
          </table:table-cell>
          <table:table-cell office:value-type="string" calcext:value-type="string">
            <text:p>Girona</text:p>
          </table:table-cell>
          <table:table-cell table:number-columns-repeated="2" office:value-type="string" calcext:value-type="string">
            <text:p>38.856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170726" calcext:value-type="float">
            <text:p>2017072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89890" calcext:value-type="float">
            <text:p>8989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ironès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70806" calcext:value-type="float">
            <text:p>170806</text:p>
          </table:table-cell>
          <table:table-cell office:value-type="string" calcext:value-type="string">
            <text:p>Gombrèn</text:p>
          </table:table-cell>
          <table:table-cell table:number-columns-repeated="2" office:value-type="string" calcext:value-type="string">
            <text:p>43.27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0111214" calcext:value-type="float">
            <text:p>20111214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22" calcext:value-type="float">
            <text:p>222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Ripollès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70813" calcext:value-type="float">
            <text:p>170813</text:p>
          </table:table-cell>
          <table:table-cell office:value-type="string" calcext:value-type="string">
            <text:p>Gualt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.049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58" calcext:value-type="float">
            <text:p>35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ix Empordà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70828" calcext:value-type="float">
            <text:p>170828</text:p>
          </table:table-cell>
          <table:table-cell office:value-type="string" calcext:value-type="string">
            <text:p>Guils de Cerdany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1.98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38" calcext:value-type="float">
            <text:p>438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Cerdanya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70834" calcext:value-type="float">
            <text:p>170834</text:p>
          </table:table-cell>
          <table:table-cell office:value-type="string" calcext:value-type="string">
            <text:p>Hostalri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.3988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619" calcext:value-type="float">
            <text:p>3619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elva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70849" calcext:value-type="float">
            <text:p>170849</text:p>
          </table:table-cell>
          <table:table-cell office:value-type="string" calcext:value-type="string">
            <text:p>Isòvo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0.697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65" calcext:value-type="float">
            <text:p>265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Cerdanya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70852" calcext:value-type="float">
            <text:p>170852</text:p>
          </table:table-cell>
          <table:table-cell office:value-type="string" calcext:value-type="string">
            <text:p>Jaf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.579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86" calcext:value-type="float">
            <text:p>38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ix Empordà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70865" calcext:value-type="float">
            <text:p>170865</text:p>
          </table:table-cell>
          <table:table-cell office:value-type="string" calcext:value-type="string">
            <text:p>la Jonquer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7.592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020" calcext:value-type="float">
            <text:p>302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70871" calcext:value-type="float">
            <text:p>170871</text:p>
          </table:table-cell>
          <table:table-cell office:value-type="string" calcext:value-type="string">
            <text:p>Juià</text:p>
          </table:table-cell>
          <table:table-cell office:value-type="string" calcext:value-type="string">
            <text:p>8.3040</text:p>
          </table:table-cell>
          <table:table-cell office:value-type="float" office:value="8304" calcext:value-type="float">
            <text:p>830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140212" calcext:value-type="float">
            <text:p>20140212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18" calcext:value-type="float">
            <text:p>31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ironès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70887" calcext:value-type="float">
            <text:p>170887</text:p>
          </table:table-cell>
          <table:table-cell office:value-type="string" calcext:value-type="string">
            <text:p>Llad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3.644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91" calcext:value-type="float">
            <text:p>59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70890" calcext:value-type="float">
            <text:p>170890</text:p>
          </table:table-cell>
          <table:table-cell office:value-type="string" calcext:value-type="string">
            <text:p>Llagostera</text:p>
          </table:table-cell>
          <table:table-cell table:number-columns-repeated="2" office:value-type="string" calcext:value-type="string">
            <text:p>77.004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150730" calcext:value-type="float">
            <text:p>20150730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7062" calcext:value-type="float">
            <text:p>706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Gironès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70904" calcext:value-type="float">
            <text:p>170904</text:p>
          </table:table-cell>
          <table:table-cell office:value-type="string" calcext:value-type="string">
            <text:p>Llambilles</text:p>
          </table:table-cell>
          <table:table-cell table:number-columns-repeated="2" office:value-type="string" calcext:value-type="string">
            <text:p>14.878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130529" calcext:value-type="float">
            <text:p>20130529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612" calcext:value-type="float">
            <text:p>61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Gironès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70911" calcext:value-type="float">
            <text:p>170911</text:p>
          </table:table-cell>
          <table:table-cell office:value-type="string" calcext:value-type="string">
            <text:p>Llanars</text:p>
          </table:table-cell>
          <table:table-cell table:number-columns-repeated="2" office:value-type="string" calcext:value-type="string">
            <text:p>24.65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0120620" calcext:value-type="float">
            <text:p>20120620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58" calcext:value-type="float">
            <text:p>558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Ripollès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70926" calcext:value-type="float">
            <text:p>170926</text:p>
          </table:table-cell>
          <table:table-cell office:value-type="string" calcext:value-type="string">
            <text:p>Llançà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7.953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611" calcext:value-type="float">
            <text:p>46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70932" calcext:value-type="float">
            <text:p>170932</text:p>
          </table:table-cell>
          <table:table-cell office:value-type="string" calcext:value-type="string">
            <text:p>Llers</text:p>
          </table:table-cell>
          <table:table-cell office:value-type="string" calcext:value-type="string">
            <text:p>NULL</text:p>
          </table:table-cell>
          <table:table-cell office:value-type="float" office:value="21191" calcext:value-type="float">
            <text:p>2119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167" calcext:value-type="float">
            <text:p>1167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70947" calcext:value-type="float">
            <text:p>170947</text:p>
          </table:table-cell>
          <table:table-cell office:value-type="string" calcext:value-type="string">
            <text:p>Llívi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2.962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291" calcext:value-type="float">
            <text:p>1291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Cerdanya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70950" calcext:value-type="float">
            <text:p>170950</text:p>
          </table:table-cell>
          <table:table-cell office:value-type="string" calcext:value-type="string">
            <text:p>Lloret de Mar</text:p>
          </table:table-cell>
          <table:table-cell office:value-type="string" calcext:value-type="string">
            <text:p>48.3350</text:p>
          </table:table-cell>
          <table:table-cell office:value-type="float" office:value="48335" calcext:value-type="float">
            <text:p>48335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20130529" calcext:value-type="float">
            <text:p>20130529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2728" calcext:value-type="float">
            <text:p>327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lva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70963" calcext:value-type="float">
            <text:p>170963</text:p>
          </table:table-cell>
          <table:table-cell office:value-type="string" calcext:value-type="string">
            <text:p>les Llosses</text:p>
          </table:table-cell>
          <table:table-cell table:number-columns-repeated="2" office:value-type="string" calcext:value-type="string">
            <text:p>114.43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0111214" calcext:value-type="float">
            <text:p>20111214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46" calcext:value-type="float">
            <text:p>24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ipollès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70979" calcext:value-type="float">
            <text:p>170979</text:p>
          </table:table-cell>
          <table:table-cell office:value-type="string" calcext:value-type="string">
            <text:p>Madremanya</text:p>
          </table:table-cell>
          <table:table-cell table:number-columns-repeated="2" office:value-type="string" calcext:value-type="string">
            <text:p>13.591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131016" calcext:value-type="float">
            <text:p>2013101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22" calcext:value-type="float">
            <text:p>222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Gironès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70985" calcext:value-type="float">
            <text:p>170985</text:p>
          </table:table-cell>
          <table:table-cell office:value-type="string" calcext:value-type="string">
            <text:p>Maià de Montcal</text:p>
          </table:table-cell>
          <table:table-cell table:number-columns-repeated="2" office:value-type="string" calcext:value-type="string">
            <text:p>17.2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79" calcext:value-type="float">
            <text:p>379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Garrotxa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70998" calcext:value-type="float">
            <text:p>170998</text:p>
          </table:table-cell>
          <table:table-cell office:value-type="string" calcext:value-type="string">
            <text:p>Merang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7.930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86" calcext:value-type="float">
            <text:p>86</text:p>
          </table:table-cell>
          <table:table-cell office:value-type="float" office:value="1539" calcext:value-type="float">
            <text:p>1539</text:p>
          </table:table-cell>
          <table:table-cell office:value-type="string" calcext:value-type="string">
            <text:p>Cerdanya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71002" calcext:value-type="float">
            <text:p>171002</text:p>
          </table:table-cell>
          <table:table-cell office:value-type="string" calcext:value-type="string">
            <text:p>Masara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2.542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65" calcext:value-type="float">
            <text:p>26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71019" calcext:value-type="float">
            <text:p>171019</text:p>
          </table:table-cell>
          <table:table-cell office:value-type="string" calcext:value-type="string">
            <text:p>Massan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5.8628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660" calcext:value-type="float">
            <text:p>66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elva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71024" calcext:value-type="float">
            <text:p>171024</text:p>
          </table:table-cell>
          <table:table-cell office:value-type="string" calcext:value-type="string">
            <text:p>Maçanet de Cabreny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7.620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700" calcext:value-type="float">
            <text:p>70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71030" calcext:value-type="float">
            <text:p>171030</text:p>
          </table:table-cell>
          <table:table-cell office:value-type="string" calcext:value-type="string">
            <text:p>Maçanet de la Se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5.674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5712" calcext:value-type="float">
            <text:p>57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elva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71058" calcext:value-type="float">
            <text:p>171058</text:p>
          </table:table-cell>
          <table:table-cell office:value-type="string" calcext:value-type="string">
            <text:p>Mieres</text:p>
          </table:table-cell>
          <table:table-cell table:number-columns-repeated="2" office:value-type="string" calcext:value-type="string">
            <text:p>26.1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120620" calcext:value-type="float">
            <text:p>20120620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31" calcext:value-type="float">
            <text:p>33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Garrotxa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71061" calcext:value-type="float">
            <text:p>171061</text:p>
          </table:table-cell>
          <table:table-cell office:value-type="string" calcext:value-type="string">
            <text:p>Mollet de Peralad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.057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71077" calcext:value-type="float">
            <text:p>171077</text:p>
          </table:table-cell>
          <table:table-cell office:value-type="string" calcext:value-type="string">
            <text:p>Molló</text:p>
          </table:table-cell>
          <table:table-cell table:number-columns-repeated="2" office:value-type="string" calcext:value-type="string">
            <text:p>43.1301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0140212" calcext:value-type="float">
            <text:p>20140212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29" calcext:value-type="float">
            <text:p>329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Ripollès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71096" calcext:value-type="float">
            <text:p>171096</text:p>
          </table:table-cell>
          <table:table-cell office:value-type="string" calcext:value-type="string">
            <text:p>Montagut i Oix</text:p>
          </table:table-cell>
          <table:table-cell table:number-columns-repeated="2" office:value-type="string" calcext:value-type="string">
            <text:p>93.389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130529" calcext:value-type="float">
            <text:p>20130529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903" calcext:value-type="float">
            <text:p>903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Garrotxa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71100" calcext:value-type="float">
            <text:p>171100</text:p>
          </table:table-cell>
          <table:table-cell office:value-type="string" calcext:value-type="string">
            <text:p>Mont-ra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2.415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841" calcext:value-type="float">
            <text:p>184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aix Empordà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71117" calcext:value-type="float">
            <text:p>171117</text:p>
          </table:table-cell>
          <table:table-cell office:value-type="string" calcext:value-type="string">
            <text:p>Navat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8.408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980" calcext:value-type="float">
            <text:p>98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71122" calcext:value-type="float">
            <text:p>171122</text:p>
          </table:table-cell>
          <table:table-cell office:value-type="string" calcext:value-type="string">
            <text:p>Ogassa</text:p>
          </table:table-cell>
          <table:table-cell table:number-columns-repeated="2" office:value-type="string" calcext:value-type="string">
            <text:p>45.43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0120620" calcext:value-type="float">
            <text:p>20120620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65" calcext:value-type="float">
            <text:p>265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Ripollès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71143" calcext:value-type="float">
            <text:p>171143</text:p>
          </table:table-cell>
          <table:table-cell office:value-type="string" calcext:value-type="string">
            <text:p>Olot</text:p>
          </table:table-cell>
          <table:table-cell table:number-columns-repeated="2" office:value-type="string" calcext:value-type="string">
            <text:p>29.0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020604" calcext:value-type="float">
            <text:p>20020604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1932" calcext:value-type="float">
            <text:p>31932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Garrotxa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71156" calcext:value-type="float">
            <text:p>171156</text:p>
          </table:table-cell>
          <table:table-cell office:value-type="string" calcext:value-type="string">
            <text:p>Ordi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.493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53" calcext:value-type="float">
            <text:p>35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71169" calcext:value-type="float">
            <text:p>171169</text:p>
          </table:table-cell>
          <table:table-cell office:value-type="string" calcext:value-type="string">
            <text:p>Oso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2.2576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90" calcext:value-type="float">
            <text:p>39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Selva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71175" calcext:value-type="float">
            <text:p>171175</text:p>
          </table:table-cell>
          <table:table-cell office:value-type="string" calcext:value-type="string">
            <text:p>Palafruge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6.893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21307" calcext:value-type="float">
            <text:p>2130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aix Empordà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71181" calcext:value-type="float">
            <text:p>171181</text:p>
          </table:table-cell>
          <table:table-cell office:value-type="string" calcext:value-type="string">
            <text:p>Palamós</text:p>
          </table:table-cell>
          <table:table-cell table:number-columns-repeated="2" office:value-type="string" calcext:value-type="string">
            <text:p>13.945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160505" calcext:value-type="float">
            <text:p>20160505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7197" calcext:value-type="float">
            <text:p>1719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ix Empordà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71194" calcext:value-type="float">
            <text:p>171194</text:p>
          </table:table-cell>
          <table:table-cell office:value-type="string" calcext:value-type="string">
            <text:p>Palau de Santa Eulàli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.573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71208" calcext:value-type="float">
            <text:p>171208</text:p>
          </table:table-cell>
          <table:table-cell office:value-type="string" calcext:value-type="string">
            <text:p>Palau-saverder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.574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197" calcext:value-type="float">
            <text:p>119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71215" calcext:value-type="float">
            <text:p>171215</text:p>
          </table:table-cell>
          <table:table-cell office:value-type="string" calcext:value-type="string">
            <text:p>Palau-sato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2.428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280" calcext:value-type="float">
            <text:p>2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ix Empordà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71236" calcext:value-type="float">
            <text:p>171236</text:p>
          </table:table-cell>
          <table:table-cell office:value-type="string" calcext:value-type="string">
            <text:p>Palol de Revardit</text:p>
          </table:table-cell>
          <table:table-cell table:number-columns-repeated="2" office:value-type="string" calcext:value-type="string">
            <text:p>18.06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0130529" calcext:value-type="float">
            <text:p>20130529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29" calcext:value-type="float">
            <text:p>42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Pla de l'Estany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71241" calcext:value-type="float">
            <text:p>171241</text:p>
          </table:table-cell>
          <table:table-cell office:value-type="string" calcext:value-type="string">
            <text:p>Pals</text:p>
          </table:table-cell>
          <table:table-cell table:number-columns-repeated="2" office:value-type="string" calcext:value-type="string">
            <text:p>25.750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171213" calcext:value-type="float">
            <text:p>20171213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2400" calcext:value-type="float">
            <text:p>240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aix Empordà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71254" calcext:value-type="float">
            <text:p>171254</text:p>
          </table:table-cell>
          <table:table-cell office:value-type="string" calcext:value-type="string">
            <text:p>Pardines</text:p>
          </table:table-cell>
          <table:table-cell office:value-type="string" calcext:value-type="string">
            <text:p>31.40</text:p>
          </table:table-cell>
          <table:table-cell office:value-type="string" calcext:value-type="string">
            <text:p>31.4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0111214" calcext:value-type="float">
            <text:p>20111214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49" calcext:value-type="float">
            <text:p>149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Ripollès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71267" calcext:value-type="float">
            <text:p>171267</text:p>
          </table:table-cell>
          <table:table-cell office:value-type="string" calcext:value-type="string">
            <text:p>Parlavà</text:p>
          </table:table-cell>
          <table:table-cell table:number-columns-repeated="2" office:value-type="string" calcext:value-type="string">
            <text:p>6.213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150429" calcext:value-type="float">
            <text:p>20150429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52" calcext:value-type="float">
            <text:p>35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aix Empordà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71289" calcext:value-type="float">
            <text:p>171289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0.560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01" calcext:value-type="float">
            <text:p>50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71292" calcext:value-type="float">
            <text:p>171292</text:p>
          </table:table-cell>
          <table:table-cell office:value-type="string" calcext:value-type="string">
            <text:p>Pedret i Marzà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.585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71306" calcext:value-type="float">
            <text:p>171306</text:p>
          </table:table-cell>
          <table:table-cell office:value-type="string" calcext:value-type="string">
            <text:p>la Per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.978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36" calcext:value-type="float">
            <text:p>43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aix Empordà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71328" calcext:value-type="float">
            <text:p>171328</text:p>
          </table:table-cell>
          <table:table-cell office:value-type="string" calcext:value-type="string">
            <text:p>Peralad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3.907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625" calcext:value-type="float">
            <text:p>16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71334" calcext:value-type="float">
            <text:p>171334</text:p>
          </table:table-cell>
          <table:table-cell office:value-type="string" calcext:value-type="string">
            <text:p>les Planes d'Hostoles</text:p>
          </table:table-cell>
          <table:table-cell table:number-columns-repeated="2" office:value-type="string" calcext:value-type="string">
            <text:p>37.4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120620" calcext:value-type="float">
            <text:p>20120620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798" calcext:value-type="float">
            <text:p>1798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Garrotxa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71349" calcext:value-type="float">
            <text:p>171349</text:p>
          </table:table-cell>
          <table:table-cell office:value-type="string" calcext:value-type="string">
            <text:p>Planoles</text:p>
          </table:table-cell>
          <table:table-cell table:number-columns-repeated="2" office:value-type="string" calcext:value-type="string">
            <text:p>18.7403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0130529" calcext:value-type="float">
            <text:p>20130529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81" calcext:value-type="float">
            <text:p>281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Ripollès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71352" calcext:value-type="float">
            <text:p>171352</text:p>
          </table:table-cell>
          <table:table-cell office:value-type="string" calcext:value-type="string">
            <text:p>Pont de Molin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.6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19" calcext:value-type="float">
            <text:p>41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71365" calcext:value-type="float">
            <text:p>171365</text:p>
          </table:table-cell>
          <table:table-cell office:value-type="string" calcext:value-type="string">
            <text:p>Pontó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3.463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17" calcext:value-type="float">
            <text:p>21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71371" calcext:value-type="float">
            <text:p>171371</text:p>
          </table:table-cell>
          <table:table-cell office:value-type="string" calcext:value-type="string">
            <text:p>Porqueres</text:p>
          </table:table-cell>
          <table:table-cell table:number-columns-repeated="2" office:value-type="string" calcext:value-type="string">
            <text:p>33.71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0100722" calcext:value-type="float">
            <text:p>20100722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154" calcext:value-type="float">
            <text:p>415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Pla de l'Estany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71387" calcext:value-type="float">
            <text:p>171387</text:p>
          </table:table-cell>
          <table:table-cell office:value-type="string" calcext:value-type="string">
            <text:p>Portbou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.242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347" calcext:value-type="float">
            <text:p>134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71390" calcext:value-type="float">
            <text:p>171390</text:p>
          </table:table-cell>
          <table:table-cell office:value-type="string" calcext:value-type="string">
            <text:p>les Preses</text:p>
          </table:table-cell>
          <table:table-cell table:number-columns-repeated="2" office:value-type="string" calcext:value-type="string">
            <text:p>9.3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020604" calcext:value-type="float">
            <text:p>20020604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692" calcext:value-type="float">
            <text:p>1692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Garrotxa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71404" calcext:value-type="float">
            <text:p>171404</text:p>
          </table:table-cell>
          <table:table-cell office:value-type="string" calcext:value-type="string">
            <text:p>el Port de la Se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1.329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908" calcext:value-type="float">
            <text:p>9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71411" calcext:value-type="float">
            <text:p>171411</text:p>
          </table:table-cell>
          <table:table-cell office:value-type="string" calcext:value-type="string">
            <text:p>Puigcerdà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8.700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8859" calcext:value-type="float">
            <text:p>8859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Cerdanya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71426" calcext:value-type="float">
            <text:p>171426</text:p>
          </table:table-cell>
          <table:table-cell office:value-type="string" calcext:value-type="string">
            <text:p>Quart</text:p>
          </table:table-cell>
          <table:table-cell office:value-type="string" calcext:value-type="string">
            <text:p>38.1070</text:p>
          </table:table-cell>
          <table:table-cell office:value-type="float" office:value="38107" calcext:value-type="float">
            <text:p>3810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171213" calcext:value-type="float">
            <text:p>20171213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2637" calcext:value-type="float">
            <text:p>263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Gironès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71432" calcext:value-type="float">
            <text:p>171432</text:p>
          </table:table-cell>
          <table:table-cell office:value-type="string" calcext:value-type="string">
            <text:p>Rabó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5.235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94" calcext:value-type="float">
            <text:p>19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71447" calcext:value-type="float">
            <text:p>171447</text:p>
          </table:table-cell>
          <table:table-cell office:value-type="string" calcext:value-type="string">
            <text:p>Regencós</text:p>
          </table:table-cell>
          <table:table-cell table:number-columns-repeated="2" office:value-type="string" calcext:value-type="string">
            <text:p>6.272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171213" calcext:value-type="float">
            <text:p>20171213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304" calcext:value-type="float">
            <text:p>30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Baix Empordà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71450" calcext:value-type="float">
            <text:p>171450</text:p>
          </table:table-cell>
          <table:table-cell office:value-type="string" calcext:value-type="string">
            <text:p>Ribes de Freser</text:p>
          </table:table-cell>
          <table:table-cell table:number-columns-repeated="2" office:value-type="string" calcext:value-type="string">
            <text:p>41.5563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0150128" calcext:value-type="float">
            <text:p>20150128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017" calcext:value-type="float">
            <text:p>2017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Ripollès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71463" calcext:value-type="float">
            <text:p>171463</text:p>
          </table:table-cell>
          <table:table-cell office:value-type="string" calcext:value-type="string">
            <text:p>Riells i Viabre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6.9753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238" calcext:value-type="float">
            <text:p>323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elva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71479" calcext:value-type="float">
            <text:p>171479</text:p>
          </table:table-cell>
          <table:table-cell office:value-type="string" calcext:value-type="string">
            <text:p>Ripoll</text:p>
          </table:table-cell>
          <table:table-cell table:number-columns-repeated="2" office:value-type="string" calcext:value-type="string">
            <text:p>73.63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0101215" calcext:value-type="float">
            <text:p>20101215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0832" calcext:value-type="float">
            <text:p>1083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Ripollès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71485" calcext:value-type="float">
            <text:p>171485</text:p>
          </table:table-cell>
          <table:table-cell office:value-type="string" calcext:value-type="string">
            <text:p>Riudaren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7.5098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1761" calcext:value-type="float">
            <text:p>176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lva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71498" calcext:value-type="float">
            <text:p>171498</text:p>
          </table:table-cell>
          <table:table-cell office:value-type="string" calcext:value-type="string">
            <text:p>Riudaura</text:p>
          </table:table-cell>
          <table:table-cell table:number-columns-repeated="2" office:value-type="string" calcext:value-type="string">
            <text:p>23.5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041021" calcext:value-type="float">
            <text:p>20041021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17" calcext:value-type="float">
            <text:p>417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Garrotxa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71501" calcext:value-type="float">
            <text:p>171501</text:p>
          </table:table-cell>
          <table:table-cell office:value-type="string" calcext:value-type="string">
            <text:p>Riudellots de la Selva</text:p>
          </table:table-cell>
          <table:table-cell table:number-columns-repeated="2" office:value-type="string" calcext:value-type="string">
            <text:p>13.2757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20150128" calcext:value-type="float">
            <text:p>20150128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849" calcext:value-type="float">
            <text:p>184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elva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71518" calcext:value-type="float">
            <text:p>171518</text:p>
          </table:table-cell>
          <table:table-cell office:value-type="string" calcext:value-type="string">
            <text:p>Riumor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.538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72" calcext:value-type="float">
            <text:p>1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71523" calcext:value-type="float">
            <text:p>171523</text:p>
          </table:table-cell>
          <table:table-cell office:value-type="string" calcext:value-type="string">
            <text:p>Ros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5.862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7173" calcext:value-type="float">
            <text:p>171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71539" calcext:value-type="float">
            <text:p>171539</text:p>
          </table:table-cell>
          <table:table-cell office:value-type="string" calcext:value-type="string">
            <text:p>Rupià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.465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13" calcext:value-type="float">
            <text:p>21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aix Empordà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71544" calcext:value-type="float">
            <text:p>171544</text:p>
          </table:table-cell>
          <table:table-cell office:value-type="string" calcext:value-type="string">
            <text:p>Sales de Llierca</text:p>
          </table:table-cell>
          <table:table-cell table:number-columns-repeated="2" office:value-type="string" calcext:value-type="string">
            <text:p>35.7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100722" calcext:value-type="float">
            <text:p>20100722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28" calcext:value-type="float">
            <text:p>128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arrotxa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71557" calcext:value-type="float">
            <text:p>171557</text:p>
          </table:table-cell>
          <table:table-cell office:value-type="string" calcext:value-type="string">
            <text:p>Salt</text:p>
          </table:table-cell>
          <table:table-cell table:number-columns-repeated="2" office:value-type="string" calcext:value-type="string">
            <text:p>6.609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131016" calcext:value-type="float">
            <text:p>2013101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8017" calcext:value-type="float">
            <text:p>2801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ironès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71576" calcext:value-type="float">
            <text:p>171576</text:p>
          </table:table-cell>
          <table:table-cell office:value-type="string" calcext:value-type="string">
            <text:p>Sant Andreu Salou</text:p>
          </table:table-cell>
          <table:table-cell table:number-columns-repeated="2" office:value-type="string" calcext:value-type="string">
            <text:p>5.815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130529" calcext:value-type="float">
            <text:p>20130529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56" calcext:value-type="float">
            <text:p>15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Gironès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71582" calcext:value-type="float">
            <text:p>171582</text:p>
          </table:table-cell>
          <table:table-cell office:value-type="string" calcext:value-type="string">
            <text:p>Sant Climent Sesceb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.222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82" calcext:value-type="float">
            <text:p>48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71595" calcext:value-type="float">
            <text:p>171595</text:p>
          </table:table-cell>
          <table:table-cell office:value-type="string" calcext:value-type="string">
            <text:p>Sant Feliu de Buixalleu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2.0567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756" calcext:value-type="float">
            <text:p>756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Selva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71609" calcext:value-type="float">
            <text:p>171609</text:p>
          </table:table-cell>
          <table:table-cell office:value-type="string" calcext:value-type="string">
            <text:p>Sant Feliu de Guíxol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5.851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0867" calcext:value-type="float">
            <text:p>208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ix Empordà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71616" calcext:value-type="float">
            <text:p>171616</text:p>
          </table:table-cell>
          <table:table-cell office:value-type="string" calcext:value-type="string">
            <text:p>Sant Feliu de Pallerols</text:p>
          </table:table-cell>
          <table:table-cell table:number-columns-repeated="2" office:value-type="string" calcext:value-type="string">
            <text:p>33.8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272" calcext:value-type="float">
            <text:p>1272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Garrotxa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71621" calcext:value-type="float">
            <text:p>171621</text:p>
          </table:table-cell>
          <table:table-cell office:value-type="string" calcext:value-type="string">
            <text:p>Sant Ferriol</text:p>
          </table:table-cell>
          <table:table-cell table:number-columns-repeated="2" office:value-type="string" calcext:value-type="string">
            <text:p>42.2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101215" calcext:value-type="float">
            <text:p>20101215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94" calcext:value-type="float">
            <text:p>194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Garrotxa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71637" calcext:value-type="float">
            <text:p>171637</text:p>
          </table:table-cell>
          <table:table-cell office:value-type="string" calcext:value-type="string">
            <text:p>Sant Gregori</text:p>
          </table:table-cell>
          <table:table-cell table:number-columns-repeated="2" office:value-type="string" calcext:value-type="string">
            <text:p>48.886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131016" calcext:value-type="float">
            <text:p>2013101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951" calcext:value-type="float">
            <text:p>295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Gironès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71642" calcext:value-type="float">
            <text:p>171642</text:p>
          </table:table-cell>
          <table:table-cell office:value-type="string" calcext:value-type="string">
            <text:p>Sant Hilari Sacal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2.2237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385" calcext:value-type="float">
            <text:p>5385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Selva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71655" calcext:value-type="float">
            <text:p>171655</text:p>
          </table:table-cell>
          <table:table-cell office:value-type="string" calcext:value-type="string">
            <text:p>Sant Jaume de Llierca</text:p>
          </table:table-cell>
          <table:table-cell office:value-type="string" calcext:value-type="string">
            <text:p>6.90</text:p>
          </table:table-cell>
          <table:table-cell office:value-type="string" calcext:value-type="string">
            <text:p>6.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100722" calcext:value-type="float">
            <text:p>20100722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815" calcext:value-type="float">
            <text:p>81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arrotxa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71668" calcext:value-type="float">
            <text:p>171668</text:p>
          </table:table-cell>
          <table:table-cell office:value-type="string" calcext:value-type="string">
            <text:p>Sant Jordi Desvall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.801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632" calcext:value-type="float">
            <text:p>63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ironès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71674" calcext:value-type="float">
            <text:p>171674</text:p>
          </table:table-cell>
          <table:table-cell office:value-type="string" calcext:value-type="string">
            <text:p>Sant Joan de les Abadesses</text:p>
          </table:table-cell>
          <table:table-cell table:number-columns-repeated="2" office:value-type="string" calcext:value-type="string">
            <text:p>53.68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565" calcext:value-type="float">
            <text:p>3565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Ripollès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71680" calcext:value-type="float">
            <text:p>171680</text:p>
          </table:table-cell>
          <table:table-cell office:value-type="string" calcext:value-type="string">
            <text:p>Sant Joan de Mollet</text:p>
          </table:table-cell>
          <table:table-cell table:number-columns-repeated="2" office:value-type="string" calcext:value-type="string">
            <text:p>3.229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141022" calcext:value-type="float">
            <text:p>20141022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87" calcext:value-type="float">
            <text:p>48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ironès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71693" calcext:value-type="float">
            <text:p>171693</text:p>
          </table:table-cell>
          <table:table-cell office:value-type="string" calcext:value-type="string">
            <text:p>Sant Julià de Ramis</text:p>
          </table:table-cell>
          <table:table-cell table:number-columns-repeated="2" office:value-type="string" calcext:value-type="string">
            <text:p>18.698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131016" calcext:value-type="float">
            <text:p>20131016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2656" calcext:value-type="float">
            <text:p>265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ironès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71707" calcext:value-type="float">
            <text:p>171707</text:p>
          </table:table-cell>
          <table:table-cell office:value-type="string" calcext:value-type="string">
            <text:p>Vallfogona de Ripollès</text:p>
          </table:table-cell>
          <table:table-cell table:number-columns-repeated="2" office:value-type="string" calcext:value-type="string">
            <text:p>38.9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0111214" calcext:value-type="float">
            <text:p>20111214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06" calcext:value-type="float">
            <text:p>206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Ripollès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71714" calcext:value-type="float">
            <text:p>171714</text:p>
          </table:table-cell>
          <table:table-cell office:value-type="string" calcext:value-type="string">
            <text:p>Sant Llorenç de la Mug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2.459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96" calcext:value-type="float">
            <text:p>19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71729" calcext:value-type="float">
            <text:p>171729</text:p>
          </table:table-cell>
          <table:table-cell office:value-type="string" calcext:value-type="string">
            <text:p>Sant Martí de Llémena</text:p>
          </table:table-cell>
          <table:table-cell table:number-columns-repeated="2" office:value-type="string" calcext:value-type="string">
            <text:p>42.9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120620" calcext:value-type="float">
            <text:p>20120620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20" calcext:value-type="float">
            <text:p>52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Gironès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71735" calcext:value-type="float">
            <text:p>171735</text:p>
          </table:table-cell>
          <table:table-cell office:value-type="string" calcext:value-type="string">
            <text:p>Sant Martí Vell</text:p>
          </table:table-cell>
          <table:table-cell table:number-columns-repeated="2" office:value-type="string" calcext:value-type="string">
            <text:p>17.279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160505" calcext:value-type="float">
            <text:p>20160505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09" calcext:value-type="float">
            <text:p>20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Gironès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71740" calcext:value-type="float">
            <text:p>171740</text:p>
          </table:table-cell>
          <table:table-cell office:value-type="string" calcext:value-type="string">
            <text:p>Sant Miquel de Campmajor</text:p>
          </table:table-cell>
          <table:table-cell table:number-columns-repeated="2" office:value-type="string" calcext:value-type="string">
            <text:p>33.62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0100722" calcext:value-type="float">
            <text:p>20100722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18" calcext:value-type="float">
            <text:p>21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Pla de l'Estany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71753" calcext:value-type="float">
            <text:p>171753</text:p>
          </table:table-cell>
          <table:table-cell office:value-type="string" calcext:value-type="string">
            <text:p>Sant Miquel de Fluvià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.508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671" calcext:value-type="float">
            <text:p>67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71766" calcext:value-type="float">
            <text:p>171766</text:p>
          </table:table-cell>
          <table:table-cell office:value-type="string" calcext:value-type="string">
            <text:p>Sant Mo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.358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64" calcext:value-type="float">
            <text:p>16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71772" calcext:value-type="float">
            <text:p>171772</text:p>
          </table:table-cell>
          <table:table-cell office:value-type="string" calcext:value-type="string">
            <text:p>Sant Pau de Segúries</text:p>
          </table:table-cell>
          <table:table-cell table:number-columns-repeated="2" office:value-type="string" calcext:value-type="string">
            <text:p>8.78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0120620" calcext:value-type="float">
            <text:p>20120620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666" calcext:value-type="float">
            <text:p>666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Ripollès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71788" calcext:value-type="float">
            <text:p>171788</text:p>
          </table:table-cell>
          <table:table-cell office:value-type="string" calcext:value-type="string">
            <text:p>Sant Pere Pescado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8.279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804" calcext:value-type="float">
            <text:p>18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71805" calcext:value-type="float">
            <text:p>171805</text:p>
          </table:table-cell>
          <table:table-cell office:value-type="string" calcext:value-type="string">
            <text:p>Santa Coloma de Farners</text:p>
          </table:table-cell>
          <table:table-cell table:number-columns-repeated="2" office:value-type="string" calcext:value-type="string">
            <text:p>70.887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20170426" calcext:value-type="float">
            <text:p>2017042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0565" calcext:value-type="float">
            <text:p>1056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elva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71812" calcext:value-type="float">
            <text:p>171812</text:p>
          </table:table-cell>
          <table:table-cell office:value-type="string" calcext:value-type="string">
            <text:p>Santa Cristina d'Aro</text:p>
          </table:table-cell>
          <table:table-cell table:number-columns-repeated="2" office:value-type="string" calcext:value-type="string">
            <text:p>67.758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150429" calcext:value-type="float">
            <text:p>20150429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214" calcext:value-type="float">
            <text:p>42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ix Empordà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71827" calcext:value-type="float">
            <text:p>171827</text:p>
          </table:table-cell>
          <table:table-cell office:value-type="string" calcext:value-type="string">
            <text:p>Santa Llogaia d'Àlguem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.951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13" calcext:value-type="float">
            <text:p>3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71833" calcext:value-type="float">
            <text:p>171833</text:p>
          </table:table-cell>
          <table:table-cell office:value-type="string" calcext:value-type="string">
            <text:p>Sant Aniol de Finestres</text:p>
          </table:table-cell>
          <table:table-cell table:number-columns-repeated="2" office:value-type="string" calcext:value-type="string">
            <text:p>48.4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120620" calcext:value-type="float">
            <text:p>20120620</text:p>
          </table:table-cell>
          <table:table-cell office:value-type="float" office:value="201707262100" calcext:value-type="float">
            <text:p>201707262100</text:p>
          </table:table-cell>
          <table:table-cell table:number-columns-repeated="2" office:value-type="float" office:value="289" calcext:value-type="float">
            <text:p>289</text:p>
          </table:table-cell>
          <table:table-cell office:value-type="string" calcext:value-type="string">
            <text:p>Garrotxa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71848" calcext:value-type="float">
            <text:p>171848</text:p>
          </table:table-cell>
          <table:table-cell office:value-type="string" calcext:value-type="string">
            <text:p>Santa Pau</text:p>
          </table:table-cell>
          <table:table-cell table:number-columns-repeated="2" office:value-type="string" calcext:value-type="string">
            <text:p>48.5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100722" calcext:value-type="float">
            <text:p>20100722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565" calcext:value-type="float">
            <text:p>1565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Garrotxa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71851" calcext:value-type="float">
            <text:p>171851</text:p>
          </table:table-cell>
          <table:table-cell office:value-type="string" calcext:value-type="string">
            <text:p>Sant Joan les Fonts</text:p>
          </table:table-cell>
          <table:table-cell table:number-columns-repeated="2" office:value-type="string" calcext:value-type="string">
            <text:p>31.9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051214" calcext:value-type="float">
            <text:p>20051214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652" calcext:value-type="float">
            <text:p>2652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Garrotxa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71864" calcext:value-type="float">
            <text:p>171864</text:p>
          </table:table-cell>
          <table:table-cell office:value-type="string" calcext:value-type="string">
            <text:p>Sarrià de Ter</text:p>
          </table:table-cell>
          <table:table-cell table:number-columns-repeated="2" office:value-type="string" calcext:value-type="string">
            <text:p>4.2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101215" calcext:value-type="float">
            <text:p>20101215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065" calcext:value-type="float">
            <text:p>406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ironès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71870" calcext:value-type="float">
            <text:p>171870</text:p>
          </table:table-cell>
          <table:table-cell office:value-type="string" calcext:value-type="string">
            <text:p>Saus, Camallera i Llampai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.490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737" calcext:value-type="float">
            <text:p>73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71886" calcext:value-type="float">
            <text:p>171886</text:p>
          </table:table-cell>
          <table:table-cell office:value-type="string" calcext:value-type="string">
            <text:p>la Selva de Ma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.255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23" calcext:value-type="float">
            <text:p>22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71899" calcext:value-type="float">
            <text:p>171899</text:p>
          </table:table-cell>
          <table:table-cell office:value-type="string" calcext:value-type="string">
            <text:p>la Cellera de Ter</text:p>
          </table:table-cell>
          <table:table-cell table:number-columns-repeated="2" office:value-type="string" calcext:value-type="string">
            <text:p>14.6436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20141022" calcext:value-type="float">
            <text:p>20141022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096" calcext:value-type="float">
            <text:p>209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elva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71903" calcext:value-type="float">
            <text:p>171903</text:p>
          </table:table-cell>
          <table:table-cell office:value-type="string" calcext:value-type="string">
            <text:p>Serinyà</text:p>
          </table:table-cell>
          <table:table-cell office:value-type="string" calcext:value-type="string">
            <text:p>17.20</text:p>
          </table:table-cell>
          <table:table-cell office:value-type="string" calcext:value-type="string">
            <text:p>17.2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0100722" calcext:value-type="float">
            <text:p>20100722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045" calcext:value-type="float">
            <text:p>1045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Pla de l'Estany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71910" calcext:value-type="float">
            <text:p>171910</text:p>
          </table:table-cell>
          <table:table-cell office:value-type="string" calcext:value-type="string">
            <text:p>Serra de Dar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.956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84" calcext:value-type="float">
            <text:p>18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ix Empordà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71925" calcext:value-type="float">
            <text:p>171925</text:p>
          </table:table-cell>
          <table:table-cell office:value-type="string" calcext:value-type="string">
            <text:p>Setcases</text:p>
          </table:table-cell>
          <table:table-cell table:number-columns-repeated="2" office:value-type="string" calcext:value-type="string">
            <text:p>48.8961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0130529" calcext:value-type="float">
            <text:p>20130529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81" calcext:value-type="float">
            <text:p>181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Ripollès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71931" calcext:value-type="float">
            <text:p>171931</text:p>
          </table:table-cell>
          <table:table-cell office:value-type="string" calcext:value-type="string">
            <text:p>Sils</text:p>
          </table:table-cell>
          <table:table-cell office:value-type="string" calcext:value-type="string">
            <text:p>NULL</text:p>
          </table:table-cell>
          <table:table-cell office:value-type="float" office:value="30086" calcext:value-type="float">
            <text:p>30086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126" calcext:value-type="float">
            <text:p>412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elva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71946" calcext:value-type="float">
            <text:p>171946</text:p>
          </table:table-cell>
          <table:table-cell office:value-type="string" calcext:value-type="string">
            <text:p>Susqued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0.9116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12" calcext:value-type="float">
            <text:p>112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Selva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71959" calcext:value-type="float">
            <text:p>171959</text:p>
          </table:table-cell>
          <table:table-cell office:value-type="string" calcext:value-type="string">
            <text:p>la Tallada d'Empordà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.649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67" calcext:value-type="float">
            <text:p>36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ix Empordà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71962" calcext:value-type="float">
            <text:p>171962</text:p>
          </table:table-cell>
          <table:table-cell office:value-type="string" calcext:value-type="string">
            <text:p>Terrad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.840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46" calcext:value-type="float">
            <text:p>146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71978" calcext:value-type="float">
            <text:p>171978</text:p>
          </table:table-cell>
          <table:table-cell office:value-type="string" calcext:value-type="string">
            <text:p>Torrent</text:p>
          </table:table-cell>
          <table:table-cell table:number-columns-repeated="2" office:value-type="string" calcext:value-type="string">
            <text:p>7.910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160727" calcext:value-type="float">
            <text:p>20160727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90" calcext:value-type="float">
            <text:p>19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ix Empordà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71984" calcext:value-type="float">
            <text:p>171984</text:p>
          </table:table-cell>
          <table:table-cell office:value-type="string" calcext:value-type="string">
            <text:p>Torroella de Fluvià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.871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60" calcext:value-type="float">
            <text:p>4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71997" calcext:value-type="float">
            <text:p>171997</text:p>
          </table:table-cell>
          <table:table-cell office:value-type="string" calcext:value-type="string">
            <text:p>Torroella de Montgrí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5.813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10588" calcext:value-type="float">
            <text:p>1058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aix Empordà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72001" calcext:value-type="float">
            <text:p>172001</text:p>
          </table:table-cell>
          <table:table-cell office:value-type="string" calcext:value-type="string">
            <text:p>Tortellà</text:p>
          </table:table-cell>
          <table:table-cell office:value-type="string" calcext:value-type="string">
            <text:p>11.0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100722" calcext:value-type="float">
            <text:p>20100722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729" calcext:value-type="float">
            <text:p>729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Garrotxa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72018" calcext:value-type="float">
            <text:p>172018</text:p>
          </table:table-cell>
          <table:table-cell office:value-type="string" calcext:value-type="string">
            <text:p>Toses</text:p>
          </table:table-cell>
          <table:table-cell table:number-columns-repeated="2" office:value-type="string" calcext:value-type="string">
            <text:p>57.6725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0130529" calcext:value-type="float">
            <text:p>20130529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60" calcext:value-type="float">
            <text:p>160</text:p>
          </table:table-cell>
          <table:table-cell office:value-type="float" office:value="1444" calcext:value-type="float">
            <text:p>1444</text:p>
          </table:table-cell>
          <table:table-cell office:value-type="string" calcext:value-type="string">
            <text:p>Ripollès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72023" calcext:value-type="float">
            <text:p>172023</text:p>
          </table:table-cell>
          <table:table-cell office:value-type="string" calcext:value-type="string">
            <text:p>Tossa de Mar</text:p>
          </table:table-cell>
          <table:table-cell office:value-type="string" calcext:value-type="string">
            <text:p>38.1540</text:p>
          </table:table-cell>
          <table:table-cell office:value-type="float" office:value="38154" calcext:value-type="float">
            <text:p>38154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20171213" calcext:value-type="float">
            <text:p>20171213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5414" calcext:value-type="float">
            <text:p>54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lva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72039" calcext:value-type="float">
            <text:p>172039</text:p>
          </table:table-cell>
          <table:table-cell office:value-type="string" calcext:value-type="string">
            <text:p>Ultramor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.380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ix Empordà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72044" calcext:value-type="float">
            <text:p>172044</text:p>
          </table:table-cell>
          <table:table-cell office:value-type="string" calcext:value-type="string">
            <text:p>Ullà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.348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039" calcext:value-type="float">
            <text:p>10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aix Empordà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72057" calcext:value-type="float">
            <text:p>172057</text:p>
          </table:table-cell>
          <table:table-cell office:value-type="string" calcext:value-type="string">
            <text:p>Ullastre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.106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33" calcext:value-type="float">
            <text:p>2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aix Empordà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72060" calcext:value-type="float">
            <text:p>172060</text:p>
          </table:table-cell>
          <table:table-cell office:value-type="string" calcext:value-type="string">
            <text:p>Urú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7.360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00" calcext:value-type="float">
            <text:p>200</text:p>
          </table:table-cell>
          <table:table-cell office:value-type="float" office:value="1263" calcext:value-type="float">
            <text:p>1263</text:p>
          </table:table-cell>
          <table:table-cell office:value-type="string" calcext:value-type="string">
            <text:p>Cerdanya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72076" calcext:value-type="float">
            <text:p>172076</text:p>
          </table:table-cell>
          <table:table-cell office:value-type="string" calcext:value-type="string">
            <text:p>la Vall d'en Bas</text:p>
          </table:table-cell>
          <table:table-cell table:number-columns-repeated="2" office:value-type="string" calcext:value-type="string">
            <text:p>90.5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051010" calcext:value-type="float">
            <text:p>20051010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650" calcext:value-type="float">
            <text:p>265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Garrotxa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72082" calcext:value-type="float">
            <text:p>172082</text:p>
          </table:table-cell>
          <table:table-cell office:value-type="string" calcext:value-type="string">
            <text:p>la Vall de Bianya</text:p>
          </table:table-cell>
          <table:table-cell table:number-columns-repeated="2" office:value-type="string" calcext:value-type="string">
            <text:p>93.6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040722" calcext:value-type="float">
            <text:p>20040722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256" calcext:value-type="float">
            <text:p>1256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Garrotxa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72095" calcext:value-type="float">
            <text:p>172095</text:p>
          </table:table-cell>
          <table:table-cell office:value-type="string" calcext:value-type="string">
            <text:p>Vall-llobrega</text:p>
          </table:table-cell>
          <table:table-cell table:number-columns-repeated="2" office:value-type="string" calcext:value-type="string">
            <text:p>5.48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170726" calcext:value-type="float">
            <text:p>2017072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730" calcext:value-type="float">
            <text:p>73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aix Empordà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72109" calcext:value-type="float">
            <text:p>172109</text:p>
          </table:table-cell>
          <table:table-cell office:value-type="string" calcext:value-type="string">
            <text:p>Ventall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5.013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698" calcext:value-type="float">
            <text:p>69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72116" calcext:value-type="float">
            <text:p>172116</text:p>
          </table:table-cell>
          <table:table-cell office:value-type="string" calcext:value-type="string">
            <text:p>Verg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.691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179" calcext:value-type="float">
            <text:p>117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aix Empordà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72121" calcext:value-type="float">
            <text:p>172121</text:p>
          </table:table-cell>
          <table:table-cell office:value-type="string" calcext:value-type="string">
            <text:p>Vidrà</text:p>
          </table:table-cell>
          <table:table-cell table:number-columns-repeated="2" office:value-type="string" calcext:value-type="string">
            <text:p>34.4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0120620" calcext:value-type="float">
            <text:p>20120620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68" calcext:value-type="float">
            <text:p>168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Osona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72137" calcext:value-type="float">
            <text:p>172137</text:p>
          </table:table-cell>
          <table:table-cell office:value-type="string" calcext:value-type="string">
            <text:p>Vidre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8.1929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6676" calcext:value-type="float">
            <text:p>667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elva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72142" calcext:value-type="float">
            <text:p>172142</text:p>
          </table:table-cell>
          <table:table-cell office:value-type="string" calcext:value-type="string">
            <text:p>Vilabertra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.270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843" calcext:value-type="float">
            <text:p>84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72155" calcext:value-type="float">
            <text:p>172155</text:p>
          </table:table-cell>
          <table:table-cell office:value-type="string" calcext:value-type="string">
            <text:p>Vilablareix</text:p>
          </table:table-cell>
          <table:table-cell table:number-columns-repeated="2" office:value-type="string" calcext:value-type="string">
            <text:p>6.1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111214" calcext:value-type="float">
            <text:p>20111214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213" calcext:value-type="float">
            <text:p>221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Gironès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72168" calcext:value-type="float">
            <text:p>172168</text:p>
          </table:table-cell>
          <table:table-cell office:value-type="string" calcext:value-type="string">
            <text:p>Viladasens</text:p>
          </table:table-cell>
          <table:table-cell table:number-columns-repeated="2" office:value-type="string" calcext:value-type="string">
            <text:p>15.516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141022" calcext:value-type="float">
            <text:p>20141022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91" calcext:value-type="float">
            <text:p>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Gironès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72174" calcext:value-type="float">
            <text:p>172174</text:p>
          </table:table-cell>
          <table:table-cell office:value-type="string" calcext:value-type="string">
            <text:p>Viladama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.834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21" calcext:value-type="float">
            <text:p>4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72180" calcext:value-type="float">
            <text:p>172180</text:p>
          </table:table-cell>
          <table:table-cell office:value-type="string" calcext:value-type="string">
            <text:p>Vilademuls</text:p>
          </table:table-cell>
          <table:table-cell table:number-columns-repeated="2" office:value-type="string" calcext:value-type="string">
            <text:p>62.17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0111214" calcext:value-type="float">
            <text:p>20111214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786" calcext:value-type="float">
            <text:p>78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la de l'Estany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72207" calcext:value-type="float">
            <text:p>172207</text:p>
          </table:table-cell>
          <table:table-cell office:value-type="string" calcext:value-type="string">
            <text:p>Viladrau</text:p>
          </table:table-cell>
          <table:table-cell table:number-columns-repeated="2" office:value-type="string" calcext:value-type="string">
            <text:p>50.712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0141022" calcext:value-type="float">
            <text:p>20141022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999" calcext:value-type="float">
            <text:p>999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Osona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72214" calcext:value-type="float">
            <text:p>172214</text:p>
          </table:table-cell>
          <table:table-cell office:value-type="string" calcext:value-type="string">
            <text:p>Vilafan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.386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013" calcext:value-type="float">
            <text:p>50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72229" calcext:value-type="float">
            <text:p>172229</text:p>
          </table:table-cell>
          <table:table-cell office:value-type="string" calcext:value-type="string">
            <text:p>Vilaü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.572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39" calcext:value-type="float">
            <text:p>13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72235" calcext:value-type="float">
            <text:p>172235</text:p>
          </table:table-cell>
          <table:table-cell office:value-type="string" calcext:value-type="string">
            <text:p>Vilajuïg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3.186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072" calcext:value-type="float">
            <text:p>107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72240" calcext:value-type="float">
            <text:p>172240</text:p>
          </table:table-cell>
          <table:table-cell office:value-type="string" calcext:value-type="string">
            <text:p>Vilallonga de Ter</text:p>
          </table:table-cell>
          <table:table-cell table:number-columns-repeated="2" office:value-type="string" calcext:value-type="string">
            <text:p>64.28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0120620" calcext:value-type="float">
            <text:p>20120620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48" calcext:value-type="float">
            <text:p>448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Ripollès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72253" calcext:value-type="float">
            <text:p>172253</text:p>
          </table:table-cell>
          <table:table-cell office:value-type="string" calcext:value-type="string">
            <text:p>Vilamacolu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.555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72266" calcext:value-type="float">
            <text:p>172266</text:p>
          </table:table-cell>
          <table:table-cell office:value-type="string" calcext:value-type="string">
            <text:p>Vilamall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.869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092" calcext:value-type="float">
            <text:p>109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72272" calcext:value-type="float">
            <text:p>172272</text:p>
          </table:table-cell>
          <table:table-cell office:value-type="string" calcext:value-type="string">
            <text:p>Vilamaniscl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.486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82" calcext:value-type="float">
            <text:p>182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72288" calcext:value-type="float">
            <text:p>172288</text:p>
          </table:table-cell>
          <table:table-cell office:value-type="string" calcext:value-type="string">
            <text:p>Vilanan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.874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33" calcext:value-type="float">
            <text:p>33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72305" calcext:value-type="float">
            <text:p>172305</text:p>
          </table:table-cell>
          <table:table-cell office:value-type="string" calcext:value-type="string">
            <text:p>Vila-sacr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.050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85" calcext:value-type="float">
            <text:p>48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72327" calcext:value-type="float">
            <text:p>172327</text:p>
          </table:table-cell>
          <table:table-cell office:value-type="string" calcext:value-type="string">
            <text:p>Vilopriu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.819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89" calcext:value-type="float">
            <text:p>18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aix Empordà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72333" calcext:value-type="float">
            <text:p>172333</text:p>
          </table:table-cell>
          <table:table-cell office:value-type="string" calcext:value-type="string">
            <text:p>Vilobí d'Onyar</text:p>
          </table:table-cell>
          <table:table-cell table:number-columns-repeated="2" office:value-type="string" calcext:value-type="string">
            <text:p>32.5966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20130529" calcext:value-type="float">
            <text:p>20130529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718" calcext:value-type="float">
            <text:p>271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elva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72348" calcext:value-type="float">
            <text:p>172348</text:p>
          </table:table-cell>
          <table:table-cell office:value-type="string" calcext:value-type="string">
            <text:p>Bi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0.027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36" calcext:value-type="float">
            <text:p>23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lt Empordà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79011" calcext:value-type="float">
            <text:p>179011</text:p>
          </table:table-cell>
          <table:table-cell office:value-type="string" calcext:value-type="string">
            <text:p>Cruïlles, Monells i Sant Sadurní de l'Heur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9.603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1271" calcext:value-type="float">
            <text:p>127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aix Empordà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79026" calcext:value-type="float">
            <text:p>179026</text:p>
          </table:table-cell>
          <table:table-cell office:value-type="string" calcext:value-type="string">
            <text:p>Forallac</text:p>
          </table:table-cell>
          <table:table-cell table:number-columns-repeated="2" office:value-type="string" calcext:value-type="string">
            <text:p>50.177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150730" calcext:value-type="float">
            <text:p>20150730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746" calcext:value-type="float">
            <text:p>174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aix Empordà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79032" calcext:value-type="float">
            <text:p>179032</text:p>
          </table:table-cell>
          <table:table-cell office:value-type="string" calcext:value-type="string">
            <text:p>Sant Julià del Llor i Bonmatí</text:p>
          </table:table-cell>
          <table:table-cell table:number-columns-repeated="2" office:value-type="string" calcext:value-type="string">
            <text:p>9.6539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20141022" calcext:value-type="float">
            <text:p>20141022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093" calcext:value-type="float">
            <text:p>109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elva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50019" calcext:value-type="float">
            <text:p>250019</text:p>
          </table:table-cell>
          <table:table-cell office:value-type="string" calcext:value-type="string">
            <text:p>Abella de la Conc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7.962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86" calcext:value-type="float">
            <text:p>186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Pallars Jussà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50024" calcext:value-type="float">
            <text:p>250024</text:p>
          </table:table-cell>
          <table:table-cell office:value-type="string" calcext:value-type="string">
            <text:p>Àg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0.202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91" calcext:value-type="float">
            <text:p>491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Noguera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50030" calcext:value-type="float">
            <text:p>250030</text:p>
          </table:table-cell>
          <table:table-cell office:value-type="string" calcext:value-type="string">
            <text:p>Agramun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9.4676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459" calcext:value-type="float">
            <text:p>5459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Urgell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50045" calcext:value-type="float">
            <text:p>250045</text:p>
          </table:table-cell>
          <table:table-cell office:value-type="string" calcext:value-type="string">
            <text:p>els Alamú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.3222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701" calcext:value-type="float">
            <text:p>70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egrià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50058" calcext:value-type="float">
            <text:p>250058</text:p>
          </table:table-cell>
          <table:table-cell office:value-type="string" calcext:value-type="string">
            <text:p>Alàs i Cer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7.453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04" calcext:value-type="float">
            <text:p>404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Alt Urgell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50061" calcext:value-type="float">
            <text:p>250061</text:p>
          </table:table-cell>
          <table:table-cell office:value-type="string" calcext:value-type="string">
            <text:p>l'Albagés</text:p>
          </table:table-cell>
          <table:table-cell table:number-columns-repeated="2" office:value-type="string" calcext:value-type="string">
            <text:p>26.1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0100311" calcext:value-type="float">
            <text:p>20100311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92" calcext:value-type="float">
            <text:p>492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Garrigues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50077" calcext:value-type="float">
            <text:p>250077</text:p>
          </table:table-cell>
          <table:table-cell office:value-type="string" calcext:value-type="string">
            <text:p>Albatàrrec</text:p>
          </table:table-cell>
          <table:table-cell office:value-type="string" calcext:value-type="string">
            <text:p>NULL</text:p>
          </table:table-cell>
          <table:table-cell office:value-type="float" office:value="10685" calcext:value-type="float">
            <text:p>10685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519" calcext:value-type="float">
            <text:p>151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egrià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50083" calcext:value-type="float">
            <text:p>250083</text:p>
          </table:table-cell>
          <table:table-cell office:value-type="string" calcext:value-type="string">
            <text:p>Albes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8.004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587" calcext:value-type="float">
            <text:p>1587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Noguera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50096" calcext:value-type="float">
            <text:p>250096</text:p>
          </table:table-cell>
          <table:table-cell office:value-type="string" calcext:value-type="string">
            <text:p>l'Albi</text:p>
          </table:table-cell>
          <table:table-cell table:number-columns-repeated="2" office:value-type="string" calcext:value-type="string">
            <text:p>32.7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0091007" calcext:value-type="float">
            <text:p>20091007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811" calcext:value-type="float">
            <text:p>811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Garrigues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50100" calcext:value-type="float">
            <text:p>250100</text:p>
          </table:table-cell>
          <table:table-cell office:value-type="string" calcext:value-type="string">
            <text:p>Alcan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1.1876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53" calcext:value-type="float">
            <text:p>25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egrià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50117" calcext:value-type="float">
            <text:p>250117</text:p>
          </table:table-cell>
          <table:table-cell office:value-type="string" calcext:value-type="string">
            <text:p>Alcarrà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4.849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970" calcext:value-type="float">
            <text:p>597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egrià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50122" calcext:value-type="float">
            <text:p>250122</text:p>
          </table:table-cell>
          <table:table-cell office:value-type="string" calcext:value-type="string">
            <text:p>Alcoletg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.4673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239" calcext:value-type="float">
            <text:p>2239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egrià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50138" calcext:value-type="float">
            <text:p>250138</text:p>
          </table:table-cell>
          <table:table-cell office:value-type="string" calcext:value-type="string">
            <text:p>Alfarràs</text:p>
          </table:table-cell>
          <table:table-cell office:value-type="string" calcext:value-type="string">
            <text:p>NULL</text:p>
          </table:table-cell>
          <table:table-cell office:value-type="float" office:value="11304" calcext:value-type="float">
            <text:p>1130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274" calcext:value-type="float">
            <text:p>3274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Segrià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50143" calcext:value-type="float">
            <text:p>250143</text:p>
          </table:table-cell>
          <table:table-cell office:value-type="string" calcext:value-type="string">
            <text:p>Alfés</text:p>
          </table:table-cell>
          <table:table-cell office:value-type="string" calcext:value-type="string">
            <text:p>NULL</text:p>
          </table:table-cell>
          <table:table-cell office:value-type="float" office:value="32175" calcext:value-type="float">
            <text:p>32175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21" calcext:value-type="float">
            <text:p>32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Segrià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50156" calcext:value-type="float">
            <text:p>250156</text:p>
          </table:table-cell>
          <table:table-cell office:value-type="string" calcext:value-type="string">
            <text:p>Algerri</text:p>
          </table:table-cell>
          <table:table-cell table:number-columns-repeated="2" office:value-type="string" calcext:value-type="string">
            <text:p>54.416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0140212" calcext:value-type="float">
            <text:p>20140212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67" calcext:value-type="float">
            <text:p>467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oguera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50169" calcext:value-type="float">
            <text:p>250169</text:p>
          </table:table-cell>
          <table:table-cell office:value-type="string" calcext:value-type="string">
            <text:p>Alguai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0.432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088" calcext:value-type="float">
            <text:p>3088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Segrià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50175" calcext:value-type="float">
            <text:p>250175</text:p>
          </table:table-cell>
          <table:table-cell office:value-type="string" calcext:value-type="string">
            <text:p>Alin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82.784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51" calcext:value-type="float">
            <text:p>251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Pallars Sobirà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50194" calcext:value-type="float">
            <text:p>250194</text:p>
          </table:table-cell>
          <table:table-cell office:value-type="string" calcext:value-type="string">
            <text:p>Almacell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8.9722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6088" calcext:value-type="float">
            <text:p>6088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Segrià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50208" calcext:value-type="float">
            <text:p>250208</text:p>
          </table:table-cell>
          <table:table-cell office:value-type="string" calcext:value-type="string">
            <text:p>Almatre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6.4375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43" calcext:value-type="float">
            <text:p>443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Segrià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50215" calcext:value-type="float">
            <text:p>250215</text:p>
          </table:table-cell>
          <table:table-cell office:value-type="string" calcext:value-type="string">
            <text:p>Almena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6.7523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576" calcext:value-type="float">
            <text:p>3576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Segrià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50220" calcext:value-type="float">
            <text:p>250220</text:p>
          </table:table-cell>
          <table:table-cell office:value-type="string" calcext:value-type="string">
            <text:p>Alòs de Balaguer</text:p>
          </table:table-cell>
          <table:table-cell table:number-columns-repeated="2" office:value-type="string" calcext:value-type="string">
            <text:p>69.076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0140212" calcext:value-type="float">
            <text:p>20140212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74" calcext:value-type="float">
            <text:p>174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Noguera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50236" calcext:value-type="float">
            <text:p>250236</text:p>
          </table:table-cell>
          <table:table-cell office:value-type="string" calcext:value-type="string">
            <text:p>Alpica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5.2979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362" calcext:value-type="float">
            <text:p>5362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Segrià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50241" calcext:value-type="float">
            <text:p>250241</text:p>
          </table:table-cell>
          <table:table-cell office:value-type="string" calcext:value-type="string">
            <text:p>Alt Àneu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18.059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57" calcext:value-type="float">
            <text:p>457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Pallars Sobirà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50254" calcext:value-type="float">
            <text:p>250254</text:p>
          </table:table-cell>
          <table:table-cell office:value-type="string" calcext:value-type="string">
            <text:p>Naut Ara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55.9585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732" calcext:value-type="float">
            <text:p>1732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Val d'Aran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50273" calcext:value-type="float">
            <text:p>250273</text:p>
          </table:table-cell>
          <table:table-cell office:value-type="string" calcext:value-type="string">
            <text:p>Anglesola</text:p>
          </table:table-cell>
          <table:table-cell table:number-columns-repeated="2" office:value-type="string" calcext:value-type="string">
            <text:p>23.6724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20150429" calcext:value-type="float">
            <text:p>20150429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303" calcext:value-type="float">
            <text:p>1303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Urgell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50292" calcext:value-type="float">
            <text:p>250292</text:p>
          </table:table-cell>
          <table:table-cell office:value-type="string" calcext:value-type="string">
            <text:p>Arbeca</text:p>
          </table:table-cell>
          <table:table-cell table:number-columns-repeated="2" office:value-type="string" calcext:value-type="string">
            <text:p>58.2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0100311" calcext:value-type="float">
            <text:p>20100311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512" calcext:value-type="float">
            <text:p>2512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Garrigues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50306" calcext:value-type="float">
            <text:p>250306</text:p>
          </table:table-cell>
          <table:table-cell office:value-type="string" calcext:value-type="string">
            <text:p>el Pont de Ba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3.516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93" calcext:value-type="float">
            <text:p>193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Alt Urgell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50313" calcext:value-type="float">
            <text:p>250313</text:p>
          </table:table-cell>
          <table:table-cell office:value-type="string" calcext:value-type="string">
            <text:p>Arres</text:p>
          </table:table-cell>
          <table:table-cell office:value-type="string" calcext:value-type="string">
            <text:p>NULL</text:p>
          </table:table-cell>
          <table:table-cell office:value-type="float" office:value="11608" calcext:value-type="float">
            <text:p>11608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61" calcext:value-type="float">
            <text:p>61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Val d'Aran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50328" calcext:value-type="float">
            <text:p>250328</text:p>
          </table:table-cell>
          <table:table-cell office:value-type="string" calcext:value-type="string">
            <text:p>Arsègue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0.493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00" calcext:value-type="float">
            <text:p>100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lt Urgell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50334" calcext:value-type="float">
            <text:p>250334</text:p>
          </table:table-cell>
          <table:table-cell office:value-type="string" calcext:value-type="string">
            <text:p>Artesa de Lleid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.2265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451" calcext:value-type="float">
            <text:p>145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egrià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50349" calcext:value-type="float">
            <text:p>250349</text:p>
          </table:table-cell>
          <table:table-cell office:value-type="string" calcext:value-type="string">
            <text:p>Artesa de Seg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76.039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696" calcext:value-type="float">
            <text:p>3696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Noguera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50352" calcext:value-type="float">
            <text:p>250352</text:p>
          </table:table-cell>
          <table:table-cell office:value-type="string" calcext:value-type="string">
            <text:p>la Sentiu de Sió</text:p>
          </table:table-cell>
          <table:table-cell table:number-columns-repeated="2" office:value-type="string" calcext:value-type="string">
            <text:p>29.544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0140514" calcext:value-type="float">
            <text:p>20140514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78" calcext:value-type="float">
            <text:p>478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Noguera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50365" calcext:value-type="float">
            <text:p>250365</text:p>
          </table:table-cell>
          <table:table-cell office:value-type="string" calcext:value-type="string">
            <text:p>Asp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0.050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69" calcext:value-type="float">
            <text:p>26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egrià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50371" calcext:value-type="float">
            <text:p>250371</text:p>
          </table:table-cell>
          <table:table-cell office:value-type="string" calcext:value-type="string">
            <text:p>les Avellanes i Santa Linya</text:p>
          </table:table-cell>
          <table:table-cell table:number-columns-repeated="2" office:value-type="string" calcext:value-type="string">
            <text:p>102.924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0150429" calcext:value-type="float">
            <text:p>20150429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69" calcext:value-type="float">
            <text:p>469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Noguera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50387" calcext:value-type="float">
            <text:p>250387</text:p>
          </table:table-cell>
          <table:table-cell office:value-type="string" calcext:value-type="string">
            <text:p>Aitona</text:p>
          </table:table-cell>
          <table:table-cell table:number-columns-repeated="2" office:value-type="string" calcext:value-type="string">
            <text:p>66.8271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20170426" calcext:value-type="float">
            <text:p>2017042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370" calcext:value-type="float">
            <text:p>237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egrià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50390" calcext:value-type="float">
            <text:p>250390</text:p>
          </table:table-cell>
          <table:table-cell office:value-type="string" calcext:value-type="string">
            <text:p>Baix Pallar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29.364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81" calcext:value-type="float">
            <text:p>381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Pallars Sobirà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50404" calcext:value-type="float">
            <text:p>250404</text:p>
          </table:table-cell>
          <table:table-cell office:value-type="string" calcext:value-type="string">
            <text:p>Balaguer</text:p>
          </table:table-cell>
          <table:table-cell table:number-columns-repeated="2" office:value-type="string" calcext:value-type="string">
            <text:p>57.07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0170726" calcext:value-type="float">
            <text:p>2017072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5769" calcext:value-type="float">
            <text:p>15769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Noguera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50411" calcext:value-type="float">
            <text:p>250411</text:p>
          </table:table-cell>
          <table:table-cell office:value-type="string" calcext:value-type="string">
            <text:p>Barbens</text:p>
          </table:table-cell>
          <table:table-cell table:number-columns-repeated="2" office:value-type="string" calcext:value-type="string">
            <text:p>7.7837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0150730" calcext:value-type="float">
            <text:p>20150730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828" calcext:value-type="float">
            <text:p>828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Pla d'Urgell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50426" calcext:value-type="float">
            <text:p>250426</text:p>
          </table:table-cell>
          <table:table-cell office:value-type="string" calcext:value-type="string">
            <text:p>la Baronia de Rial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45.075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81" calcext:value-type="float">
            <text:p>281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Noguera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50432" calcext:value-type="float">
            <text:p>250432</text:p>
          </table:table-cell>
          <table:table-cell office:value-type="string" calcext:value-type="string">
            <text:p>la Vall de Boí</text:p>
          </table:table-cell>
          <table:table-cell office:value-type="string" calcext:value-type="string">
            <text:p>NULL</text:p>
          </table:table-cell>
          <table:table-cell office:value-type="float" office:value="219677" calcext:value-type="float">
            <text:p>219677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079" calcext:value-type="float">
            <text:p>1079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Alta Ribagorça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50447" calcext:value-type="float">
            <text:p>250447</text:p>
          </table:table-cell>
          <table:table-cell office:value-type="string" calcext:value-type="string">
            <text:p>Bassell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0.8257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56" calcext:value-type="float">
            <text:p>256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Alt Urgell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50450" calcext:value-type="float">
            <text:p>250450</text:p>
          </table:table-cell>
          <table:table-cell office:value-type="string" calcext:value-type="string">
            <text:p>Bause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7.8557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2" calcext:value-type="float">
            <text:p>52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Val d'Aran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50463" calcext:value-type="float">
            <text:p>250463</text:p>
          </table:table-cell>
          <table:table-cell office:value-type="string" calcext:value-type="string">
            <text:p>Belianes</text:p>
          </table:table-cell>
          <table:table-cell table:number-columns-repeated="2" office:value-type="string" calcext:value-type="string">
            <text:p>15.7697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20150128" calcext:value-type="float">
            <text:p>20150128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92" calcext:value-type="float">
            <text:p>592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Urgell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50479" calcext:value-type="float">
            <text:p>250479</text:p>
          </table:table-cell>
          <table:table-cell office:value-type="string" calcext:value-type="string">
            <text:p>Bellcaire d'Urgell</text:p>
          </table:table-cell>
          <table:table-cell table:number-columns-repeated="2" office:value-type="string" calcext:value-type="string">
            <text:p>31.160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0130529" calcext:value-type="float">
            <text:p>20130529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295" calcext:value-type="float">
            <text:p>1295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Noguera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50485" calcext:value-type="float">
            <text:p>250485</text:p>
          </table:table-cell>
          <table:table-cell office:value-type="string" calcext:value-type="string">
            <text:p>Bell-lloc d'Urgell</text:p>
          </table:table-cell>
          <table:table-cell table:number-columns-repeated="2" office:value-type="string" calcext:value-type="string">
            <text:p>35.1622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0150730" calcext:value-type="float">
            <text:p>20150730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326" calcext:value-type="float">
            <text:p>232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Pla d'Urgell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50498" calcext:value-type="float">
            <text:p>250498</text:p>
          </table:table-cell>
          <table:table-cell office:value-type="string" calcext:value-type="string">
            <text:p>Bellmunt d'Urgell</text:p>
          </table:table-cell>
          <table:table-cell table:number-columns-repeated="2" office:value-type="string" calcext:value-type="string">
            <text:p>5.047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0131016" calcext:value-type="float">
            <text:p>2013101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25" calcext:value-type="float">
            <text:p>225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Noguera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50501" calcext:value-type="float">
            <text:p>250501</text:p>
          </table:table-cell>
          <table:table-cell office:value-type="string" calcext:value-type="string">
            <text:p>Bellpuig</text:p>
          </table:table-cell>
          <table:table-cell table:number-columns-repeated="2" office:value-type="string" calcext:value-type="string">
            <text:p>35.0176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20150429" calcext:value-type="float">
            <text:p>20150429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454" calcext:value-type="float">
            <text:p>4454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Urgell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50518" calcext:value-type="float">
            <text:p>250518</text:p>
          </table:table-cell>
          <table:table-cell office:value-type="string" calcext:value-type="string">
            <text:p>Bellver de Cerdany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7.934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906" calcext:value-type="float">
            <text:p>1906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Cerdanya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50523" calcext:value-type="float">
            <text:p>250523</text:p>
          </table:table-cell>
          <table:table-cell office:value-type="string" calcext:value-type="string">
            <text:p>Bellvís</text:p>
          </table:table-cell>
          <table:table-cell table:number-columns-repeated="2" office:value-type="string" calcext:value-type="string">
            <text:p>46.413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0141022" calcext:value-type="float">
            <text:p>20141022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360" calcext:value-type="float">
            <text:p>236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Pla d'Urgell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50539" calcext:value-type="float">
            <text:p>250539</text:p>
          </table:table-cell>
          <table:table-cell office:value-type="string" calcext:value-type="string">
            <text:p>Benavent de Segrià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.4589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249" calcext:value-type="float">
            <text:p>1249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egrià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50557" calcext:value-type="float">
            <text:p>250557</text:p>
          </table:table-cell>
          <table:table-cell office:value-type="string" calcext:value-type="string">
            <text:p>Biosca</text:p>
          </table:table-cell>
          <table:table-cell table:number-columns-repeated="2" office:value-type="string" calcext:value-type="string">
            <text:p>66.03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28" calcext:value-type="float">
            <text:p>228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Segarra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50560" calcext:value-type="float">
            <text:p>250560</text:p>
          </table:table-cell>
          <table:table-cell office:value-type="string" calcext:value-type="string">
            <text:p>Bovera</text:p>
          </table:table-cell>
          <table:table-cell table:number-columns-repeated="2" office:value-type="string" calcext:value-type="string">
            <text:p>33.2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0100311" calcext:value-type="float">
            <text:p>20100311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71" calcext:value-type="float">
            <text:p>371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Garrigues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50576" calcext:value-type="float">
            <text:p>250576</text:p>
          </table:table-cell>
          <table:table-cell office:value-type="string" calcext:value-type="string">
            <text:p>Es Bòrd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1.3971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47" calcext:value-type="float">
            <text:p>247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Val d'Aran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50582" calcext:value-type="float">
            <text:p>250582</text:p>
          </table:table-cell>
          <table:table-cell office:value-type="string" calcext:value-type="string">
            <text:p>les Borges Blanques</text:p>
          </table:table-cell>
          <table:table-cell table:number-columns-repeated="2" office:value-type="string" calcext:value-type="string">
            <text:p>61.6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0091007" calcext:value-type="float">
            <text:p>20091007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606" calcext:value-type="float">
            <text:p>5606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Garrigues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50595" calcext:value-type="float">
            <text:p>250595</text:p>
          </table:table-cell>
          <table:table-cell office:value-type="string" calcext:value-type="string">
            <text:p>Bossòs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7.8638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043" calcext:value-type="float">
            <text:p>1043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Val d'Aran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50609" calcext:value-type="float">
            <text:p>250609</text:p>
          </table:table-cell>
          <table:table-cell office:value-type="string" calcext:value-type="string">
            <text:p>Cabanabona</text:p>
          </table:table-cell>
          <table:table-cell office:value-type="string" calcext:value-type="string">
            <text:p>14.1600</text:p>
          </table:table-cell>
          <table:table-cell office:value-type="string" calcext:value-type="string">
            <text:p>14.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0160505" calcext:value-type="float">
            <text:p>20160505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15" calcext:value-type="float">
            <text:p>115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Noguera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50616" calcext:value-type="float">
            <text:p>250616</text:p>
          </table:table-cell>
          <table:table-cell office:value-type="string" calcext:value-type="string">
            <text:p>Cab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9.5449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04" calcext:value-type="float">
            <text:p>104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Alt Urgell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50621" calcext:value-type="float">
            <text:p>250621</text:p>
          </table:table-cell>
          <table:table-cell office:value-type="string" calcext:value-type="string">
            <text:p>Camarasa</text:p>
          </table:table-cell>
          <table:table-cell table:number-columns-repeated="2" office:value-type="string" calcext:value-type="string">
            <text:p>157.614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0170726" calcext:value-type="float">
            <text:p>2017072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931" calcext:value-type="float">
            <text:p>931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Noguera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50637" calcext:value-type="float">
            <text:p>250637</text:p>
          </table:table-cell>
          <table:table-cell office:value-type="string" calcext:value-type="string">
            <text:p>Caneja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8.2435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04" calcext:value-type="float">
            <text:p>104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Val d'Aran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50642" calcext:value-type="float">
            <text:p>250642</text:p>
          </table:table-cell>
          <table:table-cell office:value-type="string" calcext:value-type="string">
            <text:p>Castellar de la Ribera</text:p>
          </table:table-cell>
          <table:table-cell table:number-columns-repeated="2" office:value-type="string" calcext:value-type="string">
            <text:p>60.2617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0170726" calcext:value-type="float">
            <text:p>2017072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62" calcext:value-type="float">
            <text:p>162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Solsonès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50674" calcext:value-type="float">
            <text:p>250674</text:p>
          </table:table-cell>
          <table:table-cell office:value-type="string" calcext:value-type="string">
            <text:p>Castelldans</text:p>
          </table:table-cell>
          <table:table-cell table:number-columns-repeated="2" office:value-type="string" calcext:value-type="string">
            <text:p>64.3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0100311" calcext:value-type="float">
            <text:p>20100311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004" calcext:value-type="float">
            <text:p>1004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Garrigues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50680" calcext:value-type="float">
            <text:p>250680</text:p>
          </table:table-cell>
          <table:table-cell office:value-type="string" calcext:value-type="string">
            <text:p>Castellnou de Seana</text:p>
          </table:table-cell>
          <table:table-cell table:number-columns-repeated="2" office:value-type="string" calcext:value-type="string">
            <text:p>16.309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0150730" calcext:value-type="float">
            <text:p>20150730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750" calcext:value-type="float">
            <text:p>75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Pla d'Urgell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50693" calcext:value-type="float">
            <text:p>250693</text:p>
          </table:table-cell>
          <table:table-cell office:value-type="string" calcext:value-type="string">
            <text:p>Castelló de Farfanya</text:p>
          </table:table-cell>
          <table:table-cell table:number-columns-repeated="2" office:value-type="string" calcext:value-type="string">
            <text:p>52.627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0130529" calcext:value-type="float">
            <text:p>20130529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64" calcext:value-type="float">
            <text:p>564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Noguera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50707" calcext:value-type="float">
            <text:p>250707</text:p>
          </table:table-cell>
          <table:table-cell office:value-type="string" calcext:value-type="string">
            <text:p>Castellserà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5.8668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128" calcext:value-type="float">
            <text:p>1128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Urgell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50714" calcext:value-type="float">
            <text:p>250714</text:p>
          </table:table-cell>
          <table:table-cell office:value-type="string" calcext:value-type="string">
            <text:p>Ca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0.9059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6" calcext:value-type="float">
            <text:p>56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Alt Urgell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50729" calcext:value-type="float">
            <text:p>250729</text:p>
          </table:table-cell>
          <table:table-cell office:value-type="string" calcext:value-type="string">
            <text:p>Cervera</text:p>
          </table:table-cell>
          <table:table-cell table:number-columns-repeated="2" office:value-type="string" calcext:value-type="string">
            <text:p>55.198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0160505" calcext:value-type="float">
            <text:p>20160505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9305" calcext:value-type="float">
            <text:p>9305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Segarra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50735" calcext:value-type="float">
            <text:p>250735</text:p>
          </table:table-cell>
          <table:table-cell office:value-type="string" calcext:value-type="string">
            <text:p>Cervià de les Garrigues</text:p>
          </table:table-cell>
          <table:table-cell table:number-columns-repeated="2" office:value-type="string" calcext:value-type="string">
            <text:p>34.0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0091007" calcext:value-type="float">
            <text:p>20091007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873" calcext:value-type="float">
            <text:p>873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Garrigues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50740" calcext:value-type="float">
            <text:p>250740</text:p>
          </table:table-cell>
          <table:table-cell office:value-type="string" calcext:value-type="string">
            <text:p>Ciutadilla</text:p>
          </table:table-cell>
          <table:table-cell table:number-columns-repeated="2" office:value-type="string" calcext:value-type="string">
            <text:p>16.47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20111214" calcext:value-type="float">
            <text:p>20111214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23" calcext:value-type="float">
            <text:p>223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Urgell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50753" calcext:value-type="float">
            <text:p>250753</text:p>
          </table:table-cell>
          <table:table-cell office:value-type="string" calcext:value-type="string">
            <text:p>Clariana de Cardener</text:p>
          </table:table-cell>
          <table:table-cell office:value-type="string" calcext:value-type="string">
            <text:p>NULL</text:p>
          </table:table-cell>
          <table:table-cell office:value-type="float" office:value="40962" calcext:value-type="float">
            <text:p>40962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46" calcext:value-type="float">
            <text:p>14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olsonès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50766" calcext:value-type="float">
            <text:p>250766</text:p>
          </table:table-cell>
          <table:table-cell office:value-type="string" calcext:value-type="string">
            <text:p>el Cogul</text:p>
          </table:table-cell>
          <table:table-cell table:number-columns-repeated="2" office:value-type="string" calcext:value-type="string">
            <text:p>17.4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0100311" calcext:value-type="float">
            <text:p>20100311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11" calcext:value-type="float">
            <text:p>211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Garrigues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50772" calcext:value-type="float">
            <text:p>250772</text:p>
          </table:table-cell>
          <table:table-cell office:value-type="string" calcext:value-type="string">
            <text:p>Coll de Narg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52.424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618" calcext:value-type="float">
            <text:p>618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Alt Urgell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50788" calcext:value-type="float">
            <text:p>250788</text:p>
          </table:table-cell>
          <table:table-cell office:value-type="string" calcext:value-type="string">
            <text:p>Corbin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1.2842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347" calcext:value-type="float">
            <text:p>134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egrià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50791" calcext:value-type="float">
            <text:p>250791</text:p>
          </table:table-cell>
          <table:table-cell office:value-type="string" calcext:value-type="string">
            <text:p>Cubells</text:p>
          </table:table-cell>
          <table:table-cell office:value-type="string" calcext:value-type="string">
            <text:p>39.0530</text:p>
          </table:table-cell>
          <table:table-cell office:value-type="float" office:value="39053" calcext:value-type="float">
            <text:p>3905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0140514" calcext:value-type="float">
            <text:p>20140514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01" calcext:value-type="float">
            <text:p>401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Noguera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50812" calcext:value-type="float">
            <text:p>250812</text:p>
          </table:table-cell>
          <table:table-cell office:value-type="string" calcext:value-type="string">
            <text:p>l'Espluga Calba</text:p>
          </table:table-cell>
          <table:table-cell table:number-columns-repeated="2" office:value-type="string" calcext:value-type="string">
            <text:p>21.4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0091007" calcext:value-type="float">
            <text:p>20091007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52" calcext:value-type="float">
            <text:p>452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arrigues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50827" calcext:value-type="float">
            <text:p>250827</text:p>
          </table:table-cell>
          <table:table-cell office:value-type="string" calcext:value-type="string">
            <text:p>Espo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7.576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60" calcext:value-type="float">
            <text:p>360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Pallars Sobirà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50851" calcext:value-type="float">
            <text:p>250851</text:p>
          </table:table-cell>
          <table:table-cell office:value-type="string" calcext:value-type="string">
            <text:p>Estaràs</text:p>
          </table:table-cell>
          <table:table-cell table:number-columns-repeated="2" office:value-type="string" calcext:value-type="string">
            <text:p>21.1392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0141022" calcext:value-type="float">
            <text:p>20141022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84" calcext:value-type="float">
            <text:p>184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Segarra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50864" calcext:value-type="float">
            <text:p>250864</text:p>
          </table:table-cell>
          <table:table-cell office:value-type="string" calcext:value-type="string">
            <text:p>Esterri d'Àneu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.388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803" calcext:value-type="float">
            <text:p>803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Pallars Sobirà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50870" calcext:value-type="float">
            <text:p>250870</text:p>
          </table:table-cell>
          <table:table-cell office:value-type="string" calcext:value-type="string">
            <text:p>Esterri de Cardó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.33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69" calcext:value-type="float">
            <text:p>69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Pallars Sobirà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50886" calcext:value-type="float">
            <text:p>250886</text:p>
          </table:table-cell>
          <table:table-cell office:value-type="string" calcext:value-type="string">
            <text:p>Estamariu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.985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17" calcext:value-type="float">
            <text:p>117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Alt Urgell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50899" calcext:value-type="float">
            <text:p>250899</text:p>
          </table:table-cell>
          <table:table-cell office:value-type="string" calcext:value-type="string">
            <text:p>Farrer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1.812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04" calcext:value-type="float">
            <text:p>104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Pallars Sobirà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50925" calcext:value-type="float">
            <text:p>250925</text:p>
          </table:table-cell>
          <table:table-cell office:value-type="string" calcext:value-type="string">
            <text:p>la Floresta</text:p>
          </table:table-cell>
          <table:table-cell table:number-columns-repeated="2" office:value-type="string" calcext:value-type="string">
            <text:p>5.6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0091007" calcext:value-type="float">
            <text:p>20091007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85" calcext:value-type="float">
            <text:p>185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Garrigues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50931" calcext:value-type="float">
            <text:p>250931</text:p>
          </table:table-cell>
          <table:table-cell office:value-type="string" calcext:value-type="string">
            <text:p>Fondarell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.435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783" calcext:value-type="float">
            <text:p>783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Pla d'Urgell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50946" calcext:value-type="float">
            <text:p>250946</text:p>
          </table:table-cell>
          <table:table-cell office:value-type="string" calcext:value-type="string">
            <text:p>Foradada</text:p>
          </table:table-cell>
          <table:table-cell office:value-type="string" calcext:value-type="string">
            <text:p>28.9070</text:p>
          </table:table-cell>
          <table:table-cell office:value-type="float" office:value="28907" calcext:value-type="float">
            <text:p>2890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0141022" calcext:value-type="float">
            <text:p>20141022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97" calcext:value-type="float">
            <text:p>197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Noguera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50962" calcext:value-type="float">
            <text:p>250962</text:p>
          </table:table-cell>
          <table:table-cell office:value-type="string" calcext:value-type="string">
            <text:p>la Fuliola</text:p>
          </table:table-cell>
          <table:table-cell table:number-columns-repeated="2" office:value-type="string" calcext:value-type="string">
            <text:p>11.1294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20141022" calcext:value-type="float">
            <text:p>20141022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235" calcext:value-type="float">
            <text:p>1235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Urgell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50978" calcext:value-type="float">
            <text:p>250978</text:p>
          </table:table-cell>
          <table:table-cell office:value-type="string" calcext:value-type="string">
            <text:p>Fulleda</text:p>
          </table:table-cell>
          <table:table-cell table:number-columns-repeated="2" office:value-type="string" calcext:value-type="string">
            <text:p>16.3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0091007" calcext:value-type="float">
            <text:p>20091007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15" calcext:value-type="float">
            <text:p>115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Garrigues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50984" calcext:value-type="float">
            <text:p>250984</text:p>
          </table:table-cell>
          <table:table-cell office:value-type="string" calcext:value-type="string">
            <text:p>Gavet de la Conc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1.163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09" calcext:value-type="float">
            <text:p>309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Pallars Jussà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50997" calcext:value-type="float">
            <text:p>250997</text:p>
          </table:table-cell>
          <table:table-cell office:value-type="string" calcext:value-type="string">
            <text:p>Golmé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.750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560" calcext:value-type="float">
            <text:p>156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la d'Urgell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51001" calcext:value-type="float">
            <text:p>251001</text:p>
          </table:table-cell>
          <table:table-cell office:value-type="string" calcext:value-type="string">
            <text:p>Gósol</text:p>
          </table:table-cell>
          <table:table-cell table:number-columns-repeated="2" office:value-type="string" calcext:value-type="string">
            <text:p>56.2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0060719" calcext:value-type="float">
            <text:p>20060719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21" calcext:value-type="float">
            <text:p>221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Berguedà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51018" calcext:value-type="float">
            <text:p>251018</text:p>
          </table:table-cell>
          <table:table-cell office:value-type="string" calcext:value-type="string">
            <text:p>la Granadella</text:p>
          </table:table-cell>
          <table:table-cell office:value-type="string" calcext:value-type="string">
            <text:p>82.9780</text:p>
          </table:table-cell>
          <table:table-cell office:value-type="float" office:value="82978" calcext:value-type="float">
            <text:p>82978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0160505" calcext:value-type="float">
            <text:p>20160505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774" calcext:value-type="float">
            <text:p>774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Garrigues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51023" calcext:value-type="float">
            <text:p>251023</text:p>
          </table:table-cell>
          <table:table-cell office:value-type="string" calcext:value-type="string">
            <text:p>la Granja d'Escar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8.537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042" calcext:value-type="float">
            <text:p>104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egrià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51039" calcext:value-type="float">
            <text:p>251039</text:p>
          </table:table-cell>
          <table:table-cell office:value-type="string" calcext:value-type="string">
            <text:p>Granyanella</text:p>
          </table:table-cell>
          <table:table-cell table:number-columns-repeated="2" office:value-type="string" calcext:value-type="string">
            <text:p>23.9753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0160505" calcext:value-type="float">
            <text:p>20160505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72" calcext:value-type="float">
            <text:p>172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Segarra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51044" calcext:value-type="float">
            <text:p>251044</text:p>
          </table:table-cell>
          <table:table-cell office:value-type="string" calcext:value-type="string">
            <text:p>Granyena de Segarra</text:p>
          </table:table-cell>
          <table:table-cell table:number-columns-repeated="2" office:value-type="string" calcext:value-type="string">
            <text:p>16.578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0150730" calcext:value-type="float">
            <text:p>20150730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49" calcext:value-type="float">
            <text:p>149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Segarra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51057" calcext:value-type="float">
            <text:p>251057</text:p>
          </table:table-cell>
          <table:table-cell office:value-type="string" calcext:value-type="string">
            <text:p>Granyena de les Garrigues</text:p>
          </table:table-cell>
          <table:table-cell office:value-type="string" calcext:value-type="string">
            <text:p>20.30</text:p>
          </table:table-cell>
          <table:table-cell office:value-type="string" calcext:value-type="string">
            <text:p>20.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0100311" calcext:value-type="float">
            <text:p>20100311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76" calcext:value-type="float">
            <text:p>176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Garrigues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51095" calcext:value-type="float">
            <text:p>251095</text:p>
          </table:table-cell>
          <table:table-cell office:value-type="string" calcext:value-type="string">
            <text:p>Guimerà</text:p>
          </table:table-cell>
          <table:table-cell table:number-columns-repeated="2" office:value-type="string" calcext:value-type="string">
            <text:p>25.3705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20130529" calcext:value-type="float">
            <text:p>20130529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44" calcext:value-type="float">
            <text:p>344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Urgell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51109" calcext:value-type="float">
            <text:p>251109</text:p>
          </table:table-cell>
          <table:table-cell office:value-type="string" calcext:value-type="string">
            <text:p>Guissona</text:p>
          </table:table-cell>
          <table:table-cell table:number-columns-repeated="2" office:value-type="string" calcext:value-type="string">
            <text:p>18.294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0170726" calcext:value-type="float">
            <text:p>2017072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139" calcext:value-type="float">
            <text:p>5139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Segarra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51116" calcext:value-type="float">
            <text:p>251116</text:p>
          </table:table-cell>
          <table:table-cell office:value-type="string" calcext:value-type="string">
            <text:p>Guixers</text:p>
          </table:table-cell>
          <table:table-cell table:number-columns-repeated="2" office:value-type="string" calcext:value-type="string">
            <text:p>65.6687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0130529" calcext:value-type="float">
            <text:p>20130529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37" calcext:value-type="float">
            <text:p>13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Solsonès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51121" calcext:value-type="float">
            <text:p>251121</text:p>
          </table:table-cell>
          <table:table-cell office:value-type="string" calcext:value-type="string">
            <text:p>Ivars de Noguer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6.957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57" calcext:value-type="float">
            <text:p>357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Noguera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51137" calcext:value-type="float">
            <text:p>251137</text:p>
          </table:table-cell>
          <table:table-cell office:value-type="string" calcext:value-type="string">
            <text:p>Ivars d'Urgell</text:p>
          </table:table-cell>
          <table:table-cell table:number-columns-repeated="2" office:value-type="string" calcext:value-type="string">
            <text:p>24.168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0160505" calcext:value-type="float">
            <text:p>20160505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858" calcext:value-type="float">
            <text:p>1858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Pla d'Urgell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51142" calcext:value-type="float">
            <text:p>251142</text:p>
          </table:table-cell>
          <table:table-cell office:value-type="string" calcext:value-type="string">
            <text:p>Ivorra</text:p>
          </table:table-cell>
          <table:table-cell table:number-columns-repeated="2" office:value-type="string" calcext:value-type="string">
            <text:p>15.3178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0140212" calcext:value-type="float">
            <text:p>20140212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44" calcext:value-type="float">
            <text:p>144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Segarra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51155" calcext:value-type="float">
            <text:p>251155</text:p>
          </table:table-cell>
          <table:table-cell office:value-type="string" calcext:value-type="string">
            <text:p>Isona i Conca Dellà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39.54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139" calcext:value-type="float">
            <text:p>1139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Pallars Jussà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51180" calcext:value-type="float">
            <text:p>251180</text:p>
          </table:table-cell>
          <table:table-cell office:value-type="string" calcext:value-type="string">
            <text:p>Juncosa</text:p>
          </table:table-cell>
          <table:table-cell table:number-columns-repeated="2" office:value-type="string" calcext:value-type="string">
            <text:p>76.7109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0141022" calcext:value-type="float">
            <text:p>20141022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46" calcext:value-type="float">
            <text:p>546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Garrigues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51193" calcext:value-type="float">
            <text:p>251193</text:p>
          </table:table-cell>
          <table:table-cell office:value-type="string" calcext:value-type="string">
            <text:p>Juneda</text:p>
          </table:table-cell>
          <table:table-cell table:number-columns-repeated="2" office:value-type="string" calcext:value-type="string">
            <text:p>47.3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0100722" calcext:value-type="float">
            <text:p>20100722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264" calcext:value-type="float">
            <text:p>3264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Garrigues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51207" calcext:value-type="float">
            <text:p>251207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12.1283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25677" calcext:value-type="float">
            <text:p>12567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egrià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51214" calcext:value-type="float">
            <text:p>25121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3.0942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903" calcext:value-type="float">
            <text:p>903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Val d'Aran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51229" calcext:value-type="float">
            <text:p>251229</text:p>
          </table:table-cell>
          <table:table-cell office:value-type="string" calcext:value-type="string">
            <text:p>Linyola</text:p>
          </table:table-cell>
          <table:table-cell table:number-columns-repeated="2" office:value-type="string" calcext:value-type="string">
            <text:p>28.817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0131016" calcext:value-type="float">
            <text:p>2013101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583" calcext:value-type="float">
            <text:p>2583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Pla d'Urgell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51235" calcext:value-type="float">
            <text:p>251235</text:p>
          </table:table-cell>
          <table:table-cell office:value-type="string" calcext:value-type="string">
            <text:p>Llador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47.849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11" calcext:value-type="float">
            <text:p>211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Pallars Sobirà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51240" calcext:value-type="float">
            <text:p>251240</text:p>
          </table:table-cell>
          <table:table-cell office:value-type="string" calcext:value-type="string">
            <text:p>Lladurs</text:p>
          </table:table-cell>
          <table:table-cell table:number-columns-repeated="2" office:value-type="string" calcext:value-type="string">
            <text:p>127.9914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0170726" calcext:value-type="float">
            <text:p>2017072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07" calcext:value-type="float">
            <text:p>207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Solsonès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51253" calcext:value-type="float">
            <text:p>251253</text:p>
          </table:table-cell>
          <table:table-cell office:value-type="string" calcext:value-type="string">
            <text:p>Llardecan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6.137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62" calcext:value-type="float">
            <text:p>562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Segrià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51266" calcext:value-type="float">
            <text:p>251266</text:p>
          </table:table-cell>
          <table:table-cell office:value-type="string" calcext:value-type="string">
            <text:p>Llavorsí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8.568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34" calcext:value-type="float">
            <text:p>334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Pallars Sobirà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51272" calcext:value-type="float">
            <text:p>251272</text:p>
          </table:table-cell>
          <table:table-cell office:value-type="string" calcext:value-type="string">
            <text:p>Lles de Cerdany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02.637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27" calcext:value-type="float">
            <text:p>227</text:p>
          </table:table-cell>
          <table:table-cell office:value-type="float" office:value="1471" calcext:value-type="float">
            <text:p>1471</text:p>
          </table:table-cell>
          <table:table-cell office:value-type="string" calcext:value-type="string">
            <text:p>Cerdanya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51288" calcext:value-type="float">
            <text:p>251288</text:p>
          </table:table-cell>
          <table:table-cell office:value-type="string" calcext:value-type="string">
            <text:p>Llimian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1.586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58" calcext:value-type="float">
            <text:p>158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Pallars Jussà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51291" calcext:value-type="float">
            <text:p>251291</text:p>
          </table:table-cell>
          <table:table-cell office:value-type="string" calcext:value-type="string">
            <text:p>Llober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8.9701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22" calcext:value-type="float">
            <text:p>222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Solsonès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51305" calcext:value-type="float">
            <text:p>251305</text:p>
          </table:table-cell>
          <table:table-cell office:value-type="string" calcext:value-type="string">
            <text:p>Maldà</text:p>
          </table:table-cell>
          <table:table-cell table:number-columns-repeated="2" office:value-type="string" calcext:value-type="string">
            <text:p>31.5338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20150128" calcext:value-type="float">
            <text:p>20150128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85" calcext:value-type="float">
            <text:p>285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Urgell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51312" calcext:value-type="float">
            <text:p>251312</text:p>
          </table:table-cell>
          <table:table-cell office:value-type="string" calcext:value-type="string">
            <text:p>Massalcorei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3.6349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635" calcext:value-type="float">
            <text:p>63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egrià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51327" calcext:value-type="float">
            <text:p>251327</text:p>
          </table:table-cell>
          <table:table-cell office:value-type="string" calcext:value-type="string">
            <text:p>Massoteres</text:p>
          </table:table-cell>
          <table:table-cell office:value-type="string" calcext:value-type="string">
            <text:p>26.1350</text:p>
          </table:table-cell>
          <table:table-cell office:value-type="float" office:value="26135" calcext:value-type="float">
            <text:p>26135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0140212" calcext:value-type="float">
            <text:p>20140212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25" calcext:value-type="float">
            <text:p>225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Segarra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51333" calcext:value-type="float">
            <text:p>251333</text:p>
          </table:table-cell>
          <table:table-cell office:value-type="string" calcext:value-type="string">
            <text:p>Maial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7.1292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973" calcext:value-type="float">
            <text:p>973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Segrià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51348" calcext:value-type="float">
            <text:p>251348</text:p>
          </table:table-cell>
          <table:table-cell office:value-type="string" calcext:value-type="string">
            <text:p>Menàrguens</text:p>
          </table:table-cell>
          <table:table-cell table:number-columns-repeated="2" office:value-type="string" calcext:value-type="string">
            <text:p>20.535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0141022" calcext:value-type="float">
            <text:p>20141022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863" calcext:value-type="float">
            <text:p>863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Noguera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51351" calcext:value-type="float">
            <text:p>251351</text:p>
          </table:table-cell>
          <table:table-cell office:value-type="string" calcext:value-type="string">
            <text:p>Miralcam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4.89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310" calcext:value-type="float">
            <text:p>131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Pla d'Urgell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51364" calcext:value-type="float">
            <text:p>251364</text:p>
          </table:table-cell>
          <table:table-cell office:value-type="string" calcext:value-type="string">
            <text:p>la Molsos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6.829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27" calcext:value-type="float">
            <text:p>127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Solsonès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51370" calcext:value-type="float">
            <text:p>251370</text:p>
          </table:table-cell>
          <table:table-cell office:value-type="string" calcext:value-type="string">
            <text:p>Molleruss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.9739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2569" calcext:value-type="float">
            <text:p>1256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la d'Urgell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51386" calcext:value-type="float">
            <text:p>251386</text:p>
          </table:table-cell>
          <table:table-cell office:value-type="string" calcext:value-type="string">
            <text:p>Montgai</text:p>
          </table:table-cell>
          <table:table-cell office:value-type="string" calcext:value-type="string">
            <text:p>29.1300</text:p>
          </table:table-cell>
          <table:table-cell office:value-type="string" calcext:value-type="string">
            <text:p>29.1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0140514" calcext:value-type="float">
            <text:p>20140514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772" calcext:value-type="float">
            <text:p>77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Noguera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51399" calcext:value-type="float">
            <text:p>251399</text:p>
          </table:table-cell>
          <table:table-cell office:value-type="string" calcext:value-type="string">
            <text:p>Montellà i Martine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5.190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606" calcext:value-type="float">
            <text:p>606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Cerdanya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51403" calcext:value-type="float">
            <text:p>251403</text:p>
          </table:table-cell>
          <table:table-cell office:value-type="string" calcext:value-type="string">
            <text:p>Montferrer i Castellbò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77.165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944" calcext:value-type="float">
            <text:p>944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Alt Urgell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51410" calcext:value-type="float">
            <text:p>251410</text:p>
          </table:table-cell>
          <table:table-cell office:value-type="string" calcext:value-type="string">
            <text:p>Montoliu de Segarra</text:p>
          </table:table-cell>
          <table:table-cell table:number-columns-repeated="2" office:value-type="string" calcext:value-type="string">
            <text:p>29.4517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0150730" calcext:value-type="float">
            <text:p>20150730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86" calcext:value-type="float">
            <text:p>186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Segarra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51425" calcext:value-type="float">
            <text:p>251425</text:p>
          </table:table-cell>
          <table:table-cell office:value-type="string" calcext:value-type="string">
            <text:p>Montoliu de Lleid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.339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98" calcext:value-type="float">
            <text:p>498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egrià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51431" calcext:value-type="float">
            <text:p>251431</text:p>
          </table:table-cell>
          <table:table-cell office:value-type="string" calcext:value-type="string">
            <text:p>Montornès de Segarra</text:p>
          </table:table-cell>
          <table:table-cell table:number-columns-repeated="2" office:value-type="string" calcext:value-type="string">
            <text:p>12.1342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0160505" calcext:value-type="float">
            <text:p>20160505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05" calcext:value-type="float">
            <text:p>105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Segarra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51459" calcext:value-type="float">
            <text:p>251459</text:p>
          </table:table-cell>
          <table:table-cell office:value-type="string" calcext:value-type="string">
            <text:p>Nalec</text:p>
          </table:table-cell>
          <table:table-cell table:number-columns-repeated="2" office:value-type="string" calcext:value-type="string">
            <text:p>9.67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20111214" calcext:value-type="float">
            <text:p>20111214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02" calcext:value-type="float">
            <text:p>102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Urgell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51462" calcext:value-type="float">
            <text:p>251462</text:p>
          </table:table-cell>
          <table:table-cell office:value-type="string" calcext:value-type="string">
            <text:p>Navès</text:p>
          </table:table-cell>
          <table:table-cell office:value-type="string" calcext:value-type="string">
            <text:p>NULL</text:p>
          </table:table-cell>
          <table:table-cell office:value-type="float" office:value="145013" calcext:value-type="float">
            <text:p>145013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262" calcext:value-type="float">
            <text:p>262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Solsonès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51484" calcext:value-type="float">
            <text:p>251484</text:p>
          </table:table-cell>
          <table:table-cell office:value-type="string" calcext:value-type="string">
            <text:p>Odèn</text:p>
          </table:table-cell>
          <table:table-cell table:number-columns-repeated="2" office:value-type="string" calcext:value-type="string">
            <text:p>114.420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0150730" calcext:value-type="float">
            <text:p>20150730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75" calcext:value-type="float">
            <text:p>275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Solsonès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51497" calcext:value-type="float">
            <text:p>251497</text:p>
          </table:table-cell>
          <table:table-cell office:value-type="string" calcext:value-type="string">
            <text:p>Olian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2.135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939" calcext:value-type="float">
            <text:p>1939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Alt Urgell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51500" calcext:value-type="float">
            <text:p>251500</text:p>
          </table:table-cell>
          <table:table-cell office:value-type="string" calcext:value-type="string">
            <text:p>Oliol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6.109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46" calcext:value-type="float">
            <text:p>246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Noguera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51517" calcext:value-type="float">
            <text:p>251517</text:p>
          </table:table-cell>
          <table:table-cell office:value-type="string" calcext:value-type="string">
            <text:p>Olius</text:p>
          </table:table-cell>
          <table:table-cell office:value-type="string" calcext:value-type="string">
            <text:p>NULL</text:p>
          </table:table-cell>
          <table:table-cell office:value-type="float" office:value="54709" calcext:value-type="float">
            <text:p>54709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686" calcext:value-type="float">
            <text:p>686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Solsonès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51522" calcext:value-type="float">
            <text:p>251522</text:p>
          </table:table-cell>
          <table:table-cell office:value-type="string" calcext:value-type="string">
            <text:p>les Oluges</text:p>
          </table:table-cell>
          <table:table-cell table:number-columns-repeated="2" office:value-type="string" calcext:value-type="string">
            <text:p>19.08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0100722" calcext:value-type="float">
            <text:p>20100722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74" calcext:value-type="float">
            <text:p>174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Segarra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51538" calcext:value-type="float">
            <text:p>251538</text:p>
          </table:table-cell>
          <table:table-cell office:value-type="string" calcext:value-type="string">
            <text:p>els Omellons</text:p>
          </table:table-cell>
          <table:table-cell table:number-columns-repeated="2" office:value-type="string" calcext:value-type="string">
            <text:p>11.0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0091007" calcext:value-type="float">
            <text:p>20091007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52" calcext:value-type="float">
            <text:p>252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Garrigues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51543" calcext:value-type="float">
            <text:p>251543</text:p>
          </table:table-cell>
          <table:table-cell office:value-type="string" calcext:value-type="string">
            <text:p>els Omells de na Gaia</text:p>
          </table:table-cell>
          <table:table-cell table:number-columns-repeated="2" office:value-type="string" calcext:value-type="string">
            <text:p>13.0077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20131016" calcext:value-type="float">
            <text:p>2013101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59" calcext:value-type="float">
            <text:p>159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Urgell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51556" calcext:value-type="float">
            <text:p>251556</text:p>
          </table:table-cell>
          <table:table-cell office:value-type="string" calcext:value-type="string">
            <text:p>Organyà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2.593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961" calcext:value-type="float">
            <text:p>961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Alt Urgell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51569" calcext:value-type="float">
            <text:p>251569</text:p>
          </table:table-cell>
          <table:table-cell office:value-type="string" calcext:value-type="string">
            <text:p>Os de Balagu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36.001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924" calcext:value-type="float">
            <text:p>924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Noguera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51575" calcext:value-type="float">
            <text:p>251575</text:p>
          </table:table-cell>
          <table:table-cell office:value-type="string" calcext:value-type="string">
            <text:p>Ossó de Si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6.0853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236" calcext:value-type="float">
            <text:p>236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Urgell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51581" calcext:value-type="float">
            <text:p>251581</text:p>
          </table:table-cell>
          <table:table-cell office:value-type="string" calcext:value-type="string">
            <text:p>el Palau d'Anglesol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2.343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883" calcext:value-type="float">
            <text:p>188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la d'Urgell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51615" calcext:value-type="float">
            <text:p>251615</text:p>
          </table:table-cell>
          <table:table-cell office:value-type="string" calcext:value-type="string">
            <text:p>Conca de Dal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5.704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28" calcext:value-type="float">
            <text:p>428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Pallars Jussà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51636" calcext:value-type="float">
            <text:p>251636</text:p>
          </table:table-cell>
          <table:table-cell office:value-type="string" calcext:value-type="string">
            <text:p>la Coma i la Pedra</text:p>
          </table:table-cell>
          <table:table-cell table:number-columns-repeated="2" office:value-type="string" calcext:value-type="string">
            <text:p>60.7274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0170726" calcext:value-type="float">
            <text:p>2017072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53" calcext:value-type="float">
            <text:p>253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Solsonès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51641" calcext:value-type="float">
            <text:p>251641</text:p>
          </table:table-cell>
          <table:table-cell office:value-type="string" calcext:value-type="string">
            <text:p>Penelles</text:p>
          </table:table-cell>
          <table:table-cell table:number-columns-repeated="2" office:value-type="string" calcext:value-type="string">
            <text:p>25.459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0170726" calcext:value-type="float">
            <text:p>2017072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25" calcext:value-type="float">
            <text:p>525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Noguera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51654" calcext:value-type="float">
            <text:p>251654</text:p>
          </table:table-cell>
          <table:table-cell office:value-type="string" calcext:value-type="string">
            <text:p>Peramol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5.833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77" calcext:value-type="float">
            <text:p>377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Alt Urgell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51667" calcext:value-type="float">
            <text:p>251667</text:p>
          </table:table-cell>
          <table:table-cell office:value-type="string" calcext:value-type="string">
            <text:p>Pinell de Solsonès</text:p>
          </table:table-cell>
          <table:table-cell table:number-columns-repeated="2" office:value-type="string" calcext:value-type="string">
            <text:p>90.5631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0170726" calcext:value-type="float">
            <text:p>2017072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04" calcext:value-type="float">
            <text:p>20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Solsonès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51673" calcext:value-type="float">
            <text:p>251673</text:p>
          </table:table-cell>
          <table:table-cell office:value-type="string" calcext:value-type="string">
            <text:p>Pinó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04.2368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22" calcext:value-type="float">
            <text:p>322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Solsonès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51689" calcext:value-type="float">
            <text:p>251689</text:p>
          </table:table-cell>
          <table:table-cell office:value-type="string" calcext:value-type="string">
            <text:p>el Poal</text:p>
          </table:table-cell>
          <table:table-cell table:number-columns-repeated="2" office:value-type="string" calcext:value-type="string">
            <text:p>8.8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0101215" calcext:value-type="float">
            <text:p>20101215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660" calcext:value-type="float">
            <text:p>66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Pla d'Urgell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51692" calcext:value-type="float">
            <text:p>251692</text:p>
          </table:table-cell>
          <table:table-cell office:value-type="string" calcext:value-type="string">
            <text:p>la Pobla de Cérvoles</text:p>
          </table:table-cell>
          <table:table-cell table:number-columns-repeated="2" office:value-type="string" calcext:value-type="string">
            <text:p>61.98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0100311" calcext:value-type="float">
            <text:p>20100311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50" calcext:value-type="float">
            <text:p>250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Garrigues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51706" calcext:value-type="float">
            <text:p>251706</text:p>
          </table:table-cell>
          <table:table-cell office:value-type="string" calcext:value-type="string">
            <text:p>Bellaguard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.3388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52" calcext:value-type="float">
            <text:p>352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Garrigues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51713" calcext:value-type="float">
            <text:p>251713</text:p>
          </table:table-cell>
          <table:table-cell office:value-type="string" calcext:value-type="string">
            <text:p>la Pobla de Segu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3.616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050" calcext:value-type="float">
            <text:p>3050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Pallars Jussà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51728" calcext:value-type="float">
            <text:p>251728</text:p>
          </table:table-cell>
          <table:table-cell office:value-type="string" calcext:value-type="string">
            <text:p>Pont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0.731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567" calcext:value-type="float">
            <text:p>2567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Noguera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51734" calcext:value-type="float">
            <text:p>251734</text:p>
          </table:table-cell>
          <table:table-cell office:value-type="string" calcext:value-type="string">
            <text:p>el Pont de Suer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48.3836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317" calcext:value-type="float">
            <text:p>2317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Alta Ribagorça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51749" calcext:value-type="float">
            <text:p>251749</text:p>
          </table:table-cell>
          <table:table-cell office:value-type="string" calcext:value-type="string">
            <text:p>la Portell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.7129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796" calcext:value-type="float">
            <text:p>796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Segrià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51752" calcext:value-type="float">
            <text:p>251752</text:p>
          </table:table-cell>
          <table:table-cell office:value-type="string" calcext:value-type="string">
            <text:p>Prats i Sanso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.622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26" calcext:value-type="float">
            <text:p>226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Cerdanya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51765" calcext:value-type="float">
            <text:p>251765</text:p>
          </table:table-cell>
          <table:table-cell office:value-type="string" calcext:value-type="string">
            <text:p>Preixana</text:p>
          </table:table-cell>
          <table:table-cell table:number-columns-repeated="2" office:value-type="string" calcext:value-type="string">
            <text:p>21.3445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20140514" calcext:value-type="float">
            <text:p>20140514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22" calcext:value-type="float">
            <text:p>422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Urgell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51771" calcext:value-type="float">
            <text:p>251771</text:p>
          </table:table-cell>
          <table:table-cell office:value-type="string" calcext:value-type="string">
            <text:p>Preixen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8.753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14" calcext:value-type="float">
            <text:p>51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oguera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51790" calcext:value-type="float">
            <text:p>251790</text:p>
          </table:table-cell>
          <table:table-cell office:value-type="string" calcext:value-type="string">
            <text:p>Prullans</text:p>
          </table:table-cell>
          <table:table-cell office:value-type="string" calcext:value-type="string">
            <text:p>21.1360</text:p>
          </table:table-cell>
          <table:table-cell office:value-type="float" office:value="21136" calcext:value-type="float">
            <text:p>2113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0170426" calcext:value-type="float">
            <text:p>2017042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24" calcext:value-type="float">
            <text:p>224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Cerdanya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51804" calcext:value-type="float">
            <text:p>251804</text:p>
          </table:table-cell>
          <table:table-cell office:value-type="string" calcext:value-type="string">
            <text:p>Puiggròs</text:p>
          </table:table-cell>
          <table:table-cell table:number-columns-repeated="2" office:value-type="string" calcext:value-type="string">
            <text:p>9.8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0100311" calcext:value-type="float">
            <text:p>20100311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98" calcext:value-type="float">
            <text:p>298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Garrigues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51811" calcext:value-type="float">
            <text:p>251811</text:p>
          </table:table-cell>
          <table:table-cell office:value-type="string" calcext:value-type="string">
            <text:p>Puigverd d'Agramun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1.2221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68" calcext:value-type="float">
            <text:p>268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Urgell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51826" calcext:value-type="float">
            <text:p>251826</text:p>
          </table:table-cell>
          <table:table-cell office:value-type="string" calcext:value-type="string">
            <text:p>Puigverd de Lleid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2.4195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259" calcext:value-type="float">
            <text:p>125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egrià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51832" calcext:value-type="float">
            <text:p>251832</text:p>
          </table:table-cell>
          <table:table-cell office:value-type="string" calcext:value-type="string">
            <text:p>Rial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3.158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649" calcext:value-type="float">
            <text:p>649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Pallars Sobirà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51850" calcext:value-type="float">
            <text:p>251850</text:p>
          </table:table-cell>
          <table:table-cell office:value-type="string" calcext:value-type="string">
            <text:p>Ribera d'Urgelle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06.846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971" calcext:value-type="float">
            <text:p>971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Alt Urgell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51863" calcext:value-type="float">
            <text:p>251863</text:p>
          </table:table-cell>
          <table:table-cell office:value-type="string" calcext:value-type="string">
            <text:p>Riner</text:p>
          </table:table-cell>
          <table:table-cell table:number-columns-repeated="2" office:value-type="string" calcext:value-type="string">
            <text:p>47.5771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0170726" calcext:value-type="float">
            <text:p>2017072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74" calcext:value-type="float">
            <text:p>274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Solsonès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51898" calcext:value-type="float">
            <text:p>251898</text:p>
          </table:table-cell>
          <table:table-cell office:value-type="string" calcext:value-type="string">
            <text:p>Rossell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.9433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478" calcext:value-type="float">
            <text:p>2478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Segrià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51902" calcext:value-type="float">
            <text:p>251902</text:p>
          </table:table-cell>
          <table:table-cell office:value-type="string" calcext:value-type="string">
            <text:p>Salàs de Pallars</text:p>
          </table:table-cell>
          <table:table-cell office:value-type="string" calcext:value-type="string">
            <text:p>NULL</text:p>
          </table:table-cell>
          <table:table-cell office:value-type="float" office:value="20441" calcext:value-type="float">
            <text:p>2044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30" calcext:value-type="float">
            <text:p>330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Pallars Jussà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51919" calcext:value-type="float">
            <text:p>251919</text:p>
          </table:table-cell>
          <table:table-cell office:value-type="string" calcext:value-type="string">
            <text:p>Sanaüja</text:p>
          </table:table-cell>
          <table:table-cell table:number-columns-repeated="2" office:value-type="string" calcext:value-type="string">
            <text:p>32.9353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0140514" calcext:value-type="float">
            <text:p>20140514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48" calcext:value-type="float">
            <text:p>448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Segarra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51924" calcext:value-type="float">
            <text:p>251924</text:p>
          </table:table-cell>
          <table:table-cell office:value-type="string" calcext:value-type="string">
            <text:p>Sant Guim de Freixenet</text:p>
          </table:table-cell>
          <table:table-cell table:number-columns-repeated="2" office:value-type="string" calcext:value-type="string">
            <text:p>25.148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0140514" calcext:value-type="float">
            <text:p>20140514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057" calcext:value-type="float">
            <text:p>1057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Segarra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51930" calcext:value-type="float">
            <text:p>251930</text:p>
          </table:table-cell>
          <table:table-cell office:value-type="string" calcext:value-type="string">
            <text:p>Sant Llorenç de Morunys</text:p>
          </table:table-cell>
          <table:table-cell table:number-columns-repeated="2" office:value-type="string" calcext:value-type="string">
            <text:p>4.5941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0170726" calcext:value-type="float">
            <text:p>2017072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950" calcext:value-type="float">
            <text:p>950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Solsonès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51945" calcext:value-type="float">
            <text:p>251945</text:p>
          </table:table-cell>
          <table:table-cell office:value-type="string" calcext:value-type="string">
            <text:p>Sant Ramon</text:p>
          </table:table-cell>
          <table:table-cell table:number-columns-repeated="2" office:value-type="string" calcext:value-type="string">
            <text:p>18.8603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0140212" calcext:value-type="float">
            <text:p>20140212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65" calcext:value-type="float">
            <text:p>565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Segarra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51961" calcext:value-type="float">
            <text:p>251961</text:p>
          </table:table-cell>
          <table:table-cell office:value-type="string" calcext:value-type="string">
            <text:p>Sant Esteve de la Sarg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2.617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55" calcext:value-type="float">
            <text:p>155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Pallars Jussà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51977" calcext:value-type="float">
            <text:p>251977</text:p>
          </table:table-cell>
          <table:table-cell office:value-type="string" calcext:value-type="string">
            <text:p>Sant Guim de la Plana</text:p>
          </table:table-cell>
          <table:table-cell table:number-columns-repeated="2" office:value-type="string" calcext:value-type="string">
            <text:p>12.3157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0130529" calcext:value-type="float">
            <text:p>20130529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99" calcext:value-type="float">
            <text:p>199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Segarra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52000" calcext:value-type="float">
            <text:p>252000</text:p>
          </table:table-cell>
          <table:table-cell office:value-type="string" calcext:value-type="string">
            <text:p>Sarroca de Lleid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1.7855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46" calcext:value-type="float">
            <text:p>446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egrià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52017" calcext:value-type="float">
            <text:p>252017</text:p>
          </table:table-cell>
          <table:table-cell office:value-type="string" calcext:value-type="string">
            <text:p>Sarroca de Beller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7.545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42" calcext:value-type="float">
            <text:p>14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Pallars Jussà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52022" calcext:value-type="float">
            <text:p>252022</text:p>
          </table:table-cell>
          <table:table-cell office:value-type="string" calcext:value-type="string">
            <text:p>Senterad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4.5049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26" calcext:value-type="float">
            <text:p>126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Pallars Jussà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52038" calcext:value-type="float">
            <text:p>252038</text:p>
          </table:table-cell>
          <table:table-cell office:value-type="string" calcext:value-type="string">
            <text:p>la Seu d'Urge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5.450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2533" calcext:value-type="float">
            <text:p>12533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Alt Urgell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52043" calcext:value-type="float">
            <text:p>252043</text:p>
          </table:table-cell>
          <table:table-cell office:value-type="string" calcext:value-type="string">
            <text:p>Serò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5.9856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909" calcext:value-type="float">
            <text:p>190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egrià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52056" calcext:value-type="float">
            <text:p>252056</text:p>
          </table:table-cell>
          <table:table-cell office:value-type="string" calcext:value-type="string">
            <text:p>Sidamo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.1517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688" calcext:value-type="float">
            <text:p>688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Pla d'Urgell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52069" calcext:value-type="float">
            <text:p>252069</text:p>
          </table:table-cell>
          <table:table-cell office:value-type="string" calcext:value-type="string">
            <text:p>el Soleràs</text:p>
          </table:table-cell>
          <table:table-cell table:number-columns-repeated="2" office:value-type="string" calcext:value-type="string">
            <text:p>12.6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0100311" calcext:value-type="float">
            <text:p>20100311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82" calcext:value-type="float">
            <text:p>382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Garrigues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52075" calcext:value-type="float">
            <text:p>252075</text:p>
          </table:table-cell>
          <table:table-cell office:value-type="string" calcext:value-type="string">
            <text:p>Solsona</text:p>
          </table:table-cell>
          <table:table-cell office:value-type="string" calcext:value-type="string">
            <text:p>17.70</text:p>
          </table:table-cell>
          <table:table-cell office:value-type="string" calcext:value-type="string">
            <text:p>17.7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0050620" calcext:value-type="float">
            <text:p>20050620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8823" calcext:value-type="float">
            <text:p>8823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Solsonès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52081" calcext:value-type="float">
            <text:p>252081</text:p>
          </table:table-cell>
          <table:table-cell office:value-type="string" calcext:value-type="string">
            <text:p>Soriguer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06.037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37" calcext:value-type="float">
            <text:p>337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Pallars Sobirà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52094" calcext:value-type="float">
            <text:p>252094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05.178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238" calcext:value-type="float">
            <text:p>2238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Pallars Sobirà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52108" calcext:value-type="float">
            <text:p>252108</text:p>
          </table:table-cell>
          <table:table-cell office:value-type="string" calcext:value-type="string">
            <text:p>Sos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0.1623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643" calcext:value-type="float">
            <text:p>164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egrià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52115" calcext:value-type="float">
            <text:p>252115</text:p>
          </table:table-cell>
          <table:table-cell office:value-type="string" calcext:value-type="string">
            <text:p>Sudane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.168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805" calcext:value-type="float">
            <text:p>80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egrià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52120" calcext:value-type="float">
            <text:p>252120</text:p>
          </table:table-cell>
          <table:table-cell office:value-type="string" calcext:value-type="string">
            <text:p>Suny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2.492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83" calcext:value-type="float">
            <text:p>28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egrià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52154" calcext:value-type="float">
            <text:p>252154</text:p>
          </table:table-cell>
          <table:table-cell office:value-type="string" calcext:value-type="string">
            <text:p>Talar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8.245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39" calcext:value-type="float">
            <text:p>339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Pallars Jussà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52167" calcext:value-type="float">
            <text:p>252167</text:p>
          </table:table-cell>
          <table:table-cell office:value-type="string" calcext:value-type="string">
            <text:p>Talavera</text:p>
          </table:table-cell>
          <table:table-cell table:number-columns-repeated="2" office:value-type="string" calcext:value-type="string">
            <text:p>30.6059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0150730" calcext:value-type="float">
            <text:p>20150730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03" calcext:value-type="float">
            <text:p>303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Segarra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52173" calcext:value-type="float">
            <text:p>252173</text:p>
          </table:table-cell>
          <table:table-cell office:value-type="string" calcext:value-type="string">
            <text:p>Tàrrega</text:p>
          </table:table-cell>
          <table:table-cell table:number-columns-repeated="2" office:value-type="string" calcext:value-type="string">
            <text:p>87.9464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20160505" calcext:value-type="float">
            <text:p>20160505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5155" calcext:value-type="float">
            <text:p>15155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Urgell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52189" calcext:value-type="float">
            <text:p>252189</text:p>
          </table:table-cell>
          <table:table-cell office:value-type="string" calcext:value-type="string">
            <text:p>Tarrés</text:p>
          </table:table-cell>
          <table:table-cell table:number-columns-repeated="2" office:value-type="string" calcext:value-type="string">
            <text:p>13.08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0100311" calcext:value-type="float">
            <text:p>20100311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11" calcext:value-type="float">
            <text:p>111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Garrigues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52192" calcext:value-type="float">
            <text:p>252192</text:p>
          </table:table-cell>
          <table:table-cell office:value-type="string" calcext:value-type="string">
            <text:p>Tarroja de Segarra</text:p>
          </table:table-cell>
          <table:table-cell table:number-columns-repeated="2" office:value-type="string" calcext:value-type="string">
            <text:p>7.9022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0131016" calcext:value-type="float">
            <text:p>2013101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75" calcext:value-type="float">
            <text:p>175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Segarra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52206" calcext:value-type="float">
            <text:p>252206</text:p>
          </table:table-cell>
          <table:table-cell office:value-type="string" calcext:value-type="string">
            <text:p>Térmens</text:p>
          </table:table-cell>
          <table:table-cell table:number-columns-repeated="2" office:value-type="string" calcext:value-type="string">
            <text:p>27.576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0140514" calcext:value-type="float">
            <text:p>20140514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531" calcext:value-type="float">
            <text:p>153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Noguera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52213" calcext:value-type="float">
            <text:p>252213</text:p>
          </table:table-cell>
          <table:table-cell office:value-type="string" calcext:value-type="string">
            <text:p>Tírvi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.520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20" calcext:value-type="float">
            <text:p>120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Pallars Sobirà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52228" calcext:value-type="float">
            <text:p>252228</text:p>
          </table:table-cell>
          <table:table-cell office:value-type="string" calcext:value-type="string">
            <text:p>Tiurana</text:p>
          </table:table-cell>
          <table:table-cell office:value-type="string" calcext:value-type="string">
            <text:p>15.6130</text:p>
          </table:table-cell>
          <table:table-cell office:value-type="float" office:value="15613" calcext:value-type="float">
            <text:p>1561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0160505" calcext:value-type="float">
            <text:p>20160505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8" calcext:value-type="float">
            <text:p>48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Noguera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52234" calcext:value-type="float">
            <text:p>252234</text:p>
          </table:table-cell>
          <table:table-cell office:value-type="string" calcext:value-type="string">
            <text:p>Torà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3.3568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327" calcext:value-type="float">
            <text:p>1327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Segarra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52249" calcext:value-type="float">
            <text:p>252249</text:p>
          </table:table-cell>
          <table:table-cell office:value-type="string" calcext:value-type="string">
            <text:p>els Torm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3.507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89" calcext:value-type="float">
            <text:p>189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Garrigues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52252" calcext:value-type="float">
            <text:p>252252</text:p>
          </table:table-cell>
          <table:table-cell office:value-type="string" calcext:value-type="string">
            <text:p>Tornabous</text:p>
          </table:table-cell>
          <table:table-cell table:number-columns-repeated="2" office:value-type="string" calcext:value-type="string">
            <text:p>20.0979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20140212" calcext:value-type="float">
            <text:p>20140212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823" calcext:value-type="float">
            <text:p>823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Urgell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52265" calcext:value-type="float">
            <text:p>252265</text:p>
          </table:table-cell>
          <table:table-cell office:value-type="string" calcext:value-type="string">
            <text:p>Torrebess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7.7061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05" calcext:value-type="float">
            <text:p>305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Segrià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52271" calcext:value-type="float">
            <text:p>252271</text:p>
          </table:table-cell>
          <table:table-cell office:value-type="string" calcext:value-type="string">
            <text:p>la Torre de Cabdell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5.4219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722" calcext:value-type="float">
            <text:p>722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Pallars Jussà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52287" calcext:value-type="float">
            <text:p>252287</text:p>
          </table:table-cell>
          <table:table-cell office:value-type="string" calcext:value-type="string">
            <text:p>Torrefarrer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3.4442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051" calcext:value-type="float">
            <text:p>3051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egrià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52304" calcext:value-type="float">
            <text:p>252304</text:p>
          </table:table-cell>
          <table:table-cell office:value-type="string" calcext:value-type="string">
            <text:p>Torregross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0.476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Pla d'Urgell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52311" calcext:value-type="float">
            <text:p>252311</text:p>
          </table:table-cell>
          <table:table-cell office:value-type="string" calcext:value-type="string">
            <text:p>Torrelameu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0.777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628" calcext:value-type="float">
            <text:p>628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oguera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52326" calcext:value-type="float">
            <text:p>252326</text:p>
          </table:table-cell>
          <table:table-cell office:value-type="string" calcext:value-type="string">
            <text:p>Torres de Seg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0.8525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054" calcext:value-type="float">
            <text:p>205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egrià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52332" calcext:value-type="float">
            <text:p>252332</text:p>
          </table:table-cell>
          <table:table-cell office:value-type="string" calcext:value-type="string">
            <text:p>Torre-seron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.8821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41" calcext:value-type="float">
            <text:p>34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egrià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52347" calcext:value-type="float">
            <text:p>252347</text:p>
          </table:table-cell>
          <table:table-cell office:value-type="string" calcext:value-type="string">
            <text:p>Trem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02.547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401" calcext:value-type="float">
            <text:p>5401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Pallars Jussà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52385" calcext:value-type="float">
            <text:p>252385</text:p>
          </table:table-cell>
          <table:table-cell office:value-type="string" calcext:value-type="string">
            <text:p>Vallbona de les Monges</text:p>
          </table:table-cell>
          <table:table-cell table:number-columns-repeated="2" office:value-type="string" calcext:value-type="string">
            <text:p>34.3328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20131016" calcext:value-type="float">
            <text:p>2013101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47" calcext:value-type="float">
            <text:p>247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Urgell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52398" calcext:value-type="float">
            <text:p>252398</text:p>
          </table:table-cell>
          <table:table-cell office:value-type="string" calcext:value-type="string">
            <text:p>les Valls de Valir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71.022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744" calcext:value-type="float">
            <text:p>744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Alt Urgell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52402" calcext:value-type="float">
            <text:p>252402</text:p>
          </table:table-cell>
          <table:table-cell office:value-type="string" calcext:value-type="string">
            <text:p>Vallfogona de Balaguer</text:p>
          </table:table-cell>
          <table:table-cell table:number-columns-repeated="2" office:value-type="string" calcext:value-type="string">
            <text:p>27.106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0131016" calcext:value-type="float">
            <text:p>2013101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601" calcext:value-type="float">
            <text:p>160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Noguera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52424" calcext:value-type="float">
            <text:p>252424</text:p>
          </table:table-cell>
          <table:table-cell office:value-type="string" calcext:value-type="string">
            <text:p>Verdú</text:p>
          </table:table-cell>
          <table:table-cell table:number-columns-repeated="2" office:value-type="string" calcext:value-type="string">
            <text:p>35.8426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20160505" calcext:value-type="float">
            <text:p>20160505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027" calcext:value-type="float">
            <text:p>1027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Urgell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52430" calcext:value-type="float">
            <text:p>252430</text:p>
          </table:table-cell>
          <table:table-cell office:value-type="string" calcext:value-type="string">
            <text:p>Vielha e Mijaran</text:p>
          </table:table-cell>
          <table:table-cell office:value-type="string" calcext:value-type="string">
            <text:p>NULL</text:p>
          </table:table-cell>
          <table:table-cell office:value-type="float" office:value="211516" calcext:value-type="float">
            <text:p>211516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239" calcext:value-type="float">
            <text:p>5239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Val d'Aran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52445" calcext:value-type="float">
            <text:p>252445</text:p>
          </table:table-cell>
          <table:table-cell office:value-type="string" calcext:value-type="string">
            <text:p>Vilagrassa</text:p>
          </table:table-cell>
          <table:table-cell table:number-columns-repeated="2" office:value-type="string" calcext:value-type="string">
            <text:p>19.6712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20131016" calcext:value-type="float">
            <text:p>2013101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67" calcext:value-type="float">
            <text:p>46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Urgell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52458" calcext:value-type="float">
            <text:p>252458</text:p>
          </table:table-cell>
          <table:table-cell office:value-type="string" calcext:value-type="string">
            <text:p>Vilall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9.162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678" calcext:value-type="float">
            <text:p>678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Alta Ribagorça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52477" calcext:value-type="float">
            <text:p>252477</text:p>
          </table:table-cell>
          <table:table-cell office:value-type="string" calcext:value-type="string">
            <text:p>Vilamò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5.4505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73" calcext:value-type="float">
            <text:p>173</text:p>
          </table:table-cell>
          <table:table-cell office:value-type="float" office:value="1255" calcext:value-type="float">
            <text:p>1255</text:p>
          </table:table-cell>
          <table:table-cell office:value-type="string" calcext:value-type="string">
            <text:p>Val d'Aran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52483" calcext:value-type="float">
            <text:p>252483</text:p>
          </table:table-cell>
          <table:table-cell office:value-type="string" calcext:value-type="string">
            <text:p>Vilanova de Bellpuig</text:p>
          </table:table-cell>
          <table:table-cell table:number-columns-repeated="2" office:value-type="string" calcext:value-type="string">
            <text:p>13.905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0130529" calcext:value-type="float">
            <text:p>20130529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100" calcext:value-type="float">
            <text:p>110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Pla d'Urgell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52496" calcext:value-type="float">
            <text:p>252496</text:p>
          </table:table-cell>
          <table:table-cell office:value-type="string" calcext:value-type="string">
            <text:p>Vilanova de l'Agud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3.347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46" calcext:value-type="float">
            <text:p>246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Noguera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52509" calcext:value-type="float">
            <text:p>252509</text:p>
          </table:table-cell>
          <table:table-cell office:value-type="string" calcext:value-type="string">
            <text:p>Vilanova de Meià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04.741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32" calcext:value-type="float">
            <text:p>432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Noguera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52516" calcext:value-type="float">
            <text:p>252516</text:p>
          </table:table-cell>
          <table:table-cell office:value-type="string" calcext:value-type="string">
            <text:p>Vilanova de Segrià</text:p>
          </table:table-cell>
          <table:table-cell table:number-columns-repeated="2" office:value-type="string" calcext:value-type="string">
            <text:p>8.3979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20170726" calcext:value-type="float">
            <text:p>2017072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809" calcext:value-type="float">
            <text:p>80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grià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52521" calcext:value-type="float">
            <text:p>252521</text:p>
          </table:table-cell>
          <table:table-cell office:value-type="string" calcext:value-type="string">
            <text:p>Vila-sana</text:p>
          </table:table-cell>
          <table:table-cell office:value-type="string" calcext:value-type="string">
            <text:p>18.9870</text:p>
          </table:table-cell>
          <table:table-cell office:value-type="float" office:value="18987" calcext:value-type="float">
            <text:p>18987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0150730" calcext:value-type="float">
            <text:p>20150730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611" calcext:value-type="float">
            <text:p>611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Pla d'Urgell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52537" calcext:value-type="float">
            <text:p>252537</text:p>
          </table:table-cell>
          <table:table-cell office:value-type="string" calcext:value-type="string">
            <text:p>el Vilosell</text:p>
          </table:table-cell>
          <table:table-cell table:number-columns-repeated="2" office:value-type="string" calcext:value-type="string">
            <text:p>18.8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0091007" calcext:value-type="float">
            <text:p>20091007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02" calcext:value-type="float">
            <text:p>202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Garrigues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52542" calcext:value-type="float">
            <text:p>252542</text:p>
          </table:table-cell>
          <table:table-cell office:value-type="string" calcext:value-type="string">
            <text:p>Vilanova de la Barc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1.3886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122" calcext:value-type="float">
            <text:p>1122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egrià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52555" calcext:value-type="float">
            <text:p>252555</text:p>
          </table:table-cell>
          <table:table-cell office:value-type="string" calcext:value-type="string">
            <text:p>Vinaixa</text:p>
          </table:table-cell>
          <table:table-cell table:number-columns-repeated="2" office:value-type="string" calcext:value-type="string">
            <text:p>37.4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0091007" calcext:value-type="float">
            <text:p>20091007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604" calcext:value-type="float">
            <text:p>604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Garrigues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59010" calcext:value-type="float">
            <text:p>259010</text:p>
          </table:table-cell>
          <table:table-cell office:value-type="string" calcext:value-type="string">
            <text:p>Vall de Cardó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6.396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93" calcext:value-type="float">
            <text:p>393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Pallars Sobirà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59025" calcext:value-type="float">
            <text:p>259025</text:p>
          </table:table-cell>
          <table:table-cell office:value-type="string" calcext:value-type="string">
            <text:p>Sant Martí de Riucorb</text:p>
          </table:table-cell>
          <table:table-cell table:number-columns-repeated="2" office:value-type="string" calcext:value-type="string">
            <text:p>34.8275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20150128" calcext:value-type="float">
            <text:p>20150128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709" calcext:value-type="float">
            <text:p>709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Urgell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59031" calcext:value-type="float">
            <text:p>259031</text:p>
          </table:table-cell>
          <table:table-cell office:value-type="string" calcext:value-type="string">
            <text:p>la Guingueta d'Àneu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08.189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60" calcext:value-type="float">
            <text:p>360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Pallars Sobirà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59046" calcext:value-type="float">
            <text:p>259046</text:p>
          </table:table-cell>
          <table:table-cell office:value-type="string" calcext:value-type="string">
            <text:p>Castell de Mu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2.648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63" calcext:value-type="float">
            <text:p>163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Pallars Jussà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59059" calcext:value-type="float">
            <text:p>259059</text:p>
          </table:table-cell>
          <table:table-cell office:value-type="string" calcext:value-type="string">
            <text:p>Ribera d'Ondara</text:p>
          </table:table-cell>
          <table:table-cell table:number-columns-repeated="2" office:value-type="string" calcext:value-type="string">
            <text:p>54.2487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0160505" calcext:value-type="float">
            <text:p>20160505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76" calcext:value-type="float">
            <text:p>476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Segarra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59062" calcext:value-type="float">
            <text:p>259062</text:p>
          </table:table-cell>
          <table:table-cell office:value-type="string" calcext:value-type="string">
            <text:p>les Valls d'Aguila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23.607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14" calcext:value-type="float">
            <text:p>314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Alt Urgell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59078" calcext:value-type="float">
            <text:p>259078</text:p>
          </table:table-cell>
          <table:table-cell office:value-type="string" calcext:value-type="string">
            <text:p>Torrefeta i Florejac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8.939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650" calcext:value-type="float">
            <text:p>650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Segarra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59084" calcext:value-type="float">
            <text:p>259084</text:p>
          </table:table-cell>
          <table:table-cell office:value-type="string" calcext:value-type="string">
            <text:p>Fígols i Alinyà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01.886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54" calcext:value-type="float">
            <text:p>254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Alt Urgell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59097" calcext:value-type="float">
            <text:p>259097</text:p>
          </table:table-cell>
          <table:table-cell office:value-type="string" calcext:value-type="string">
            <text:p>la Vansa i Fórnol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06.062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96" calcext:value-type="float">
            <text:p>196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Alt Urgell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59101" calcext:value-type="float">
            <text:p>259101</text:p>
          </table:table-cell>
          <table:table-cell office:value-type="string" calcext:value-type="string">
            <text:p>Josa i Tuixé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8.470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76" calcext:value-type="float">
            <text:p>17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Alt Urgell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59118" calcext:value-type="float">
            <text:p>259118</text:p>
          </table:table-cell>
          <table:table-cell office:value-type="string" calcext:value-type="string">
            <text:p>els Plans de Si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5.8378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570" calcext:value-type="float">
            <text:p>570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Segarra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59123" calcext:value-type="float">
            <text:p>259123</text:p>
          </table:table-cell>
          <table:table-cell office:value-type="string" calcext:value-type="string">
            <text:p>Gimenells i el Pla de la Fon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5.7531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118" calcext:value-type="float">
            <text:p>1118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Segrià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59139" calcext:value-type="float">
            <text:p>259139</text:p>
          </table:table-cell>
          <table:table-cell office:value-type="string" calcext:value-type="string">
            <text:p>Riu de Cerdanya</text:p>
          </table:table-cell>
          <table:table-cell table:number-columns-repeated="2" office:value-type="string" calcext:value-type="string">
            <text:p>12.3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0040325" calcext:value-type="float">
            <text:p>20040325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94" calcext:value-type="float">
            <text:p>94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Cerdanya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30017" calcext:value-type="float">
            <text:p>430017</text:p>
          </table:table-cell>
          <table:table-cell office:value-type="string" calcext:value-type="string">
            <text:p>Aiguamúrci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2.7721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797" calcext:value-type="float">
            <text:p>797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Alt Camp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30022" calcext:value-type="float">
            <text:p>430022</text:p>
          </table:table-cell>
          <table:table-cell office:value-type="string" calcext:value-type="string">
            <text:p>Albinyan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9.5728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140" calcext:value-type="float">
            <text:p>214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aix Penedès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30038" calcext:value-type="float">
            <text:p>430038</text:p>
          </table:table-cell>
          <table:table-cell office:value-type="string" calcext:value-type="string">
            <text:p>l'Albio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.304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48" calcext:value-type="float">
            <text:p>348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Baix Camp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30043" calcext:value-type="float">
            <text:p>430043</text:p>
          </table:table-cell>
          <table:table-cell office:value-type="string" calcext:value-type="string">
            <text:p>Alcana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6.9437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9620" calcext:value-type="float">
            <text:p>962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ontsià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30056" calcext:value-type="float">
            <text:p>430056</text:p>
          </table:table-cell>
          <table:table-cell office:value-type="string" calcext:value-type="string">
            <text:p>Alcov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6.1975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500" calcext:value-type="float">
            <text:p>4500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Alt Camp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30069" calcext:value-type="float">
            <text:p>430069</text:p>
          </table:table-cell>
          <table:table-cell office:value-type="string" calcext:value-type="string">
            <text:p>Aldov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.2063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893" calcext:value-type="float">
            <text:p>8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aix Ebre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30075" calcext:value-type="float">
            <text:p>430075</text:p>
          </table:table-cell>
          <table:table-cell office:value-type="string" calcext:value-type="string">
            <text:p>l'Aleixa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6.1145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815" calcext:value-type="float">
            <text:p>815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Baix Camp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30081" calcext:value-type="float">
            <text:p>430081</text:p>
          </table:table-cell>
          <table:table-cell office:value-type="string" calcext:value-type="string">
            <text:p>Alfara de Carl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3.9302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Baix Ebre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30094" calcext:value-type="float">
            <text:p>430094</text:p>
          </table:table-cell>
          <table:table-cell office:value-type="string" calcext:value-type="string">
            <text:p>Alforja</text:p>
          </table:table-cell>
          <table:table-cell office:value-type="string" calcext:value-type="string">
            <text:p>NULL</text:p>
          </table:table-cell>
          <table:table-cell office:value-type="float" office:value="38431" calcext:value-type="float">
            <text:p>3843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584" calcext:value-type="float">
            <text:p>1584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Baix Camp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30108" calcext:value-type="float">
            <text:p>430108</text:p>
          </table:table-cell>
          <table:table-cell office:value-type="string" calcext:value-type="string">
            <text:p>Ali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.2374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76" calcext:value-type="float">
            <text:p>376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Alt Camp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430115" calcext:value-type="float">
            <text:p>430115</text:p>
          </table:table-cell>
          <table:table-cell office:value-type="string" calcext:value-type="string">
            <text:p>Almost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.0016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1241" calcext:value-type="float">
            <text:p>1241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Baix Camp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30120" calcext:value-type="float">
            <text:p>430120</text:p>
          </table:table-cell>
          <table:table-cell office:value-type="string" calcext:value-type="string">
            <text:p>Altafull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.8648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274" calcext:value-type="float">
            <text:p>427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arragonès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30136" calcext:value-type="float">
            <text:p>430136</text:p>
          </table:table-cell>
          <table:table-cell office:value-type="string" calcext:value-type="string">
            <text:p>l'Ametlla de Ma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7.0399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6744" calcext:value-type="float">
            <text:p>67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aix Ebre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430141" calcext:value-type="float">
            <text:p>430141</text:p>
          </table:table-cell>
          <table:table-cell office:value-type="string" calcext:value-type="string">
            <text:p>Amposta</text:p>
          </table:table-cell>
          <table:table-cell office:value-type="string" calcext:value-type="string">
            <text:p>NULL</text:p>
          </table:table-cell>
          <table:table-cell office:value-type="float" office:value="138501" calcext:value-type="float">
            <text:p>138501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9142" calcext:value-type="float">
            <text:p>191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ntsià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430154" calcext:value-type="float">
            <text:p>430154</text:p>
          </table:table-cell>
          <table:table-cell office:value-type="string" calcext:value-type="string">
            <text:p>Arbolí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.6898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05" calcext:value-type="float">
            <text:p>105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Baix Camp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30167" calcext:value-type="float">
            <text:p>430167</text:p>
          </table:table-cell>
          <table:table-cell office:value-type="string" calcext:value-type="string">
            <text:p>l'Arboç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4.2981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802" calcext:value-type="float">
            <text:p>480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aix Penedès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30173" calcext:value-type="float">
            <text:p>430173</text:p>
          </table:table-cell>
          <table:table-cell office:value-type="string" calcext:value-type="string">
            <text:p>l'Argenter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0.025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55" calcext:value-type="float">
            <text:p>155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Baix Camp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430189" calcext:value-type="float">
            <text:p>430189</text:p>
          </table:table-cell>
          <table:table-cell office:value-type="string" calcext:value-type="string">
            <text:p>Arnes</text:p>
          </table:table-cell>
          <table:table-cell office:value-type="string" calcext:value-type="string">
            <text:p>NULL</text:p>
          </table:table-cell>
          <table:table-cell office:value-type="float" office:value="42756" calcext:value-type="float">
            <text:p>4275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10" calcext:value-type="float">
            <text:p>510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Terra Alta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30192" calcext:value-type="float">
            <text:p>430192</text:p>
          </table:table-cell>
          <table:table-cell office:value-type="string" calcext:value-type="string">
            <text:p>Ascó</text:p>
          </table:table-cell>
          <table:table-cell table:number-columns-repeated="2" office:value-type="string" calcext:value-type="string">
            <text:p>73.5257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20160727" calcext:value-type="float">
            <text:p>20160727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602" calcext:value-type="float">
            <text:p>160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ibera d'Ebre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30206" calcext:value-type="float">
            <text:p>430206</text:p>
          </table:table-cell>
          <table:table-cell office:value-type="string" calcext:value-type="string">
            <text:p>Banyeres del Penedè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2.2365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557" calcext:value-type="float">
            <text:p>2557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Baix Penedès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430213" calcext:value-type="float">
            <text:p>430213</text:p>
          </table:table-cell>
          <table:table-cell office:value-type="string" calcext:value-type="string">
            <text:p>Barberà de la Conc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6.188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03" calcext:value-type="float">
            <text:p>503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Conca de Barberà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30228" calcext:value-type="float">
            <text:p>430228</text:p>
          </table:table-cell>
          <table:table-cell office:value-type="string" calcext:value-type="string">
            <text:p>Bate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28.4673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106" calcext:value-type="float">
            <text:p>2106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Terra Alta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430234" calcext:value-type="float">
            <text:p>430234</text:p>
          </table:table-cell>
          <table:table-cell office:value-type="string" calcext:value-type="string">
            <text:p>Bellmunt del Priora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.8904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24" calcext:value-type="float">
            <text:p>324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Priorat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30249" calcext:value-type="float">
            <text:p>430249</text:p>
          </table:table-cell>
          <table:table-cell office:value-type="string" calcext:value-type="string">
            <text:p>Bellve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.2898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748" calcext:value-type="float">
            <text:p>174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aix Penedès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30252" calcext:value-type="float">
            <text:p>430252</text:p>
          </table:table-cell>
          <table:table-cell office:value-type="string" calcext:value-type="string">
            <text:p>Benifalle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2.4843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790" calcext:value-type="float">
            <text:p>79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aix Ebre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30265" calcext:value-type="float">
            <text:p>430265</text:p>
          </table:table-cell>
          <table:table-cell office:value-type="string" calcext:value-type="string">
            <text:p>Benissanet</text:p>
          </table:table-cell>
          <table:table-cell office:value-type="string" calcext:value-type="string">
            <text:p>NULL</text:p>
          </table:table-cell>
          <table:table-cell office:value-type="float" office:value="23044" calcext:value-type="float">
            <text:p>23044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205" calcext:value-type="float">
            <text:p>120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ibera d'Ebre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30271" calcext:value-type="float">
            <text:p>430271</text:p>
          </table:table-cell>
          <table:table-cell office:value-type="string" calcext:value-type="string">
            <text:p>la Bisbal de False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4.0473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66" calcext:value-type="float">
            <text:p>266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Priorat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430287" calcext:value-type="float">
            <text:p>430287</text:p>
          </table:table-cell>
          <table:table-cell office:value-type="string" calcext:value-type="string">
            <text:p>la Bisbal del Penedè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2.5361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815" calcext:value-type="float">
            <text:p>281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Baix Penedès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430290" calcext:value-type="float">
            <text:p>430290</text:p>
          </table:table-cell>
          <table:table-cell office:value-type="string" calcext:value-type="string">
            <text:p>Blancafort</text:p>
          </table:table-cell>
          <table:table-cell office:value-type="string" calcext:value-type="string">
            <text:p>14.5340</text:p>
          </table:table-cell>
          <table:table-cell office:value-type="float" office:value="14534" calcext:value-type="float">
            <text:p>14534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20160505" calcext:value-type="float">
            <text:p>20160505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14" calcext:value-type="float">
            <text:p>414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Conca de Barberà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430304" calcext:value-type="float">
            <text:p>430304</text:p>
          </table:table-cell>
          <table:table-cell office:value-type="string" calcext:value-type="string">
            <text:p>Bonast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.9817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34" calcext:value-type="float">
            <text:p>534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aix Penedès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30311" calcext:value-type="float">
            <text:p>430311</text:p>
          </table:table-cell>
          <table:table-cell office:value-type="string" calcext:value-type="string">
            <text:p>les Borges del Cam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.3503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914" calcext:value-type="float">
            <text:p>1914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Baix Camp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30326" calcext:value-type="float">
            <text:p>430326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4.677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736" calcext:value-type="float">
            <text:p>736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Terra Alta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30332" calcext:value-type="float">
            <text:p>430332</text:p>
          </table:table-cell>
          <table:table-cell office:value-type="string" calcext:value-type="string">
            <text:p>Botare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.9335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963" calcext:value-type="float">
            <text:p>963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Baix Camp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430347" calcext:value-type="float">
            <text:p>430347</text:p>
          </table:table-cell>
          <table:table-cell office:value-type="string" calcext:value-type="string">
            <text:p>Bràfi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.3476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650" calcext:value-type="float">
            <text:p>650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Alt Camp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430350" calcext:value-type="float">
            <text:p>430350</text:p>
          </table:table-cell>
          <table:table-cell office:value-type="string" calcext:value-type="string">
            <text:p>Cabacé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1.2285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42" calcext:value-type="float">
            <text:p>342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Priorat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30363" calcext:value-type="float">
            <text:p>430363</text:p>
          </table:table-cell>
          <table:table-cell office:value-type="string" calcext:value-type="string">
            <text:p>Cabra del Cam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7.026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944" calcext:value-type="float">
            <text:p>944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Alt Camp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30379" calcext:value-type="float">
            <text:p>430379</text:p>
          </table:table-cell>
          <table:table-cell office:value-type="string" calcext:value-type="string">
            <text:p>Calafe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.3065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0521" calcext:value-type="float">
            <text:p>2052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aix Penedès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430385" calcext:value-type="float">
            <text:p>430385</text:p>
          </table:table-cell>
          <table:table-cell office:value-type="string" calcext:value-type="string">
            <text:p>Cambril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5.2088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7848" calcext:value-type="float">
            <text:p>278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ix Camp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430398" calcext:value-type="float">
            <text:p>430398</text:p>
          </table:table-cell>
          <table:table-cell office:value-type="string" calcext:value-type="string">
            <text:p>Capafont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3.3536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14" calcext:value-type="float">
            <text:p>114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Baix Camp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430402" calcext:value-type="float">
            <text:p>430402</text:p>
          </table:table-cell>
          <table:table-cell office:value-type="string" calcext:value-type="string">
            <text:p>Capçan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.2295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08" calcext:value-type="float">
            <text:p>408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Priorat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430419" calcext:value-type="float">
            <text:p>430419</text:p>
          </table:table-cell>
          <table:table-cell office:value-type="string" calcext:value-type="string">
            <text:p>Case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2.5211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Terra Alta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430424" calcext:value-type="float">
            <text:p>430424</text:p>
          </table:table-cell>
          <table:table-cell office:value-type="string" calcext:value-type="string">
            <text:p>Castellvell del Camp</text:p>
          </table:table-cell>
          <table:table-cell table:number-columns-repeated="2" office:value-type="string" calcext:value-type="string">
            <text:p>5.1713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20160505" calcext:value-type="float">
            <text:p>20160505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474" calcext:value-type="float">
            <text:p>2474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Baix Camp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430430" calcext:value-type="float">
            <text:p>430430</text:p>
          </table:table-cell>
          <table:table-cell office:value-type="string" calcext:value-type="string">
            <text:p>el Catlla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6.340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3519" calcext:value-type="float">
            <text:p>351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arragonès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430445" calcext:value-type="float">
            <text:p>430445</text:p>
          </table:table-cell>
          <table:table-cell office:value-type="string" calcext:value-type="string">
            <text:p>la Séni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08.8745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976" calcext:value-type="float">
            <text:p>597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Montsià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30458" calcext:value-type="float">
            <text:p>430458</text:p>
          </table:table-cell>
          <table:table-cell office:value-type="string" calcext:value-type="string">
            <text:p>Colldejou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4.4175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90" calcext:value-type="float">
            <text:p>190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Baix Camp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430461" calcext:value-type="float">
            <text:p>430461</text:p>
          </table:table-cell>
          <table:table-cell office:value-type="string" calcext:value-type="string">
            <text:p>Conesa</text:p>
          </table:table-cell>
          <table:table-cell table:number-columns-repeated="2" office:value-type="string" calcext:value-type="string">
            <text:p>29.0404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20170426" calcext:value-type="float">
            <text:p>2017042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41" calcext:value-type="float">
            <text:p>141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Conca de Barberà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30477" calcext:value-type="float">
            <text:p>430477</text:p>
          </table:table-cell>
          <table:table-cell office:value-type="string" calcext:value-type="string">
            <text:p>Constantí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1.036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5813" calcext:value-type="float">
            <text:p>581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arragonès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430483" calcext:value-type="float">
            <text:p>430483</text:p>
          </table:table-cell>
          <table:table-cell office:value-type="string" calcext:value-type="string">
            <text:p>Corbera d'Eb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3.0768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128" calcext:value-type="float">
            <text:p>1128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Terra Alta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430496" calcext:value-type="float">
            <text:p>430496</text:p>
          </table:table-cell>
          <table:table-cell office:value-type="string" calcext:value-type="string">
            <text:p>Cornudella de Montsan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2.9169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979" calcext:value-type="float">
            <text:p>979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Priorat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430509" calcext:value-type="float">
            <text:p>430509</text:p>
          </table:table-cell>
          <table:table-cell office:value-type="string" calcext:value-type="string">
            <text:p>Creixe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0.3628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758" calcext:value-type="float">
            <text:p>275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arragonès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430516" calcext:value-type="float">
            <text:p>430516</text:p>
          </table:table-cell>
          <table:table-cell office:value-type="string" calcext:value-type="string">
            <text:p>Cuni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.7674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0033" calcext:value-type="float">
            <text:p>100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ix Penedès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30521" calcext:value-type="float">
            <text:p>430521</text:p>
          </table:table-cell>
          <table:table-cell office:value-type="string" calcext:value-type="string">
            <text:p>Xert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2.4205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278" calcext:value-type="float">
            <text:p>127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ix Ebre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430537" calcext:value-type="float">
            <text:p>430537</text:p>
          </table:table-cell>
          <table:table-cell office:value-type="string" calcext:value-type="string">
            <text:p>Duesaigü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3.58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11" calcext:value-type="float">
            <text:p>211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Baix Camp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430542" calcext:value-type="float">
            <text:p>430542</text:p>
          </table:table-cell>
          <table:table-cell office:value-type="string" calcext:value-type="string">
            <text:p>l'Espluga de Francolí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6.5179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857" calcext:value-type="float">
            <text:p>3857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Conca de Barberà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430555" calcext:value-type="float">
            <text:p>430555</text:p>
          </table:table-cell>
          <table:table-cell office:value-type="string" calcext:value-type="string">
            <text:p>False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1.8485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717" calcext:value-type="float">
            <text:p>2717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Priorat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430568" calcext:value-type="float">
            <text:p>430568</text:p>
          </table:table-cell>
          <table:table-cell office:value-type="string" calcext:value-type="string">
            <text:p>la Fatarell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6.7379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160" calcext:value-type="float">
            <text:p>1160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Terra Alta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30574" calcext:value-type="float">
            <text:p>430574</text:p>
          </table:table-cell>
          <table:table-cell office:value-type="string" calcext:value-type="string">
            <text:p>la Febr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.0565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8" calcext:value-type="float">
            <text:p>58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Baix Camp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30580" calcext:value-type="float">
            <text:p>430580</text:p>
          </table:table-cell>
          <table:table-cell office:value-type="string" calcext:value-type="string">
            <text:p>la Figuer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8.9171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65" calcext:value-type="float">
            <text:p>165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Priorat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30593" calcext:value-type="float">
            <text:p>430593</text:p>
          </table:table-cell>
          <table:table-cell office:value-type="string" calcext:value-type="string">
            <text:p>Figuerola del Cam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.4595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36" calcext:value-type="float">
            <text:p>336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Alt Camp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430607" calcext:value-type="float">
            <text:p>430607</text:p>
          </table:table-cell>
          <table:table-cell office:value-type="string" calcext:value-type="string">
            <text:p>Flix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6.8847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960" calcext:value-type="float">
            <text:p>396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ibera d'Ebre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430614" calcext:value-type="float">
            <text:p>430614</text:p>
          </table:table-cell>
          <table:table-cell office:value-type="string" calcext:value-type="string">
            <text:p>Forès</text:p>
          </table:table-cell>
          <table:table-cell table:number-columns-repeated="2" office:value-type="string" calcext:value-type="string">
            <text:p>16.148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20170426" calcext:value-type="float">
            <text:p>2017042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7" calcext:value-type="float">
            <text:p>57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Conca de Barberà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30629" calcext:value-type="float">
            <text:p>430629</text:p>
          </table:table-cell>
          <table:table-cell office:value-type="string" calcext:value-type="string">
            <text:p>Freginal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7.4445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44" calcext:value-type="float">
            <text:p>44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ontsià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430635" calcext:value-type="float">
            <text:p>430635</text:p>
          </table:table-cell>
          <table:table-cell office:value-type="string" calcext:value-type="string">
            <text:p>la Galer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7.4056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824" calcext:value-type="float">
            <text:p>82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ntsià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430640" calcext:value-type="float">
            <text:p>430640</text:p>
          </table:table-cell>
          <table:table-cell office:value-type="string" calcext:value-type="string">
            <text:p>Gandes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1.302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091" calcext:value-type="float">
            <text:p>3091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Terra Alta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430653" calcext:value-type="float">
            <text:p>430653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2.2597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34" calcext:value-type="float">
            <text:p>53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ibera d'Ebre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430666" calcext:value-type="float">
            <text:p>430666</text:p>
          </table:table-cell>
          <table:table-cell office:value-type="string" calcext:value-type="string">
            <text:p>els Garidell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.0076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96" calcext:value-type="float">
            <text:p>19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lt Camp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30672" calcext:value-type="float">
            <text:p>430672</text:p>
          </table:table-cell>
          <table:table-cell office:value-type="string" calcext:value-type="string">
            <text:p>Ginesta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5.6375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965" calcext:value-type="float">
            <text:p>96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ibera d'Ebre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430688" calcext:value-type="float">
            <text:p>430688</text:p>
          </table:table-cell>
          <table:table-cell office:value-type="string" calcext:value-type="string">
            <text:p>Goda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3.9097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771" calcext:value-type="float">
            <text:p>77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Montsià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430691" calcext:value-type="float">
            <text:p>430691</text:p>
          </table:table-cell>
          <table:table-cell office:value-type="string" calcext:value-type="string">
            <text:p>Gratallops</text:p>
          </table:table-cell>
          <table:table-cell office:value-type="string" calcext:value-type="string">
            <text:p>NULL</text:p>
          </table:table-cell>
          <table:table-cell office:value-type="float" office:value="13494" calcext:value-type="float">
            <text:p>13494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46" calcext:value-type="float">
            <text:p>246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Priorat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430705" calcext:value-type="float">
            <text:p>430705</text:p>
          </table:table-cell>
          <table:table-cell office:value-type="string" calcext:value-type="string">
            <text:p>els Guiamet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.8906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30" calcext:value-type="float">
            <text:p>33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Priorat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430712" calcext:value-type="float">
            <text:p>430712</text:p>
          </table:table-cell>
          <table:table-cell office:value-type="string" calcext:value-type="string">
            <text:p>Horta de Sant Joa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9.228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238" calcext:value-type="float">
            <text:p>1238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Terra Alta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30727" calcext:value-type="float">
            <text:p>430727</text:p>
          </table:table-cell>
          <table:table-cell office:value-type="string" calcext:value-type="string">
            <text:p>el Lloa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.6665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11" calcext:value-type="float">
            <text:p>11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Priorat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430733" calcext:value-type="float">
            <text:p>430733</text:p>
          </table:table-cell>
          <table:table-cell office:value-type="string" calcext:value-type="string">
            <text:p>Llorac</text:p>
          </table:table-cell>
          <table:table-cell table:number-columns-repeated="2" office:value-type="string" calcext:value-type="string">
            <text:p>23.1376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20150730" calcext:value-type="float">
            <text:p>20150730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16" calcext:value-type="float">
            <text:p>116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Conca de Barberà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30748" calcext:value-type="float">
            <text:p>430748</text:p>
          </table:table-cell>
          <table:table-cell office:value-type="string" calcext:value-type="string">
            <text:p>Llorenç del Penedè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.6812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073" calcext:value-type="float">
            <text:p>207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aix Penedès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430751" calcext:value-type="float">
            <text:p>430751</text:p>
          </table:table-cell>
          <table:table-cell office:value-type="string" calcext:value-type="string">
            <text:p>Margal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4.7588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28" calcext:value-type="float">
            <text:p>128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Priorat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430764" calcext:value-type="float">
            <text:p>430764</text:p>
          </table:table-cell>
          <table:table-cell office:value-type="string" calcext:value-type="string">
            <text:p>Marçà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.0854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653" calcext:value-type="float">
            <text:p>653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Priorat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30770" calcext:value-type="float">
            <text:p>430770</text:p>
          </table:table-cell>
          <table:table-cell office:value-type="string" calcext:value-type="string">
            <text:p>Mas de Barberans</text:p>
          </table:table-cell>
          <table:table-cell office:value-type="string" calcext:value-type="string">
            <text:p>NULL</text:p>
          </table:table-cell>
          <table:table-cell office:value-type="float" office:value="78882" calcext:value-type="float">
            <text:p>78882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679" calcext:value-type="float">
            <text:p>679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Montsià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430786" calcext:value-type="float">
            <text:p>430786</text:p>
          </table:table-cell>
          <table:table-cell office:value-type="string" calcext:value-type="string">
            <text:p>Masdenverg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4.6754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077" calcext:value-type="float">
            <text:p>107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ontsià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430799" calcext:value-type="float">
            <text:p>430799</text:p>
          </table:table-cell>
          <table:table-cell office:value-type="string" calcext:value-type="string">
            <text:p>Masllorenç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.5399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00" calcext:value-type="float">
            <text:p>50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aix Penedès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430803" calcext:value-type="float">
            <text:p>430803</text:p>
          </table:table-cell>
          <table:table-cell office:value-type="string" calcext:value-type="string">
            <text:p>la Mas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.4614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80" calcext:value-type="float">
            <text:p>28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lt Camp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430810" calcext:value-type="float">
            <text:p>430810</text:p>
          </table:table-cell>
          <table:table-cell office:value-type="string" calcext:value-type="string">
            <text:p>Maspujol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.598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29" calcext:value-type="float">
            <text:p>529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Baix Camp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30825" calcext:value-type="float">
            <text:p>430825</text:p>
          </table:table-cell>
          <table:table-cell office:value-type="string" calcext:value-type="string">
            <text:p>el Masroig</text:p>
          </table:table-cell>
          <table:table-cell office:value-type="string" calcext:value-type="string">
            <text:p>NULL</text:p>
          </table:table-cell>
          <table:table-cell office:value-type="float" office:value="15535" calcext:value-type="float">
            <text:p>15535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38" calcext:value-type="float">
            <text:p>53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riorat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430831" calcext:value-type="float">
            <text:p>430831</text:p>
          </table:table-cell>
          <table:table-cell office:value-type="string" calcext:value-type="string">
            <text:p>el Milà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.164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80" calcext:value-type="float">
            <text:p>18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lt Camp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430846" calcext:value-type="float">
            <text:p>430846</text:p>
          </table:table-cell>
          <table:table-cell office:value-type="string" calcext:value-type="string">
            <text:p>Mirave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2.5845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796" calcext:value-type="float">
            <text:p>79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ibera d'Ebre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430859" calcext:value-type="float">
            <text:p>430859</text:p>
          </table:table-cell>
          <table:table-cell office:value-type="string" calcext:value-type="string">
            <text:p>el Mola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.7503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02" calcext:value-type="float">
            <text:p>30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Priorat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430862" calcext:value-type="float">
            <text:p>430862</text:p>
          </table:table-cell>
          <table:table-cell office:value-type="string" calcext:value-type="string">
            <text:p>Montblan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0.9905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6767" calcext:value-type="float">
            <text:p>6767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onca de Barberà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30884" calcext:value-type="float">
            <text:p>430884</text:p>
          </table:table-cell>
          <table:table-cell office:value-type="string" calcext:value-type="string">
            <text:p>Montbrió del Cam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0.5504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774" calcext:value-type="float">
            <text:p>177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Baix Camp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430897" calcext:value-type="float">
            <text:p>430897</text:p>
          </table:table-cell>
          <table:table-cell office:value-type="string" calcext:value-type="string">
            <text:p>Montfer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9.351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58" calcext:value-type="float">
            <text:p>258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lt Camp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430901" calcext:value-type="float">
            <text:p>430901</text:p>
          </table:table-cell>
          <table:table-cell office:value-type="string" calcext:value-type="string">
            <text:p>el Montme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2.5421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175" calcext:value-type="float">
            <text:p>1175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Baix Penedès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430918" calcext:value-type="float">
            <text:p>430918</text:p>
          </table:table-cell>
          <table:table-cell office:value-type="string" calcext:value-type="string">
            <text:p>Mont-ra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4.5692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79" calcext:value-type="float">
            <text:p>179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Alt Camp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30923" calcext:value-type="float">
            <text:p>430923</text:p>
          </table:table-cell>
          <table:table-cell office:value-type="string" calcext:value-type="string">
            <text:p>Mont-roig del Camp</text:p>
          </table:table-cell>
          <table:table-cell office:value-type="string" calcext:value-type="string">
            <text:p>NULL</text:p>
          </table:table-cell>
          <table:table-cell office:value-type="float" office:value="63288" calcext:value-type="float">
            <text:p>63288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9456" calcext:value-type="float">
            <text:p>945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aix Camp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430939" calcext:value-type="float">
            <text:p>430939</text:p>
          </table:table-cell>
          <table:table-cell office:value-type="string" calcext:value-type="string">
            <text:p>Móra d'Eb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5.3362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098" calcext:value-type="float">
            <text:p>509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ibera d'Ebre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430944" calcext:value-type="float">
            <text:p>430944</text:p>
          </table:table-cell>
          <table:table-cell office:value-type="string" calcext:value-type="string">
            <text:p>Móra la No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5.7262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216" calcext:value-type="float">
            <text:p>32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ibera d'Ebre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430957" calcext:value-type="float">
            <text:p>430957</text:p>
          </table:table-cell>
          <table:table-cell office:value-type="string" calcext:value-type="string">
            <text:p>el More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.9424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704" calcext:value-type="float">
            <text:p>27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arragonès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430960" calcext:value-type="float">
            <text:p>430960</text:p>
          </table:table-cell>
          <table:table-cell office:value-type="string" calcext:value-type="string">
            <text:p>la Morera de Montsan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3.3381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65" calcext:value-type="float">
            <text:p>165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Priorat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430976" calcext:value-type="float">
            <text:p>430976</text:p>
          </table:table-cell>
          <table:table-cell office:value-type="string" calcext:value-type="string">
            <text:p>la Nou de Gaià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.307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49" calcext:value-type="float">
            <text:p>44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arragonès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30982" calcext:value-type="float">
            <text:p>430982</text:p>
          </table:table-cell>
          <table:table-cell office:value-type="string" calcext:value-type="string">
            <text:p>Null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0.6381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82" calcext:value-type="float">
            <text:p>382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Alt Camp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430995" calcext:value-type="float">
            <text:p>430995</text:p>
          </table:table-cell>
          <table:table-cell office:value-type="string" calcext:value-type="string">
            <text:p>la Palma d'Eb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8.0056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98" calcext:value-type="float">
            <text:p>398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Ribera d'Ebre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431009" calcext:value-type="float">
            <text:p>431009</text:p>
          </table:table-cell>
          <table:table-cell office:value-type="string" calcext:value-type="string">
            <text:p>els Pallaresos</text:p>
          </table:table-cell>
          <table:table-cell office:value-type="string" calcext:value-type="string">
            <text:p>NULL</text:p>
          </table:table-cell>
          <table:table-cell office:value-type="float" office:value="5023" calcext:value-type="float">
            <text:p>502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346" calcext:value-type="float">
            <text:p>334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arragonès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431016" calcext:value-type="float">
            <text:p>431016</text:p>
          </table:table-cell>
          <table:table-cell office:value-type="string" calcext:value-type="string">
            <text:p>Passanant i Belltall</text:p>
          </table:table-cell>
          <table:table-cell table:number-columns-repeated="2" office:value-type="string" calcext:value-type="string">
            <text:p>27.7667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20170726" calcext:value-type="float">
            <text:p>2017072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74" calcext:value-type="float">
            <text:p>174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Conca de Barberà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431021" calcext:value-type="float">
            <text:p>431021</text:p>
          </table:table-cell>
          <table:table-cell office:value-type="string" calcext:value-type="string">
            <text:p>Paül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3.7807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602" calcext:value-type="float">
            <text:p>602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Baix Ebre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431037" calcext:value-type="float">
            <text:p>431037</text:p>
          </table:table-cell>
          <table:table-cell office:value-type="string" calcext:value-type="string">
            <text:p>Perafort</text:p>
          </table:table-cell>
          <table:table-cell office:value-type="string" calcext:value-type="string">
            <text:p>NULL</text:p>
          </table:table-cell>
          <table:table-cell office:value-type="float" office:value="9717" calcext:value-type="float">
            <text:p>9717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901" calcext:value-type="float">
            <text:p>90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arragonès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431042" calcext:value-type="float">
            <text:p>431042</text:p>
          </table:table-cell>
          <table:table-cell office:value-type="string" calcext:value-type="string">
            <text:p>el Perell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00.7024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504" calcext:value-type="float">
            <text:p>250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aix Ebre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431055" calcext:value-type="float">
            <text:p>431055</text:p>
          </table:table-cell>
          <table:table-cell office:value-type="string" calcext:value-type="string">
            <text:p>les Pil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.4504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196" calcext:value-type="float">
            <text:p>196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Conca de Barberà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431068" calcext:value-type="float">
            <text:p>431068</text:p>
          </table:table-cell>
          <table:table-cell office:value-type="string" calcext:value-type="string">
            <text:p>el Pinell de Bra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7.167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112" calcext:value-type="float">
            <text:p>111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Terra Alta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431074" calcext:value-type="float">
            <text:p>431074</text:p>
          </table:table-cell>
          <table:table-cell office:value-type="string" calcext:value-type="string">
            <text:p>Pira</text:p>
          </table:table-cell>
          <table:table-cell table:number-columns-repeated="2" office:value-type="string" calcext:value-type="string">
            <text:p>8.575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20170426" calcext:value-type="float">
            <text:p>20170426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75" calcext:value-type="float">
            <text:p>47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Conca de Barberà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31080" calcext:value-type="float">
            <text:p>431080</text:p>
          </table:table-cell>
          <table:table-cell office:value-type="string" calcext:value-type="string">
            <text:p>el Pla de Santa Mari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5.038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009" calcext:value-type="float">
            <text:p>2009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Alt Camp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431093" calcext:value-type="float">
            <text:p>431093</text:p>
          </table:table-cell>
          <table:table-cell office:value-type="string" calcext:value-type="string">
            <text:p>la Pobla de Mafume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.0818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465" calcext:value-type="float">
            <text:p>146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arragonès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431107" calcext:value-type="float">
            <text:p>431107</text:p>
          </table:table-cell>
          <table:table-cell office:value-type="string" calcext:value-type="string">
            <text:p>la Pobla de Massaluc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3.225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07" calcext:value-type="float">
            <text:p>407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Terra Alta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431114" calcext:value-type="float">
            <text:p>431114</text:p>
          </table:table-cell>
          <table:table-cell office:value-type="string" calcext:value-type="string">
            <text:p>la Pobla de Montornè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2.3132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339" calcext:value-type="float">
            <text:p>233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arragonès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431129" calcext:value-type="float">
            <text:p>431129</text:p>
          </table:table-cell>
          <table:table-cell office:value-type="string" calcext:value-type="string">
            <text:p>Poboled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3.7905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53" calcext:value-type="float">
            <text:p>353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Priorat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31135" calcext:value-type="float">
            <text:p>431135</text:p>
          </table:table-cell>
          <table:table-cell office:value-type="string" calcext:value-type="string">
            <text:p>el Pont d'Armenter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1.6964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80" calcext:value-type="float">
            <text:p>580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Alt Camp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431140" calcext:value-type="float">
            <text:p>431140</text:p>
          </table:table-cell>
          <table:table-cell office:value-type="string" calcext:value-type="string">
            <text:p>Porrer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8.7135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88" calcext:value-type="float">
            <text:p>488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Priorat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431153" calcext:value-type="float">
            <text:p>431153</text:p>
          </table:table-cell>
          <table:table-cell office:value-type="string" calcext:value-type="string">
            <text:p>Pradell de la Teixet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1.9186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78" calcext:value-type="float">
            <text:p>178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Priorat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431166" calcext:value-type="float">
            <text:p>431166</text:p>
          </table:table-cell>
          <table:table-cell office:value-type="string" calcext:value-type="string">
            <text:p>Prad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2.585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622" calcext:value-type="float">
            <text:p>622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Baix Camp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31172" calcext:value-type="float">
            <text:p>431172</text:p>
          </table:table-cell>
          <table:table-cell office:value-type="string" calcext:value-type="string">
            <text:p>Prat de Comt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6.3457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96" calcext:value-type="float">
            <text:p>196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Terra Alta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31188" calcext:value-type="float">
            <text:p>431188</text:p>
          </table:table-cell>
          <table:table-cell office:value-type="string" calcext:value-type="string">
            <text:p>Pratdi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6.2166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715" calcext:value-type="float">
            <text:p>71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aix Camp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431191" calcext:value-type="float">
            <text:p>431191</text:p>
          </table:table-cell>
          <table:table-cell office:value-type="string" calcext:value-type="string">
            <text:p>Puigpela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.530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829" calcext:value-type="float">
            <text:p>829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lt Camp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431205" calcext:value-type="float">
            <text:p>431205</text:p>
          </table:table-cell>
          <table:table-cell office:value-type="string" calcext:value-type="string">
            <text:p>Quero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2.0132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16" calcext:value-type="float">
            <text:p>416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Alt Camp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31212" calcext:value-type="float">
            <text:p>431212</text:p>
          </table:table-cell>
          <table:table-cell office:value-type="string" calcext:value-type="string">
            <text:p>Rasquer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1.0384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934" calcext:value-type="float">
            <text:p>934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Ribera d'Ebre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431227" calcext:value-type="float">
            <text:p>431227</text:p>
          </table:table-cell>
          <table:table-cell office:value-type="string" calcext:value-type="string">
            <text:p>Renau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.3107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93" calcext:value-type="float">
            <text:p>9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arragonès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31233" calcext:value-type="float">
            <text:p>431233</text:p>
          </table:table-cell>
          <table:table-cell office:value-type="string" calcext:value-type="string">
            <text:p>Reus</text:p>
          </table:table-cell>
          <table:table-cell table:number-columns-repeated="2" office:value-type="string" calcext:value-type="string">
            <text:p>52.903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20171213" calcext:value-type="float">
            <text:p>20171213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101767" calcext:value-type="float">
            <text:p>10176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aix Camp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431248" calcext:value-type="float">
            <text:p>431248</text:p>
          </table:table-cell>
          <table:table-cell office:value-type="string" calcext:value-type="string">
            <text:p>la Rib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.0426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682" calcext:value-type="float">
            <text:p>682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Alt Camp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431251" calcext:value-type="float">
            <text:p>431251</text:p>
          </table:table-cell>
          <table:table-cell office:value-type="string" calcext:value-type="string">
            <text:p>Riba-roja d'Eb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9.2602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353" calcext:value-type="float">
            <text:p>135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ibera d'Ebre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431264" calcext:value-type="float">
            <text:p>431264</text:p>
          </table:table-cell>
          <table:table-cell office:value-type="string" calcext:value-type="string">
            <text:p>la Riera de Gaià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.7651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332" calcext:value-type="float">
            <text:p>13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arragonès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431270" calcext:value-type="float">
            <text:p>431270</text:p>
          </table:table-cell>
          <table:table-cell office:value-type="string" calcext:value-type="string">
            <text:p>Riudecany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7.0456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878" calcext:value-type="float">
            <text:p>878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Baix Camp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31286" calcext:value-type="float">
            <text:p>431286</text:p>
          </table:table-cell>
          <table:table-cell office:value-type="string" calcext:value-type="string">
            <text:p>Riudecol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9.5074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133" calcext:value-type="float">
            <text:p>1133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Baix Camp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31299" calcext:value-type="float">
            <text:p>431299</text:p>
          </table:table-cell>
          <table:table-cell office:value-type="string" calcext:value-type="string">
            <text:p>Riudom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2.374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5925" calcext:value-type="float">
            <text:p>592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aix Camp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431303" calcext:value-type="float">
            <text:p>431303</text:p>
          </table:table-cell>
          <table:table-cell office:value-type="string" calcext:value-type="string">
            <text:p>Rocafort de Queralt</text:p>
          </table:table-cell>
          <table:table-cell table:number-columns-repeated="2" office:value-type="string" calcext:value-type="string">
            <text:p>8.4382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20150730" calcext:value-type="float">
            <text:p>20150730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64" calcext:value-type="float">
            <text:p>264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Conca de Barberà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431310" calcext:value-type="float">
            <text:p>431310</text:p>
          </table:table-cell>
          <table:table-cell office:value-type="string" calcext:value-type="string">
            <text:p>Roda de Berà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.5017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196" calcext:value-type="float">
            <text:p>519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arragonès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431325" calcext:value-type="float">
            <text:p>431325</text:p>
          </table:table-cell>
          <table:table-cell office:value-type="string" calcext:value-type="string">
            <text:p>Rodonyà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.3512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74" calcext:value-type="float">
            <text:p>474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Alt Camp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431331" calcext:value-type="float">
            <text:p>431331</text:p>
          </table:table-cell>
          <table:table-cell office:value-type="string" calcext:value-type="string">
            <text:p>Roquet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37.1046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7444" calcext:value-type="float">
            <text:p>74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aix Ebre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431346" calcext:value-type="float">
            <text:p>431346</text:p>
          </table:table-cell>
          <table:table-cell office:value-type="string" calcext:value-type="string">
            <text:p>el Roure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.315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54" calcext:value-type="float">
            <text:p>35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lt Camp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431359" calcext:value-type="float">
            <text:p>431359</text:p>
          </table:table-cell>
          <table:table-cell office:value-type="string" calcext:value-type="string">
            <text:p>Salom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2.3502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39" calcext:value-type="float">
            <text:p>43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arragonès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31362" calcext:value-type="float">
            <text:p>431362</text:p>
          </table:table-cell>
          <table:table-cell office:value-type="string" calcext:value-type="string">
            <text:p>Sant Carles de la Ràpit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3.1495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3488" calcext:value-type="float">
            <text:p>134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ntsià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31378" calcext:value-type="float">
            <text:p>431378</text:p>
          </table:table-cell>
          <table:table-cell office:value-type="string" calcext:value-type="string">
            <text:p>Sant Jaume dels Domeny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.2833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998" calcext:value-type="float">
            <text:p>1998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aix Penedès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31384" calcext:value-type="float">
            <text:p>431384</text:p>
          </table:table-cell>
          <table:table-cell office:value-type="string" calcext:value-type="string">
            <text:p>Santa Bàrbar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8.1336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715" calcext:value-type="float">
            <text:p>371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ontsià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431397" calcext:value-type="float">
            <text:p>431397</text:p>
          </table:table-cell>
          <table:table-cell office:value-type="string" calcext:value-type="string">
            <text:p>Santa Coloma de Queralt</text:p>
          </table:table-cell>
          <table:table-cell office:value-type="string" calcext:value-type="string">
            <text:p>NULL</text:p>
          </table:table-cell>
          <table:table-cell office:value-type="float" office:value="33994" calcext:value-type="float">
            <text:p>33994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035" calcext:value-type="float">
            <text:p>3035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Conca de Barberà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431401" calcext:value-type="float">
            <text:p>431401</text:p>
          </table:table-cell>
          <table:table-cell office:value-type="string" calcext:value-type="string">
            <text:p>Santa Oli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.4957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907" calcext:value-type="float">
            <text:p>290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aix Penedès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31418" calcext:value-type="float">
            <text:p>431418</text:p>
          </table:table-cell>
          <table:table-cell office:value-type="string" calcext:value-type="string">
            <text:p>Pontil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7.5769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39" calcext:value-type="float">
            <text:p>139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Conca de Barberà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31423" calcext:value-type="float">
            <text:p>431423</text:p>
          </table:table-cell>
          <table:table-cell office:value-type="string" calcext:value-type="string">
            <text:p>Sarra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2.579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596" calcext:value-type="float">
            <text:p>1596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Conca de Barberà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31439" calcext:value-type="float">
            <text:p>431439</text:p>
          </table:table-cell>
          <table:table-cell office:value-type="string" calcext:value-type="string">
            <text:p>Savallà del Comtat</text:p>
          </table:table-cell>
          <table:table-cell table:number-columns-repeated="2" office:value-type="string" calcext:value-type="string">
            <text:p>14.6318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20150429" calcext:value-type="float">
            <text:p>20150429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72" calcext:value-type="float">
            <text:p>72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Conca de Barberà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31444" calcext:value-type="float">
            <text:p>431444</text:p>
          </table:table-cell>
          <table:table-cell office:value-type="string" calcext:value-type="string">
            <text:p>la Secuit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7.8142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1269" calcext:value-type="float">
            <text:p>1269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Tarragonès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431457" calcext:value-type="float">
            <text:p>431457</text:p>
          </table:table-cell>
          <table:table-cell office:value-type="string" calcext:value-type="string">
            <text:p>la Selva del Camp</text:p>
          </table:table-cell>
          <table:table-cell office:value-type="string" calcext:value-type="string">
            <text:p>NULL</text:p>
          </table:table-cell>
          <table:table-cell office:value-type="float" office:value="35332" calcext:value-type="float">
            <text:p>3533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4983" calcext:value-type="float">
            <text:p>4983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aix Camp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431460" calcext:value-type="float">
            <text:p>431460</text:p>
          </table:table-cell>
          <table:table-cell office:value-type="string" calcext:value-type="string">
            <text:p>Senan</text:p>
          </table:table-cell>
          <table:table-cell table:number-columns-repeated="2" office:value-type="string" calcext:value-type="string">
            <text:p>11.88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20101215" calcext:value-type="float">
            <text:p>20101215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6" calcext:value-type="float">
            <text:p>46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Conca de Barberà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31476" calcext:value-type="float">
            <text:p>431476</text:p>
          </table:table-cell>
          <table:table-cell office:value-type="string" calcext:value-type="string">
            <text:p>Solivell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1.328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630" calcext:value-type="float">
            <text:p>630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Conca de Barberà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31482" calcext:value-type="float">
            <text:p>431482</text:p>
          </table:table-cell>
          <table:table-cell office:value-type="string" calcext:value-type="string">
            <text:p>Tarragona</text:p>
          </table:table-cell>
          <table:table-cell office:value-type="string" calcext:value-type="string">
            <text:p>58.7760</text:p>
          </table:table-cell>
          <table:table-cell office:value-type="float" office:value="58776" calcext:value-type="float">
            <text:p>58776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0160505" calcext:value-type="float">
            <text:p>20160505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31158" calcext:value-type="float">
            <text:p>13115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arragonès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31495" calcext:value-type="float">
            <text:p>431495</text:p>
          </table:table-cell>
          <table:table-cell office:value-type="string" calcext:value-type="string">
            <text:p>Tiveny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3.6033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916" calcext:value-type="float">
            <text:p>9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ix Ebre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431508" calcext:value-type="float">
            <text:p>431508</text:p>
          </table:table-cell>
          <table:table-cell office:value-type="string" calcext:value-type="string">
            <text:p>Tiviss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9.4328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788" calcext:value-type="float">
            <text:p>1788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Ribera d'Ebre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431515" calcext:value-type="float">
            <text:p>431515</text:p>
          </table:table-cell>
          <table:table-cell office:value-type="string" calcext:value-type="string">
            <text:p>la Torre de Fontaubell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.1393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34" calcext:value-type="float">
            <text:p>134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Priorat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431520" calcext:value-type="float">
            <text:p>431520</text:p>
          </table:table-cell>
          <table:table-cell office:value-type="string" calcext:value-type="string">
            <text:p>la Torre de l'Espanyo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7.9252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714" calcext:value-type="float">
            <text:p>71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Ribera d'Ebre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31536" calcext:value-type="float">
            <text:p>431536</text:p>
          </table:table-cell>
          <table:table-cell office:value-type="string" calcext:value-type="string">
            <text:p>Torredembarr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.7556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4044" calcext:value-type="float">
            <text:p>1404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rragonès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431541" calcext:value-type="float">
            <text:p>431541</text:p>
          </table:table-cell>
          <table:table-cell office:value-type="string" calcext:value-type="string">
            <text:p>Torroja del Priora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3.1604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42" calcext:value-type="float">
            <text:p>142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Priorat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431554" calcext:value-type="float">
            <text:p>431554</text:p>
          </table:table-cell>
          <table:table-cell office:value-type="string" calcext:value-type="string">
            <text:p>Tortosa</text:p>
          </table:table-cell>
          <table:table-cell office:value-type="string" calcext:value-type="string">
            <text:p>NULL</text:p>
          </table:table-cell>
          <table:table-cell office:value-type="float" office:value="218462" calcext:value-type="float">
            <text:p>218462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4266" calcext:value-type="float">
            <text:p>342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ix Ebre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431567" calcext:value-type="float">
            <text:p>431567</text:p>
          </table:table-cell>
          <table:table-cell office:value-type="string" calcext:value-type="string">
            <text:p>Ulldecon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26.7361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6229" calcext:value-type="float">
            <text:p>6229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ontsià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31573" calcext:value-type="float">
            <text:p>431573</text:p>
          </table:table-cell>
          <table:table-cell office:value-type="string" calcext:value-type="string">
            <text:p>Ulldemolin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8.0386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08" calcext:value-type="float">
            <text:p>508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iorat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31589" calcext:value-type="float">
            <text:p>431589</text:p>
          </table:table-cell>
          <table:table-cell office:value-type="string" calcext:value-type="string">
            <text:p>Vallclara</text:p>
          </table:table-cell>
          <table:table-cell table:number-columns-repeated="2" office:value-type="string" calcext:value-type="string">
            <text:p>13.45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20120620" calcext:value-type="float">
            <text:p>20120620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08" calcext:value-type="float">
            <text:p>108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Conca de Barberà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431592" calcext:value-type="float">
            <text:p>431592</text:p>
          </table:table-cell>
          <table:table-cell office:value-type="string" calcext:value-type="string">
            <text:p>Vallfogona de Riucorb</text:p>
          </table:table-cell>
          <table:table-cell table:number-columns-repeated="2" office:value-type="string" calcext:value-type="string">
            <text:p>10.93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59" calcext:value-type="float">
            <text:p>159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Conca de Barberà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431606" calcext:value-type="float">
            <text:p>431606</text:p>
          </table:table-cell>
          <table:table-cell office:value-type="string" calcext:value-type="string">
            <text:p>Vallmo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.642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469" calcext:value-type="float">
            <text:p>1469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lt Camp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31613" calcext:value-type="float">
            <text:p>431613</text:p>
          </table:table-cell>
          <table:table-cell office:value-type="string" calcext:value-type="string">
            <text:p>Vall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5.5822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3315" calcext:value-type="float">
            <text:p>23315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lt Camp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431628" calcext:value-type="float">
            <text:p>431628</text:p>
          </table:table-cell>
          <table:table-cell office:value-type="string" calcext:value-type="string">
            <text:p>Vandellòs i l'Hospitalet de l'Infan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02.7538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134" calcext:value-type="float">
            <text:p>5134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Baix Camp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431634" calcext:value-type="float">
            <text:p>431634</text:p>
          </table:table-cell>
          <table:table-cell office:value-type="string" calcext:value-type="string">
            <text:p>el Vendre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6.8765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1953" calcext:value-type="float">
            <text:p>3195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aix Penedès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431649" calcext:value-type="float">
            <text:p>431649</text:p>
          </table:table-cell>
          <table:table-cell office:value-type="string" calcext:value-type="string">
            <text:p>Vespella de Gaià</text:p>
          </table:table-cell>
          <table:table-cell office:value-type="string" calcext:value-type="string">
            <text:p>NULL</text:p>
          </table:table-cell>
          <table:table-cell office:value-type="float" office:value="18057" calcext:value-type="float">
            <text:p>18057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39" calcext:value-type="float">
            <text:p>339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Tarragonès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431652" calcext:value-type="float">
            <text:p>431652</text:p>
          </table:table-cell>
          <table:table-cell office:value-type="string" calcext:value-type="string">
            <text:p>Vilabell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8.124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787" calcext:value-type="float">
            <text:p>787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Alt Camp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431665" calcext:value-type="float">
            <text:p>431665</text:p>
          </table:table-cell>
          <table:table-cell office:value-type="string" calcext:value-type="string">
            <text:p>Vilallonga del Cam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.1481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539" calcext:value-type="float">
            <text:p>153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Tarragonès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431671" calcext:value-type="float">
            <text:p>431671</text:p>
          </table:table-cell>
          <table:table-cell office:value-type="string" calcext:value-type="string">
            <text:p>Vilanova d'Escornalbou</text:p>
          </table:table-cell>
          <table:table-cell office:value-type="string" calcext:value-type="string">
            <text:p>NULL</text:p>
          </table:table-cell>
          <table:table-cell office:value-type="float" office:value="17263" calcext:value-type="float">
            <text:p>17263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66" calcext:value-type="float">
            <text:p>466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Baix Camp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431687" calcext:value-type="float">
            <text:p>431687</text:p>
          </table:table-cell>
          <table:table-cell office:value-type="string" calcext:value-type="string">
            <text:p>Vilanova de Prades</text:p>
          </table:table-cell>
          <table:table-cell table:number-columns-repeated="2" office:value-type="string" calcext:value-type="string">
            <text:p>21.64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20120620" calcext:value-type="float">
            <text:p>20120620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49" calcext:value-type="float">
            <text:p>149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Conca de Barberà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31690" calcext:value-type="float">
            <text:p>431690</text:p>
          </table:table-cell>
          <table:table-cell office:value-type="string" calcext:value-type="string">
            <text:p>Vilaplan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3.103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584" calcext:value-type="float">
            <text:p>584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Baix Camp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431704" calcext:value-type="float">
            <text:p>431704</text:p>
          </table:table-cell>
          <table:table-cell office:value-type="string" calcext:value-type="string">
            <text:p>Vila-rodon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3.063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088" calcext:value-type="float">
            <text:p>108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lt Camp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431711" calcext:value-type="float">
            <text:p>431711</text:p>
          </table:table-cell>
          <table:table-cell office:value-type="string" calcext:value-type="string">
            <text:p>Vila-sec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1.6576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office:value-type="float" office:value="17305" calcext:value-type="float">
            <text:p>1730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arragonès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431726" calcext:value-type="float">
            <text:p>431726</text:p>
          </table:table-cell>
          <table:table-cell office:value-type="string" calcext:value-type="string">
            <text:p>Vilaver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2.6149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38" calcext:value-type="float">
            <text:p>438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Conca de Barberà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431732" calcext:value-type="float">
            <text:p>431732</text:p>
          </table:table-cell>
          <table:table-cell office:value-type="string" calcext:value-type="string">
            <text:p>la Vilella Alt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.1235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21" calcext:value-type="float">
            <text:p>121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Priorat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431747" calcext:value-type="float">
            <text:p>431747</text:p>
          </table:table-cell>
          <table:table-cell office:value-type="string" calcext:value-type="string">
            <text:p>la Vilella Baix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.5045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98" calcext:value-type="float">
            <text:p>198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Priorat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431750" calcext:value-type="float">
            <text:p>431750</text:p>
          </table:table-cell>
          <table:table-cell office:value-type="string" calcext:value-type="string">
            <text:p>Vilalba dels Arc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7.1345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720" calcext:value-type="float">
            <text:p>72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Terra Alta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431763" calcext:value-type="float">
            <text:p>431763</text:p>
          </table:table-cell>
          <table:table-cell office:value-type="string" calcext:value-type="string">
            <text:p>Vimbodí i Poble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6.2643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052" calcext:value-type="float">
            <text:p>1052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Conca de Barberà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431779" calcext:value-type="float">
            <text:p>431779</text:p>
          </table:table-cell>
          <table:table-cell office:value-type="string" calcext:value-type="string">
            <text:p>Vineb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6.5081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483" calcext:value-type="float">
            <text:p>48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ibera d'Ebre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31785" calcext:value-type="float">
            <text:p>431785</text:p>
          </table:table-cell>
          <table:table-cell office:value-type="string" calcext:value-type="string">
            <text:p>Vinyols i els Arc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0.9164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553" calcext:value-type="float">
            <text:p>155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aix Camp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439018" calcext:value-type="float">
            <text:p>439018</text:p>
          </table:table-cell>
          <table:table-cell office:value-type="string" calcext:value-type="string">
            <text:p>Delteb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06.3214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10811" calcext:value-type="float">
            <text:p>108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ix Ebre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439023" calcext:value-type="float">
            <text:p>439023</text:p>
          </table:table-cell>
          <table:table-cell office:value-type="string" calcext:value-type="string">
            <text:p>Sant Jaume d'Envej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9.7993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368" calcext:value-type="float">
            <text:p>33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ntsià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439039" calcext:value-type="float">
            <text:p>439039</text:p>
          </table:table-cell>
          <table:table-cell office:value-type="string" calcext:value-type="string">
            <text:p>Camarles</text:p>
          </table:table-cell>
          <table:table-cell office:value-type="string" calcext:value-type="string">
            <text:p>NULL</text:p>
          </table:table-cell>
          <table:table-cell office:value-type="float" office:value="25194" calcext:value-type="float">
            <text:p>25194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371" calcext:value-type="float">
            <text:p>337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ix Ebre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439044" calcext:value-type="float">
            <text:p>439044</text:p>
          </table:table-cell>
          <table:table-cell office:value-type="string" calcext:value-type="string">
            <text:p>l'Alde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5.1977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3795" calcext:value-type="float">
            <text:p>379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ix Ebre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39057" calcext:value-type="float">
            <text:p>439057</text:p>
          </table:table-cell>
          <table:table-cell office:value-type="string" calcext:value-type="string">
            <text:p>Salou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5.1269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2162" calcext:value-type="float">
            <text:p>22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ragonès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439060" calcext:value-type="float">
            <text:p>439060</text:p>
          </table:table-cell>
          <table:table-cell office:value-type="string" calcext:value-type="string">
            <text:p>l'Ampoll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5.6533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707262100" calcext:value-type="float">
            <text:p>201707262100</text:p>
          </table:table-cell>
          <table:table-cell office:value-type="float" office:value="2613" calcext:value-type="float">
            <text:p>26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ix Ebre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439076" calcext:value-type="float">
            <text:p>439076</text:p>
          </table:table-cell>
          <table:table-cell office:value-type="string" calcext:value-type="string">
            <text:p>la Canonj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.3528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201801011500" calcext:value-type="float">
            <text:p>20180101150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arragonè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1376" meta:object-count="0"/>
    <meta:generator>LibreOffice/7.3.7.2$Linux_X86_64 LibreOffice_project/30$Build-2</meta:generator>
  </office:meta>
</office:document-meta>
</file>